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Courier New" svg:font-family="'Courier New'"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_20_y_20_pie">
      <style:paragraph-properties style:writing-mode="lr-tb"/>
    </style:style>
    <style:style style:name="P2" style:family="paragraph" style:parent-style-name="Cuerpo">
      <style:paragraph-properties fo:margin-left="0.5in" fo:margin-right="0in" fo:line-height="200%" fo:text-align="justify" style:justify-single-word="false" fo:text-indent="-0.5in" style:auto-text-indent="false"/>
    </style:style>
    <style:style style:name="P3" style:family="paragraph" style:parent-style-name="Cuerpo">
      <style:paragraph-properties fo:margin-left="0.5in" fo:margin-right="0in" fo:line-height="200%" fo:text-align="justify" style:justify-single-word="false" fo:text-indent="-0.5in" style:auto-text-indent="false"/>
      <style:text-properties officeooo:paragraph-rsid="002376b5"/>
    </style:style>
    <style:style style:name="P4" style:family="paragraph" style:parent-style-name="Cuerpo">
      <style:paragraph-properties fo:margin-left="0.5in" fo:margin-right="0in" fo:line-height="200%" fo:text-align="justify" style:justify-single-word="false" fo:text-indent="-0.5in" style:auto-text-indent="false"/>
      <style:text-properties officeooo:paragraph-rsid="002533db"/>
    </style:style>
    <style:style style:name="P5" style:family="paragraph" style:parent-style-name="Cuerpo">
      <style:paragraph-properties fo:margin-left="0.5in" fo:margin-right="0in" fo:line-height="200%" fo:text-align="justify" style:justify-single-word="false" fo:text-indent="-0.5in" style:auto-text-indent="false"/>
      <style:text-properties officeooo:paragraph-rsid="00265438"/>
    </style:style>
    <style:style style:name="P6" style:family="paragraph" style:parent-style-name="Cuerpo">
      <style:paragraph-properties fo:margin-left="0.5in" fo:margin-right="0in" fo:line-height="200%" fo:text-align="justify" style:justify-single-word="false" fo:text-indent="-0.5in" style:auto-text-indent="false"/>
      <style:text-properties officeooo:rsid="002533db" officeooo:paragraph-rsid="002533db"/>
    </style:style>
    <style:style style:name="P7" style:family="paragraph" style:parent-style-name="Footnote">
      <style:paragraph-properties fo:margin-left="0.5in" fo:margin-right="0in" fo:line-height="200%" fo:text-align="justify" style:justify-single-word="false" fo:text-indent="-0.5in" style:auto-text-indent="false"/>
    </style:style>
    <style:style style:name="P8" style:family="paragraph" style:parent-style-name="Footnote">
      <style:paragraph-properties fo:margin-left="0.5in" fo:margin-right="0in" fo:line-height="200%" fo:text-align="justify" style:justify-single-word="false" fo:text-indent="-0.5in" style:auto-text-indent="false"/>
      <style:text-properties officeooo:paragraph-rsid="00275e6a"/>
    </style:style>
    <style:style style:name="P9" style:family="paragraph" style:parent-style-name="Footnote">
      <style:paragraph-properties fo:text-align="justify" style:justify-single-word="false"/>
    </style:style>
    <style:style style:name="P10" style:family="paragraph" style:parent-style-name="Footnote">
      <style:text-properties fo:font-size="11pt" officeooo:rsid="001cae00" officeooo:paragraph-rsid="001cae00" style:font-size-asian="9.60000038146973pt" style:font-size-complex="11pt"/>
    </style:style>
    <style:style style:name="P11" style:family="paragraph" style:parent-style-name="Heading_20_1">
      <style:paragraph-properties fo:line-height="200%" fo:text-align="justify" style:justify-single-word="false"/>
    </style:style>
    <style:style style:name="P12" style:family="paragraph" style:parent-style-name="Text_20_body">
      <style:paragraph-properties fo:line-height="200%"/>
    </style:style>
    <style:style style:name="P13" style:family="paragraph" style:parent-style-name="Text_20_body">
      <style:paragraph-properties fo:line-height="200%" fo:text-align="justify" style:justify-single-word="false"/>
    </style:style>
    <style:style style:name="P14" style:family="paragraph" style:parent-style-name="Text_20_body">
      <style:paragraph-properties fo:line-height="200%" fo:text-align="justify" style:justify-single-word="false"/>
      <style:text-properties officeooo:paragraph-rsid="001bddbe"/>
    </style:style>
    <style:style style:name="P15" style:family="paragraph" style:parent-style-name="Text_20_body">
      <style:paragraph-properties fo:line-height="200%" fo:text-align="justify" style:justify-single-word="false"/>
      <style:text-properties officeooo:paragraph-rsid="0020aaa2"/>
    </style:style>
    <style:style style:name="P16" style:family="paragraph" style:parent-style-name="Text_20_body">
      <style:paragraph-properties fo:line-height="200%"/>
      <style:text-properties style:rfc-language-tag="es-ES-u-co-trad" fo:language="es" fo:country="ES"/>
    </style:style>
    <style:style style:name="P17" style:family="paragraph" style:parent-style-name="Text_20_body">
      <style:paragraph-properties fo:line-height="200%" fo:text-align="justify" style:justify-single-word="false"/>
      <style:text-properties style:rfc-language-tag="es-ES-u-co-trad" fo:language="es" fo:country="ES"/>
    </style:style>
    <style:style style:name="P18" style:family="paragraph" style:parent-style-name="Text_20_body">
      <style:paragraph-properties fo:line-height="200%"/>
      <style:text-properties fo:color="#000000" style:text-outline="false" style:rfc-language-tag="es-ES-u-co-trad" fo:language="es" fo:country="ES" style:text-underline-style="none"/>
    </style:style>
    <style:style style:name="P19" style:family="paragraph" style:parent-style-name="Text_20_body">
      <style:paragraph-properties fo:line-height="200%" fo:text-align="justify" style:justify-single-word="false"/>
      <style:text-properties fo:color="#000000" style:text-outline="false" style:rfc-language-tag="es-ES-u-co-trad" fo:language="es" fo:country="ES" style:text-underline-style="none"/>
    </style:style>
    <style:style style:name="P20" style:family="paragraph" style:parent-style-name="Text_20_body">
      <style:paragraph-properties fo:margin-left="0.5in" fo:margin-right="0in" fo:margin-top="0in" fo:margin-bottom="0in" loext:contextual-spacing="false" fo:line-height="200%" fo:text-align="justify" style:justify-single-word="false" fo:text-indent="0in" style:auto-text-indent="false"/>
    </style:style>
    <style:style style:name="P21" style:family="paragraph" style:parent-style-name="Text_20_body">
      <style:paragraph-properties fo:margin-left="0.5in" fo:margin-right="0in" fo:line-height="200%" fo:text-align="justify" style:justify-single-word="false" fo:text-indent="0in" style:auto-text-indent="false"/>
    </style:style>
    <style:style style:name="P22" style:family="paragraph" style:parent-style-name="Text_20_body">
      <style:paragraph-properties fo:margin-left="0in" fo:margin-right="0in" fo:line-height="200%" fo:text-align="justify" style:justify-single-word="false" fo:text-indent="0.4925in" style:auto-text-indent="false"/>
    </style:style>
    <style:style style:name="P23" style:family="paragraph" style:parent-style-name="Text_20_body">
      <style:paragraph-properties fo:line-height="200%" fo:text-align="center" style:justify-single-word="false" fo:break-before="page"/>
    </style:style>
    <style:style style:name="P24" style:family="paragraph" style:parent-style-name="Cuerpo">
      <style:paragraph-properties fo:margin-left="0.5in" fo:margin-right="0in" fo:line-height="200%" fo:text-align="justify" style:justify-single-word="false" fo:text-indent="-0.5in" style:auto-text-indent="false"/>
    </style:style>
    <style:style style:name="P25" style:family="paragraph" style:parent-style-name="Footnote">
      <style:paragraph-properties fo:text-align="justify" style:justify-single-word="false"/>
    </style:style>
    <style:style style:name="P26" style:family="paragraph" style:parent-style-name="Footnote">
      <style:paragraph-properties fo:margin-left="0.5in" fo:margin-right="0in" fo:line-height="200%" fo:text-align="justify" style:justify-single-word="false" fo:text-indent="-0.5in" style:auto-text-indent="false"/>
    </style:style>
    <style:style style:name="P27" style:family="paragraph" style:parent-style-name="Heading_20_1" style:master-page-name="Standard">
      <style:paragraph-properties fo:line-height="200%" fo:text-align="center" style:justify-single-word="false" style:page-number="auto"/>
    </style:style>
    <style:style style:name="P28" style:family="paragraph" style:parent-style-name="Heading_20_1">
      <style:paragraph-properties fo:line-height="200%" fo:text-align="justify" style:justify-single-word="false"/>
    </style:style>
    <style:style style:name="P29" style:family="paragraph" style:parent-style-name="Text_20_body" style:list-style-name="">
      <style:paragraph-properties fo:margin-left="0in" fo:margin-right="0in" fo:margin-top="0in" fo:margin-bottom="0in" loext:contextual-spacing="false" fo:line-height="200%" fo:text-align="justify" style:justify-single-word="false" fo:orphans="2" fo:widows="2" fo:hyphenation-ladder-count="no-limit" fo:text-indent="0in" style:auto-text-indent="false" style:writing-mode="lr-tb"/>
      <style:text-properties fo:hyphenate="false" fo:hyphenation-remain-char-count="2" fo:hyphenation-push-char-count="2" loext:hyphenation-no-caps="false"/>
    </style:style>
    <style:style style:name="P30" style:family="paragraph" style:parent-style-name="Text_20_body">
      <style:paragraph-properties fo:line-height="200%" fo:text-align="center" style:justify-single-word="false"/>
    </style:style>
    <style:style style:name="P31" style:family="paragraph" style:parent-style-name="Text_20_body">
      <style:paragraph-properties fo:line-height="200%" fo:text-align="justify" style:justify-single-word="false"/>
    </style:style>
    <style:style style:name="P32" style:family="paragraph" style:parent-style-name="Text_20_body">
      <style:paragraph-properties fo:line-height="200%" fo:text-align="justify" style:justify-single-word="false"/>
      <style:text-properties officeooo:paragraph-rsid="0020aaa2"/>
    </style:style>
    <style:style style:name="P33" style:family="paragraph" style:parent-style-name="Text_20_body">
      <style:paragraph-properties fo:line-height="200%" fo:text-align="justify" style:justify-single-word="false"/>
      <style:text-properties officeooo:paragraph-rsid="001bddbe"/>
    </style:style>
    <style:style style:name="P34" style:family="paragraph" style:parent-style-name="Text_20_body">
      <style:paragraph-properties fo:line-height="200%" fo:text-align="justify" style:justify-single-word="false"/>
      <style:text-properties officeooo:paragraph-rsid="002b2a61"/>
    </style:style>
    <style:style style:name="P35" style:family="paragraph" style:parent-style-name="Text_20_body">
      <style:paragraph-properties fo:margin-left="0in" fo:margin-right="0in" fo:line-height="200%" fo:text-align="justify" style:justify-single-word="false" fo:text-indent="0.4925in" style:auto-text-indent="false"/>
    </style:style>
    <style:style style:name="P36" style:family="paragraph" style:parent-style-name="Text_20_body">
      <style:paragraph-properties fo:line-height="200%" fo:text-align="center" style:justify-single-word="false" fo:break-before="page"/>
    </style:style>
    <style:style style:name="T1" style:family="text">
      <style:text-properties fo:color="#000000" style:text-outline="false" fo:font-size="12pt" style:rfc-language-tag="es-ES-u-co-trad" fo:language="es" fo:country="ES" style:text-underline-style="none" fo:font-weight="normal" style:font-size-asian="12pt" style:font-weight-asian="normal" style:font-size-complex="12pt" style:font-weight-complex="normal"/>
    </style:style>
    <style:style style:name="T2" style:family="text">
      <style:text-properties fo:color="#000000" style:text-outline="false" fo:font-size="12pt" style:rfc-language-tag="es-ES-u-co-trad" fo:language="es" fo:country="ES" style:text-underline-style="none" officeooo:rsid="00275e6a" style:font-size-asian="12pt" style:font-size-complex="12pt"/>
    </style:style>
    <style:style style:name="T3" style:family="text">
      <style:text-properties fo:color="#000000" style:text-outline="false" fo:font-size="12pt" style:rfc-language-tag="es-ES-u-co-trad" fo:language="es" fo:country="ES" fo:font-style="italic" style:text-underline-style="none" officeooo:rsid="00275e6a" style:font-size-asian="12pt" style:font-style-asian="italic" style:font-size-complex="12pt" style:font-style-complex="italic"/>
    </style:style>
    <style:style style:name="T4" style:family="text">
      <style:text-properties fo:color="#000000" style:text-outline="false" fo:font-size="12pt" style:rfc-language-tag="es-ES-u-co-trad" fo:language="es" fo:country="ES" fo:font-style="normal" style:text-underline-style="none" officeooo:rsid="00275e6a" style:font-size-asian="12pt" style:font-style-asian="normal" style:font-size-complex="12pt" style:font-style-complex="normal"/>
    </style:style>
    <style:style style:name="T5" style:family="text">
      <style:text-properties fo:color="#000000" style:text-outline="false" style:rfc-language-tag="es-ES-u-co-trad" fo:language="es" fo:country="ES" style:text-underline-style="none"/>
    </style:style>
    <style:style style:name="T6" style:family="text">
      <style:text-properties fo:color="#000000" style:text-outline="false" style:rfc-language-tag="es-ES-u-co-trad" fo:language="es" fo:country="ES" style:text-underline-style="none" officeooo:rsid="001bddbe"/>
    </style:style>
    <style:style style:name="T7" style:family="text">
      <style:text-properties fo:color="#000000" style:text-outline="false" style:rfc-language-tag="es-ES-u-co-trad" fo:language="es" fo:country="ES" style:text-underline-style="none" officeooo:rsid="001cae00"/>
    </style:style>
    <style:style style:name="T8" style:family="text">
      <style:text-properties fo:color="#000000" style:text-outline="false" style:rfc-language-tag="es-ES-u-co-trad" fo:language="es" fo:country="ES" style:text-underline-style="none" officeooo:rsid="001e30fd"/>
    </style:style>
    <style:style style:name="T9" style:family="text">
      <style:text-properties fo:color="#000000" style:text-outline="false" style:rfc-language-tag="es-ES-u-co-trad" fo:language="es" fo:country="ES" style:text-underline-style="none" officeooo:rsid="0020aaa2"/>
    </style:style>
    <style:style style:name="T10" style:family="text">
      <style:text-properties fo:color="#000000" style:text-outline="false" style:rfc-language-tag="es-ES-u-co-trad" fo:language="es" fo:country="ES" style:text-underline-style="none" officeooo:rsid="0020c214"/>
    </style:style>
    <style:style style:name="T11" style:family="text">
      <style:text-properties fo:color="#000000" style:text-outline="false" style:rfc-language-tag="es-ES-u-co-trad" fo:language="es" fo:country="ES" style:text-underline-style="none" officeooo:rsid="002376b5"/>
    </style:style>
    <style:style style:name="T12" style:family="text">
      <style:text-properties fo:color="#000000" style:text-outline="false" style:rfc-language-tag="es-ES-u-co-trad" fo:language="es" fo:country="ES" style:text-underline-style="none" officeooo:rsid="00275e6a"/>
    </style:style>
    <style:style style:name="T13" style:family="text">
      <style:text-properties fo:color="#000000" style:text-outline="false" style:rfc-language-tag="es-ES-u-co-trad" fo:language="es" fo:country="ES" style:text-underline-style="none" officeooo:rsid="0028fce4"/>
    </style:style>
    <style:style style:name="T14" style:family="text">
      <style:text-properties fo:color="#000000" style:text-outline="false" style:rfc-language-tag="es-ES-u-co-trad" fo:language="es" fo:country="ES" style:text-underline-style="none" officeooo:rsid="002b2a61"/>
    </style:style>
    <style:style style:name="T15" style:family="text">
      <style:text-properties fo:color="#000000" style:text-outline="false" style:rfc-language-tag="es-ES-u-co-trad" fo:language="es" fo:country="ES" fo:font-style="italic" style:text-underline-style="none" style:font-style-asian="italic" style:font-style-complex="italic"/>
    </style:style>
    <style:style style:name="T16" style:family="text">
      <style:text-properties fo:color="#000000" style:text-outline="false" style:rfc-language-tag="es-ES-u-co-trad" fo:language="es" fo:country="ES" fo:font-style="italic" style:text-underline-style="none" officeooo:rsid="001cae00" style:font-style-asian="italic" style:font-style-complex="italic"/>
    </style:style>
    <style:style style:name="T17" style:family="text">
      <style:text-properties fo:color="#000000" style:text-outline="false" style:rfc-language-tag="es-ES-u-co-trad" fo:language="es" fo:country="ES" fo:font-style="italic" style:text-underline-style="none" officeooo:rsid="002376b5" style:font-style-asian="italic" style:font-style-complex="italic"/>
    </style:style>
    <style:style style:name="T18" style:family="text">
      <style:text-properties fo:color="#000000" style:text-outline="false" style:rfc-language-tag="es-ES-u-co-trad" fo:language="es" fo:country="ES" fo:font-style="italic" style:text-underline-style="none" officeooo:rsid="002533db" style:font-style-asian="italic" style:font-style-complex="italic"/>
    </style:style>
    <style:style style:name="T19" style:family="text">
      <style:text-properties fo:color="#000000" style:text-outline="false" style:rfc-language-tag="es-ES-u-co-trad" fo:language="es" fo:country="ES" fo:font-style="italic" style:text-underline-style="none" officeooo:rsid="00265438" style:font-style-asian="italic" style:font-style-complex="italic"/>
    </style:style>
    <style:style style:name="T20" style:family="text">
      <style:text-properties fo:color="#000000" style:text-outline="false" style:rfc-language-tag="es-ES-u-co-trad" fo:language="es" fo:country="ES" fo:font-style="normal" style:text-underline-style="none" officeooo:rsid="001cae00" style:font-style-asian="normal" style:font-style-complex="normal"/>
    </style:style>
    <style:style style:name="T21" style:family="text">
      <style:text-properties fo:color="#000000" style:text-outline="false" style:rfc-language-tag="es-ES-u-co-trad" fo:language="es" fo:country="ES" fo:font-style="normal" style:text-underline-style="none" officeooo:rsid="002376b5" style:font-style-asian="normal" style:font-style-complex="normal"/>
    </style:style>
    <style:style style:name="T22" style:family="text">
      <style:text-properties fo:color="#000000" style:text-outline="false" style:rfc-language-tag="es-ES-u-co-trad" fo:language="es" fo:country="ES" fo:font-style="normal" style:text-underline-style="none" officeooo:rsid="002533db" style:font-style-asian="normal" style:font-style-complex="normal"/>
    </style:style>
    <style:style style:name="T23" style:family="text">
      <style:text-properties fo:color="#000000" style:text-outline="false" style:rfc-language-tag="es-ES-u-co-trad" fo:language="es" fo:country="ES" fo:font-style="normal" style:text-underline-style="none" officeooo:rsid="00265438" style:font-style-asian="normal" style:font-style-complex="normal"/>
    </style:style>
    <style:style style:name="T24" style:family="text">
      <style:text-properties fo:color="#000000" style:text-outline="false" style:text-position="super 58%" style:rfc-language-tag="es-ES-u-co-trad" fo:language="es" fo:country="ES" style:text-underline-style="solid" style:text-underline-width="auto" style:text-underline-color="#000000"/>
    </style:style>
    <style:style style:name="T25" style:family="text">
      <style:text-properties fo:color="#000000" style:text-outline="false" style:text-position="super 58%" style:rfc-language-tag="es-ES-u-co-trad" fo:language="es" fo:country="ES" style:text-underline-style="none"/>
    </style:style>
    <style:style style:name="T26" style:family="text">
      <style:text-properties fo:color="#000000" style:text-outline="false" style:text-position="super 58%" style:rfc-language-tag="es-ES-u-co-trad" fo:language="es" fo:country="ES" style:text-underline-style="none" officeooo:rsid="001cae00"/>
    </style:style>
    <style:style style:name="T27" style:family="text">
      <style:text-properties fo:color="#000000" style:text-outline="false" style:text-position="super 58%" fo:font-size="12pt" style:rfc-language-tag="es-ES-u-co-trad" fo:language="es" fo:country="ES" style:text-underline-style="none" fo:font-weight="normal" style:font-size-asian="12pt" style:font-weight-asian="normal" style:font-size-complex="12pt" style:font-weight-complex="normal"/>
    </style:style>
    <style:style style:name="T28" style:family="text">
      <style:text-properties fo:color="#000000" style:text-outline="false" style:text-position="super 58%" style:font-name="Courier New" style:rfc-language-tag="es-ES-u-co-trad" fo:language="es" fo:country="ES" style:text-underline-style="none" style:font-name-asian="Courier New1" style:font-name-complex="Courier New1"/>
    </style:style>
    <style:style style:name="T29" style:family="text">
      <style:text-properties fo:color="#000000" style:text-outline="false" fo:font-size="11pt" style:rfc-language-tag="es-ES-u-co-trad" fo:language="es" fo:country="ES" style:text-underline-style="none" style:font-size-asian="11pt" style:font-size-complex="11pt"/>
    </style:style>
    <style:style style:name="T30" style:family="text">
      <style:text-properties fo:color="#000000" style:text-outline="false" fo:font-size="11pt" style:rfc-language-tag="es-ES-u-co-trad" fo:language="es" fo:country="ES" fo:font-style="italic" style:text-underline-style="none" style:font-size-asian="11pt" style:font-style-asian="italic" style:font-size-complex="11pt" style:font-style-complex="italic"/>
    </style:style>
    <style:style style:name="T31" style:family="text">
      <style:text-properties fo:color="#000000" style:text-outline="false" fo:font-size="11pt" fo:language="es" fo:country="ES" style:text-underline-style="none" style:font-size-asian="11pt" style:font-size-complex="11pt"/>
    </style:style>
    <style:style style:name="T32" style:family="text">
      <style:text-properties fo:color="#000000" style:text-outline="false" style:font-name="Courier New" style:rfc-language-tag="es-ES-u-co-trad" fo:language="es" fo:country="ES" style:text-underline-style="none"/>
    </style:style>
    <style:style style:name="T33" style:family="text">
      <style:text-properties fo:color="#000000" style:text-outline="false" style:font-name="Courier New" style:rfc-language-tag="es-ES-u-co-trad" fo:language="es" fo:country="ES" style:text-underline-style="none" style:font-name-asian="Courier New1" style:font-name-complex="Courier New1"/>
    </style:style>
    <style:style style:name="T34" style:family="text">
      <style:text-properties fo:color="#000000" style:text-outline="false" fo:language="en" fo:country="US" style:text-underline-style="none"/>
    </style:style>
    <style:style style:name="T35" style:family="text">
      <style:text-properties fo:color="#000000" fo:language="en" fo:country="US" style:text-underline-style="none"/>
    </style:style>
    <style:style style:name="T36" style:family="text">
      <style:text-properties fo:font-variant="normal" fo:text-transform="none" fo:color="#000000" style:text-outline="false" style:text-line-through-style="none" style:text-line-through-type="none" style:text-position="0% 100%" fo:font-size="12pt" fo:letter-spacing="normal" style:rfc-language-tag="es-ES-u-co-trad" fo:language="es" fo:country="ES"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style>
    <style:style style:name="T37" style:family="text">
      <style:text-properties fo:font-variant="normal" fo:text-transform="none" fo:color="#000000" style:text-outline="false" style:text-line-through-style="none" style:text-line-through-type="none" style:text-position="0% 100%" fo:font-size="12pt" fo:letter-spacing="normal" style:rfc-language-tag="es-ES-u-co-trad" fo:language="es" fo:country="ES"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T38" style:family="text">
      <style:text-properties fo:font-variant="normal" fo:text-transform="none" fo:color="#000000" style:text-outline="false" style:text-line-through-style="none" style:text-line-through-type="none" style:text-position="0% 100%" fo:font-size="11pt" fo:letter-spacing="normal" style:rfc-language-tag="es-ES-u-co-trad" fo:language="es" fo:country="ES" fo:font-style="normal" style:text-underline-style="none" fo:font-weight="normal" style:letter-kerning="true" style:font-name-asian="Times New Roman1" style:font-size-asian="11pt" style:font-style-asian="normal" style:font-weight-asian="normal" style:font-name-complex="Times New Roman1" style:font-size-complex="11pt" style:font-style-complex="normal" style:font-weight-complex="normal"/>
    </style:style>
    <style:style style:name="T39" style:family="text">
      <style:text-properties fo:font-variant="normal" fo:text-transform="none" fo:color="#000000" style:text-outline="false" style:text-line-through-style="none" style:text-line-through-type="none" style:text-position="0% 100%" style:font-name="Times New Roman" fo:font-size="11pt" fo:letter-spacing="normal" fo:language="es" fo:country="ES" fo:font-style="normal" style:text-underline-style="none" fo:font-weight="normal" style:letter-kerning="true" fo:background-color="transparent" loext:char-shading-value="0" style:font-name-asian="Times New Roman1"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text-scale="100%" style:font-relief="none" text:display="true"/>
    </style:style>
    <style:style style:name="T40" style:family="text">
      <style:text-properties fo:font-variant="normal" fo:text-transform="none" fo:color="#000000" style:text-outline="false" style:text-line-through-style="none" style:text-line-through-type="none" style:text-position="0% 100%" style:font-name="Times New Roman" fo:font-size="11pt" fo:letter-spacing="normal" fo:language="es" fo:country="ES" fo:font-style="normal" style:text-underline-style="none" fo:font-weight="normal" officeooo:rsid="001bddbe" style:letter-kerning="true" fo:background-color="transparent" loext:char-shading-value="0" style:font-name-asian="Times New Roman1"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text-scale="100%" style:font-relief="none" text:display="true"/>
    </style:style>
    <style:style style:name="T41" style:family="text">
      <style:text-properties fo:font-variant="normal" fo:text-transform="none" fo:color="#000000" style:text-outline="false" style:text-line-through-style="none" style:text-line-through-type="none" style:text-position="0% 100%" style:font-name="Times New Roman" fo:font-size="12pt" fo:letter-spacing="normal" style:rfc-language-tag="es-ES-u-co-trad" fo:language="es" fo:country="ES" fo:font-style="normal" style:text-underline-style="none" fo:font-weight="normal" style:letter-kerning="true" fo:background-color="transparent" loext:char-shading-value="0"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scale="100%" style:font-relief="none" text:display="true"/>
    </style:style>
    <style:style style:name="T42" style:family="text">
      <style:text-properties fo:font-variant="normal" fo:text-transform="none" fo:color="#000000" style:text-outline="false" style:text-line-through-style="none" style:text-line-through-type="none" style:text-position="0% 100%" style:font-name="Times New Roman" fo:font-size="12pt" fo:letter-spacing="normal" style:rfc-language-tag="es-ES-u-co-trad" fo:language="es" fo:country="ES" fo:font-style="normal" style:text-underline-style="none" fo:font-weight="normal" officeooo:rsid="001bddbe" style:letter-kerning="true" fo:background-color="transparent" loext:char-shading-value="0"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scale="100%" style:font-relief="none" text:display="true"/>
    </style:style>
    <style:style style:name="T43" style:family="text">
      <style:text-properties fo:font-variant="normal" fo:text-transform="none" fo:color="#000000" style:text-outline="false" style:text-line-through-style="none" style:text-line-through-type="none" style:text-position="0% 100%" style:font-name="Times New Roman" fo:font-size="12pt" fo:letter-spacing="normal" style:rfc-language-tag="es-ES-u-co-trad" fo:language="es" fo:country="ES" fo:font-style="normal" style:text-underline-style="none" fo:font-weight="normal" officeooo:rsid="001cae00" style:letter-kerning="true" fo:background-color="transparent" loext:char-shading-value="0"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scale="100%" style:font-relief="none" text:display="true"/>
    </style:style>
    <style:style style:name="T44" style:family="text">
      <style:text-properties fo:font-variant="normal" fo:text-transform="none" fo:color="#000000" style:text-outline="false" style:text-line-through-style="none" style:text-line-through-type="none" style:text-position="0% 100%" style:font-name="Times New Roman" fo:font-size="12pt" fo:letter-spacing="normal" style:rfc-language-tag="es-ES-u-co-trad" fo:language="es" fo:country="ES" fo:font-style="normal" style:text-underline-style="none" fo:font-weight="normal" officeooo:rsid="001ef29f" style:letter-kerning="true" fo:background-color="transparent" loext:char-shading-value="0"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scale="100%" style:font-relief="none" text:display="true"/>
    </style:style>
    <style:style style:name="T45" style:family="text">
      <style:text-properties fo:font-variant="normal" fo:text-transform="none" fo:color="#000000" style:text-outline="false" style:text-line-through-style="none" style:text-line-through-type="none" style:text-position="0% 100%" style:font-name="Times New Roman" fo:font-size="12pt" fo:letter-spacing="normal" style:rfc-language-tag="es-ES-u-co-trad" fo:language="es" fo:country="ES" fo:font-style="normal" style:text-underline-style="none" fo:font-weight="normal" officeooo:rsid="0028fce4" style:letter-kerning="true" fo:background-color="transparent" loext:char-shading-value="0"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scale="100%" style:font-relief="none" text:display="true"/>
    </style:style>
    <style:style style:name="T46" style:family="text">
      <style:text-properties fo:font-variant="normal" fo:text-transform="none" fo:color="#000000" style:text-outline="false" style:text-line-through-style="none" style:text-line-through-type="none" style:text-position="0% 100%" style:font-name="Times New Roman" fo:font-size="12pt" fo:letter-spacing="normal" style:rfc-language-tag="es-ES-u-co-trad" fo:language="es" fo:country="ES" fo:font-style="normal" style:text-underline-style="none" fo:font-weight="normal" style:letter-kerning="true" fo:background-color="transparent" loext:char-shading-value="0" style:font-name-asian="Times New Roman1"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text-scale="100%" style:font-relief="none" text:display="true"/>
    </style:style>
    <style:style style:name="T47" style:family="text">
      <style:text-properties fo:font-variant="normal" fo:text-transform="none" fo:color="#000000" style:text-outline="false" style:text-line-through-style="none" style:text-line-through-type="none" style:text-position="0% 100%" style:font-name="Times New Roman" fo:font-size="12pt" fo:letter-spacing="normal" fo:font-style="normal" style:text-underline-style="none" fo:font-weight="normal" style:letter-kerning="true" fo:background-color="transparent" loext:char-shading-value="0"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scale="100%" style:font-relief="none" text:display="true"/>
    </style:style>
    <style:style style:name="T48" style:family="text">
      <style:text-properties fo:font-variant="normal" fo:text-transform="none" fo:color="#000000" style:text-outline="false" style:text-line-through-style="none" style:text-line-through-type="none" style:text-position="0% 100%" style:font-name="Times New Roman" fo:font-size="12pt" fo:letter-spacing="normal" fo:font-style="normal" style:text-underline-style="none" fo:font-weight="normal" officeooo:rsid="002376b5" style:letter-kerning="true" fo:background-color="transparent" loext:char-shading-value="0"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scale="100%" style:font-relief="none" text:display="true"/>
    </style:style>
    <style:style style:name="T49" style:family="text">
      <style:text-properties fo:font-variant="normal" fo:text-transform="none" fo:color="#000000" style:text-outline="false" style:text-line-through-style="none" style:text-line-through-type="none" style:text-position="0% 100%" style:font-name="Times New Roman" fo:font-size="12pt" fo:letter-spacing="normal" fo:font-style="italic" style:text-underline-style="none" fo:font-weight="normal" style:letter-kerning="true" fo:background-color="transparent" loext:char-shading-value="0" style:font-name-asian="Arial Unicode MS" style:font-size-asian="12pt" style:language-asian="zh" style:country-asian="CN" style:font-style-asian="italic" style:font-weight-asian="normal" style:font-name-complex="Arial Unicode MS" style:font-size-complex="12pt" style:language-complex="hi" style:country-complex="IN" style:font-style-complex="italic" style:font-weight-complex="normal" style:text-scale="100%" style:font-relief="none" text:display="true"/>
    </style:style>
    <style:style style:name="T50" style:family="text">
      <style:text-properties fo:font-variant="normal" fo:text-transform="none" fo:color="#000000" style:text-outline="false" style:text-line-through-style="none" style:text-line-through-type="none" style:text-position="super 58%" style:font-name="Courier New" fo:font-size="12pt" fo:letter-spacing="normal" style:rfc-language-tag="es-ES-u-co-trad" fo:language="es" fo:country="ES" fo:font-style="normal" style:text-underline-style="none" fo:font-weight="normal" style:letter-kerning="true" style:font-name-asian="Courier New1" style:font-size-asian="12pt" style:font-style-asian="normal" style:font-weight-asian="normal" style:font-name-complex="Courier New1" style:font-size-complex="12pt" style:font-style-complex="normal" style:font-weight-complex="normal"/>
    </style:style>
    <style:style style:name="T51" style:family="text">
      <style:text-properties fo:language="en" fo:country="US"/>
    </style:style>
    <style:style style:name="T52" style:family="text">
      <style:text-properties style:rfc-language-tag="es-ES-u-co-trad" fo:language="es" fo:country="ES"/>
    </style:style>
    <style:style style:name="T53" style:family="text">
      <style:text-properties style:rfc-language-tag="es-ES-u-co-trad" fo:language="es" fo:country="ES" fo:font-style="italic" style:font-style-asian="italic" style:font-style-complex="italic"/>
    </style:style>
    <style:style style:name="T54" style:family="text">
      <style:text-properties fo:font-size="11pt" fo:language="es" fo:country="ES" style:font-size-asian="11pt" style:font-size-complex="11pt"/>
    </style:style>
    <style:style style:name="T55" style:family="text">
      <style:text-properties fo:font-size="11pt" fo:language="es" fo:country="ES" style:font-size-asian="11pt" style:language-asian="zh" style:country-asian="CN" style:font-size-complex="11pt" style:language-complex="hi" style:country-complex="IN"/>
    </style:style>
    <style:style style:name="T56" style:family="text">
      <style:text-properties fo:font-size="11pt" style:rfc-language-tag="es-ES-u-co-trad" fo:language="es" fo:country="ES" style:font-size-asian="11pt" style:font-size-complex="11pt"/>
    </style:style>
    <style:style style:name="T57" style:family="text">
      <style:text-properties fo:font-size="12pt" style:rfc-language-tag="es-ES-u-co-trad" fo:language="es" fo:country="ES" style:font-size-asian="12pt" style:font-size-complex="12pt"/>
    </style:style>
    <style:style style:name="T58" style:family="text">
      <style:text-properties fo:font-size="12pt" style:rfc-language-tag="es-ES-u-co-trad" fo:language="es" fo:country="ES" officeooo:rsid="00275e6a" style:font-size-asian="12pt" style:font-size-complex="12pt"/>
    </style:style>
    <style:style style:name="T59" style:family="text">
      <style:text-properties fo:font-size="12pt" fo:language="en" fo:country="US" style:font-size-asian="12pt" style:font-size-complex="12pt"/>
    </style:style>
    <style:style style:name="T60" style:family="text">
      <style:text-properties fo:font-size="12pt" fo:language="en" fo:country="US" fo:font-style="italic" style:font-size-asian="12pt" style:font-style-asian="italic" style:font-size-complex="12pt" style:font-style-complex="italic"/>
    </style:style>
    <style:style style:name="T61" style:family="text">
      <style:text-properties fo:language="es" fo:country="ES" style:language-asian="zh" style:country-asian="CN" style:language-complex="hi" style:country-complex="IN"/>
    </style:style>
    <style:style style:name="T62" style:family="text">
      <style:text-properties officeooo:rsid="0028fce4"/>
    </style:style>
    <style:style style:name="T63" style:family="text">
      <style:text-properties style:font-name="Liberation Serif" fo:language="en" fo:country="US" style:text-underline-style="none" style:font-name-asian="Arial Unicode MS" style:language-asian="en" style:country-asian="US" style:font-name-complex="Arial Unicode MS" style:language-complex="en" style:country-complex="US"/>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office:forms form:automatic-focus="false" form:apply-design-mode="false"/>
      <text:tracked-changes>
        <text:changed-region xml:id="ct94660486426112" text:id="ct94660486426112">
          <text:deletion>
            <office:change-info>
              <dc:creator>Unknown Author</dc:creator>
              <dc:date>2025-01-11T14:02:23</dc:date>
            </office:change-info>
            <text:p text:style-name="Footnote"><office:annotation><dc:date>0000-00-00T00:00:00</dc:date><text:p/></office:annotation></text:p>
          </text:deletion>
        </text:changed-region>
        <text:changed-region xml:id="ct94660486387520" text:id="ct94660486387520">
          <text:format-change>
            <office:change-info>
              <dc:creator>Unknown Author</dc:creator>
              <dc:date>2025-01-11T12:59:40</dc:date>
            </office:change-info>
          </text:format-change>
        </text:changed-region>
        <text:changed-region xml:id="ct94660486497904" text:id="ct94660486497904">
          <text:deletion>
            <office:change-info>
              <dc:creator>Unknown Author</dc:creator>
              <dc:date>2025-01-11T14:02:23</dc:date>
            </office:change-info>
            <text:p text:style-name="P9"><text:span text:style-name="Ninguno"><text:span text:style-name="T54"><office:annotation><dc:date>0000-00-00T00:00:00</dc:date><text:p/></office:annotation></text:span></text:span></text:p>
          </text:deletion>
        </text:changed-region>
        <text:changed-region xml:id="ct94660486500720" text:id="ct94660486500720">
          <text:format-change>
            <office:change-info>
              <dc:creator>Unknown Author</dc:creator>
              <dc:date>2025-01-11T12:59:40</dc:date>
            </office:change-info>
          </text:format-change>
        </text:changed-region>
        <text:changed-region xml:id="ct94660486501472" text:id="ct94660486501472">
          <text:deletion>
            <office:change-info>
              <dc:creator>Claudia Santos</dc:creator>
              <dc:date>2024-10-14T14:17:28</dc:date>
            </office:change-info>
            <text:p text:style-name="P9"><text:span text:style-name="Ninguno"><text:span text:style-name="T31">"</text:span></text:span></text:p>
          </text:deletion>
        </text:changed-region>
        <text:changed-region xml:id="ct94660486501152" text:id="ct94660486501152">
          <text:deletion>
            <office:change-info>
              <dc:creator>Unknown Author</dc:creator>
              <dc:date>2025-01-13T16:18:41</dc:date>
            </office:change-info>
            <text:p text:style-name="P9"><text:span text:style-name="Ninguno"><text:span text:style-name="T31">“</text:span></text:span></text:p>
          </text:deletion>
        </text:changed-region>
        <text:changed-region xml:id="ct94660486503808" text:id="ct94660486503808">
          <text:insertion>
            <office:change-info>
              <dc:creator>Unknown Author</dc:creator>
              <dc:date>2025-01-13T16:18:41</dc:date>
            </office:change-info>
          </text:insertion>
        </text:changed-region>
        <text:changed-region xml:id="ct94660486508512" text:id="ct94660486508512">
          <text:format-change>
            <office:change-info>
              <dc:creator>Unknown Author</dc:creator>
              <dc:date>2025-01-11T12:59:40</dc:date>
            </office:change-info>
          </text:format-change>
        </text:changed-region>
        <text:changed-region xml:id="ct94660486509072" text:id="ct94660486509072">
          <text:deletion>
            <office:change-info>
              <dc:creator>Claudia Santos</dc:creator>
              <dc:date>2024-10-14T14:17:31</dc:date>
            </office:change-info>
            <text:p text:style-name="P9"><text:span text:style-name="Ninguno"><text:span text:style-name="T31">"</text:span></text:span></text:p>
          </text:deletion>
        </text:changed-region>
        <text:changed-region xml:id="ct94660486508752" text:id="ct94660486508752">
          <text:deletion>
            <office:change-info>
              <dc:creator>Unknown Author</dc:creator>
              <dc:date>2025-01-13T16:18:54</dc:date>
            </office:change-info>
            <text:p text:style-name="P9"><text:span text:style-name="Ninguno"><text:span text:style-name="T31">”</text:span></text:span></text:p>
          </text:deletion>
        </text:changed-region>
        <text:changed-region xml:id="ct94660486511600" text:id="ct94660486511600">
          <text:insertion>
            <office:change-info>
              <dc:creator>Unknown Author</dc:creator>
              <dc:date>2025-01-13T16:18:54</dc:date>
            </office:change-info>
          </text:insertion>
        </text:changed-region>
        <text:changed-region xml:id="ct94660486514576" text:id="ct94660486514576">
          <text:format-change>
            <office:change-info>
              <dc:creator>Unknown Author</dc:creator>
              <dc:date>2025-01-11T12:59:40</dc:date>
            </office:change-info>
          </text:format-change>
        </text:changed-region>
        <text:changed-region xml:id="ct94660486440448" text:id="ct94660486440448">
          <text:deletion>
            <office:change-info>
              <dc:creator>Unknown Author</dc:creator>
              <dc:date>2025-01-11T14:02:23</dc:date>
            </office:change-info>
            <text:p text:style-name="Footnote"><office:annotation><dc:date>0000-00-00T00:00:00</dc:date><text:p/></office:annotation></text:p>
          </text:deletion>
        </text:changed-region>
        <text:changed-region xml:id="ct94660486430032" text:id="ct94660486430032">
          <text:deletion>
            <office:change-info>
              <dc:creator>Unknown Author</dc:creator>
              <dc:date>2025-01-11T14:02:23</dc:date>
            </office:change-info>
            <text:p text:style-name="Footnote"><office:annotation><dc:date>0000-00-00T00:00:00</dc:date><text:p/></office:annotation></text:p>
          </text:deletion>
        </text:changed-region>
        <text:changed-region xml:id="ct94660486430272" text:id="ct94660486430272">
          <text:format-change>
            <office:change-info>
              <dc:creator>Unknown Author</dc:creator>
              <dc:date>2025-01-11T13:06:15</dc:date>
            </office:change-info>
          </text:format-change>
        </text:changed-region>
        <text:changed-region xml:id="ct94660486395296" text:id="ct94660486395296">
          <text:deletion>
            <office:change-info>
              <dc:creator>Unknown Author</dc:creator>
              <dc:date>2025-01-11T14:02:23</dc:date>
            </office:change-info>
            <text:p text:style-name="P9"><office:annotation><dc:date>0000-00-00T00:00:00</dc:date><text:p/></office:annotation></text:p>
          </text:deletion>
        </text:changed-region>
        <text:changed-region xml:id="ct94660486406240" text:id="ct94660486406240">
          <text:deletion>
            <office:change-info>
              <dc:creator>Unknown Author</dc:creator>
              <dc:date>2025-01-11T14:02:23</dc:date>
            </office:change-info>
            <text:p text:style-name="P9"><office:annotation><dc:date>0000-00-00T00:00:00</dc:date><text:p/></office:annotation></text:p>
          </text:deletion>
        </text:changed-region>
        <text:changed-region xml:id="ct94660486465552" text:id="ct94660486465552">
          <text:deletion>
            <office:change-info>
              <dc:creator>Unknown Author</dc:creator>
              <dc:date>2025-01-11T14:02:23</dc:date>
            </office:change-info>
            <text:p text:style-name="P9"><office:annotation><dc:date>0000-00-00T00:00:00</dc:date><text:p/></office:annotation></text:p>
          </text:deletion>
        </text:changed-region>
        <text:changed-region xml:id="ct94660486466320" text:id="ct94660486466320">
          <text:deletion>
            <office:change-info>
              <dc:creator>Unknown Author</dc:creator>
              <dc:date>2025-01-11T14:02:23</dc:date>
            </office:change-info>
            <text:p text:style-name="P9"><office:annotation><dc:date>0000-00-00T00:00:00</dc:date><text:p/></office:annotation></text:p>
          </text:deletion>
        </text:changed-region>
        <text:changed-region xml:id="ct94660486469488" text:id="ct94660486469488">
          <text:deletion>
            <office:change-info>
              <dc:creator>Unknown Author</dc:creator>
              <dc:date>2025-01-11T13:31:26</dc:date>
            </office:change-info>
            <text:p text:style-name="P9"><text:span text:style-name="Ninguno"><text:span text:style-name="T29">letras inglesas</text:span></text:span></text:p>
          </text:deletion>
        </text:changed-region>
        <text:changed-region xml:id="ct94660486524176" text:id="ct94660486524176">
          <text:insertion>
            <office:change-info>
              <dc:creator>Unknown Author</dc:creator>
              <dc:date>2025-01-11T13:31:26</dc:date>
            </office:change-info>
          </text:insertion>
        </text:changed-region>
        <text:changed-region xml:id="ct94660486547040" text:id="ct94660486547040">
          <text:deletion>
            <office:change-info>
              <dc:creator>Claudia Santos</dc:creator>
              <dc:date>2024-10-14T17:15:00</dc:date>
            </office:change-info>
            <text:p text:style-name="P9"><text:span text:style-name="Ninguno"><text:span text:style-name="T29"><text:s/></text:span></text:span></text:p>
          </text:deletion>
        </text:changed-region>
        <text:changed-region xml:id="ct94660486551664" text:id="ct94660486551664">
          <text:deletion>
            <office:change-info>
              <dc:creator>Unknown Author</dc:creator>
              <dc:date>2025-01-11T14:02:23</dc:date>
            </office:change-info>
            <text:p text:style-name="P9"><office:annotation><dc:date>0000-00-00T00:00:00</dc:date><text:p/></office:annotation></text:p>
          </text:deletion>
        </text:changed-region>
        <text:changed-region xml:id="ct94660486544384" text:id="ct94660486544384">
          <text:deletion>
            <office:change-info>
              <dc:creator>Unknown Author</dc:creator>
              <dc:date>2025-01-11T14:02:23</dc:date>
            </office:change-info>
            <text:p text:style-name="P9"><text:span text:style-name="T61"><office:annotation><dc:date>0000-00-00T00:00:00</dc:date><text:p/></office:annotation></text:span></text:p>
          </text:deletion>
        </text:changed-region>
        <text:changed-region xml:id="ct94660486530864" text:id="ct94660486530864">
          <text:format-change>
            <office:change-info>
              <dc:creator>Unknown Author</dc:creator>
              <dc:date>2025-01-11T14:05:28</dc:date>
            </office:change-info>
          </text:format-change>
        </text:changed-region>
        <text:changed-region xml:id="ct94660486470480" text:id="ct94660486470480">
          <text:deletion>
            <office:change-info>
              <dc:creator>Unknown Author</dc:creator>
              <dc:date>2025-01-11T14:05:50</dc:date>
            </office:change-info>
            <text:p text:style-name="P9"><text:span text:style-name="Ninguno"><text:span text:style-name="T55">menos largos</text:span></text:span></text:p>
          </text:deletion>
        </text:changed-region>
        <text:changed-region xml:id="ct94660486487728" text:id="ct94660486487728">
          <text:insertion>
            <office:change-info>
              <dc:creator>Unknown Author</dc:creator>
              <dc:date>2025-01-11T14:05:50</dc:date>
            </office:change-info>
          </text:insertion>
        </text:changed-region>
        <text:changed-region xml:id="ct94660486429744" text:id="ct94660486429744">
          <text:format-change>
            <office:change-info>
              <dc:creator>Unknown Author</dc:creator>
              <dc:date>2025-01-11T14:05:28</dc:date>
            </office:change-info>
          </text:format-change>
        </text:changed-region>
        <text:changed-region xml:id="ct94660486581024" text:id="ct94660486581024">
          <text:deletion>
            <office:change-info>
              <dc:creator>Unknown Author</dc:creator>
              <dc:date>2025-01-11T14:02:23</dc:date>
            </office:change-info>
            <text:p text:style-name="P9"><office:annotation><dc:date>0000-00-00T00:00:00</dc:date><text:p/></office:annotation></text:p>
          </text:deletion>
        </text:changed-region>
        <text:changed-region xml:id="ct94660486825600" text:id="ct94660486825600">
          <text:deletion>
            <office:change-info>
              <dc:creator>Unknown Author</dc:creator>
              <dc:date>2025-01-11T14:02:23</dc:date>
            </office:change-info>
            <text:p text:style-name="Footnote"><office:annotation><dc:date>0000-00-00T00:00:00</dc:date><text:p/></office:annotation></text:p>
          </text:deletion>
        </text:changed-region>
        <text:changed-region xml:id="ct94660486859648" text:id="ct94660486859648">
          <text:insertion>
            <office:change-info>
              <dc:creator>Unknown Author</dc:creator>
              <dc:date>2025-01-11T14:40:48</dc:date>
            </office:change-info>
          </text:insertion>
        </text:changed-region>
        <text:changed-region xml:id="ct94660486871904" text:id="ct94660486871904">
          <text:insertion>
            <office:change-info>
              <dc:creator>Unknown Author</dc:creator>
              <dc:date>2025-01-11T14:41:02</dc:date>
            </office:change-info>
          </text:insertion>
        </text:changed-region>
        <text:changed-region xml:id="ct94660486158000" text:id="ct94660486158000">
          <text:deletion>
            <office:change-info>
              <dc:creator>Unknown Author</dc:creator>
              <dc:date>2025-01-11T14:02:23</dc:date>
            </office:change-info>
            <text:p text:style-name="P9"><office:annotation><dc:date>0000-00-00T00:00:00</dc:date><text:p/></office:annotation></text:p>
          </text:deletion>
        </text:changed-region>
        <text:changed-region xml:id="ct94660486596112" text:id="ct94660486596112">
          <text:deletion>
            <office:change-info>
              <dc:creator>Unknown Author</dc:creator>
              <dc:date>2025-01-11T14:02:23</dc:date>
            </office:change-info>
            <text:p text:style-name="P9"><office:annotation><dc:date>0000-00-00T00:00:00</dc:date><text:p/></office:annotation></text:p>
          </text:deletion>
        </text:changed-region>
        <text:changed-region xml:id="ct94660486638016" text:id="ct94660486638016">
          <text:deletion>
            <office:change-info>
              <dc:creator>Unknown Author</dc:creator>
              <dc:date>2025-01-11T14:02:23</dc:date>
            </office:change-info>
            <text:p text:style-name="P9"><office:annotation><dc:date>0000-00-00T00:00:00</dc:date><text:p/></office:annotation></text:p>
          </text:deletion>
        </text:changed-region>
        <text:changed-region xml:id="ct94660486613440" text:id="ct94660486613440">
          <text:deletion>
            <office:change-info>
              <dc:creator>Unknown Author</dc:creator>
              <dc:date>2025-01-11T14:02:23</dc:date>
            </office:change-info>
            <text:p text:style-name="Footnote"><text:span text:style-name="T61"><office:annotation><dc:date>0000-00-00T00:00:00</dc:date><text:p/></office:annotation></text:span></text:p>
          </text:deletion>
        </text:changed-region>
        <text:changed-region xml:id="ct94660486669856" text:id="ct94660486669856">
          <text:format-change>
            <office:change-info>
              <dc:creator>Unknown Author</dc:creator>
              <dc:date>2025-01-11T14:56:12</dc:date>
            </office:change-info>
          </text:format-change>
        </text:changed-region>
        <text:changed-region xml:id="ct94660486146672" text:id="ct94660486146672">
          <text:deletion>
            <office:change-info>
              <dc:creator>Unknown Author</dc:creator>
              <dc:date>2025-01-13T16:11:33</dc:date>
            </office:change-info>
            <text:h text:style-name="P27" text:outline-level="1"><text:span text:style-name="Ninguno"><text:span text:style-name="T1"><text:line-break/></text:span></text:span></text:h>
            <text:p text:style-name="P30"><text:span text:style-name="Ninguno"><text:span text:style-name="T1"/></text:span></text:p>
          </text:deletion>
        </text:changed-region>
        <text:changed-region xml:id="ct94660485759968" text:id="ct94660485759968">
          <text:insertion>
            <office:change-info>
              <dc:creator>Unknown Author</dc:creator>
              <dc:date>2025-01-13T16:11:33</dc:date>
            </office:change-info>
          </text:insertion>
        </text:changed-region>
        <text:changed-region xml:id="ct94660486396928" text:id="ct94660486396928">
          <text:deletion>
            <office:change-info>
              <dc:creator>Unknown Author</dc:creator>
              <dc:date>2025-01-13T15:40:20</dc:date>
            </office:change-info>
            <text:h text:style-name="P29" text:outline-level="1"><text:span text:style-name="Ninguno"><text:span text:style-name="T5">. </text:span></text:span></text:h>
          </text:deletion>
        </text:changed-region>
        <text:changed-region xml:id="ct94660486396608" text:id="ct94660486396608">
          <text:deletion>
            <office:change-info>
              <dc:creator>Unknown Author</dc:creator>
              <dc:date>2025-01-11T13:15:03</dc:date>
            </office:change-info>
            <text:h text:style-name="P29" text:outline-level="1"><text:span text:style-name="Ninguno"><text:span text:style-name="T5"><text:s/>todo lo que aconteció durante la investigación</text:span></text:span></text:h>
          </text:deletion>
        </text:changed-region>
        <text:changed-region xml:id="ct94660484748192" text:id="ct94660484748192">
          <text:deletion>
            <office:change-info>
              <dc:creator>Unknown Author</dc:creator>
              <dc:date>2025-01-13T15:40:20</dc:date>
            </office:change-info>
            <text:h text:style-name="P29" text:outline-level="1"><text:span text:style-name="Ninguno"><text:span text:style-name="T5"><text:s/>muy rápidamente</text:span></text:span></text:h>
          </text:deletion>
        </text:changed-region>
        <text:changed-region xml:id="ct94660485106928" text:id="ct94660485106928">
          <text:deletion>
            <office:change-info>
              <dc:creator>Unknown Author</dc:creator>
              <dc:date>2025-01-13T15:32:19</dc:date>
            </office:change-info>
            <text:h text:style-name="P29" text:outline-level="1"><text:span text:style-name="Ninguno"><text:span text:style-name="T5"><office:annotation><dc:creator>Claudia Santos</dc:creator><dc:date>2024-10-14T14:03:15</dc:date><text:p/><text:p><text:span text:style-name="T63">Comenzaré por..</text:span></text:p></office:annotation></text:span></text:span></text:h>
          </text:deletion>
        </text:changed-region>
        <text:changed-region xml:id="ct94660485724000" text:id="ct94660485724000">
          <text:deletion>
            <office:change-info>
              <dc:creator>Unknown Author</dc:creator>
              <dc:date>2025-01-13T15:40:22</dc:date>
            </office:change-info>
            <text:h text:style-name="P29" text:outline-level="1"><text:span text:style-name="Ninguno"><text:span text:style-name="T5"/></text:span></text:h>
            <text:h text:style-name="P29" text:outline-level="1"><text:span text:style-name="Ninguno"><text:span text:style-name="T5">Antes que nada voy a resumir</text:span></text:span></text:h>
          </text:deletion>
        </text:changed-region>
        <text:changed-region xml:id="ct94660486403952" text:id="ct94660486403952">
          <text:insertion>
            <office:change-info>
              <dc:creator>Unknown Author</dc:creator>
              <dc:date>2025-01-13T15:38:25</dc:date>
            </office:change-info>
          </text:insertion>
        </text:changed-region>
        <text:changed-region xml:id="ct94660486404272" text:id="ct94660486404272">
          <text:insertion>
            <office:change-info>
              <dc:creator>Unknown Author</dc:creator>
              <dc:date>2025-01-13T16:12:05</dc:date>
            </office:change-info>
          </text:insertion>
        </text:changed-region>
        <text:changed-region xml:id="ct94660486404512" text:id="ct94660486404512">
          <text:deletion>
            <office:change-info>
              <dc:creator>Unknown Author</dc:creator>
              <dc:date>2025-01-13T16:12:52</dc:date>
            </office:change-info>
            <text:p text:style-name="P15"><text:span text:style-name="Ninguno"><text:span text:style-name="T9">D</text:span></text:span></text:p>
          </text:deletion>
        </text:changed-region>
        <text:changed-region xml:id="ct94660486406640" text:id="ct94660486406640">
          <text:insertion>
            <office:change-info>
              <dc:creator>Unknown Author</dc:creator>
              <dc:date>2025-01-13T16:12:53</dc:date>
            </office:change-info>
          </text:insertion>
        </text:changed-region>
        <text:changed-region xml:id="ct94660486427840" text:id="ct94660486427840">
          <text:deletion>
            <office:change-info>
              <dc:creator>Unknown Author</dc:creator>
              <dc:date>2025-01-11T12:57:18</dc:date>
            </office:change-info>
            <text:p text:style-name="P15"><text:span text:style-name="Ninguno"><text:span text:style-name="T5">lx autorx</text:span></text:span></text:p>
          </text:deletion>
        </text:changed-region>
        <text:changed-region xml:id="ct94660486430976" text:id="ct94660486430976">
          <text:insertion>
            <office:change-info>
              <dc:creator>Unknown Author</dc:creator>
              <dc:date>2025-01-11T12:57:18</dc:date>
            </office:change-info>
          </text:insertion>
        </text:changed-region>
        <text:changed-region xml:id="ct94660486431312" text:id="ct94660486431312">
          <text:deletion>
            <office:change-info>
              <dc:creator>Unknown Author</dc:creator>
              <dc:date>2025-01-11T12:57:46</dc:date>
            </office:change-info>
            <text:p text:style-name="P13"><text:span text:style-name="Ninguno"><text:span text:style-name="T5">utilizada en</text:span></text:span></text:p>
          </text:deletion>
        </text:changed-region>
        <text:changed-region xml:id="ct94660486435616" text:id="ct94660486435616">
          <text:insertion>
            <office:change-info>
              <dc:creator>Unknown Author</dc:creator>
              <dc:date>2025-01-11T12:57:47</dc:date>
            </office:change-info>
          </text:insertion>
        </text:changed-region>
        <text:changed-region xml:id="ct94660486436384" text:id="ct94660486436384">
          <text:insertion>
            <office:change-info>
              <dc:creator>Unknown Author</dc:creator>
              <dc:date>2025-01-11T12:58:04</dc:date>
            </office:change-info>
          </text:insertion>
        </text:changed-region>
        <text:changed-region xml:id="ct94660486436624" text:id="ct94660486436624">
          <text:deletion>
            <office:change-info>
              <dc:creator>Unknown Author</dc:creator>
              <dc:date>2025-01-13T15:32:15</dc:date>
            </office:change-info>
            <text:p text:style-name="P13"><text:span text:style-name="Ninguno"><text:span text:style-name="T5"><office:annotation><dc:creator>Claudia Santos</dc:creator><dc:date>2024-10-14T14:09:34</dc:date><text:p/><text:p><text:span text:style-name="T63">Ojala alcance a titularme a tiempo para que me pongas de ejemplo y me pongas en tu tesina y ser citada en una tesina oh sí oh sí</text:span></text:p></office:annotation></text:span></text:span></text:p>
          </text:deletion>
        </text:changed-region>
        <text:changed-region xml:id="ct94660486523040" text:id="ct94660486523040">
          <text:deletion>
            <office:change-info>
              <dc:creator>Unknown Author</dc:creator>
              <dc:date>2025-01-11T13:01:30</dc:date>
            </office:change-info>
            <text:p text:style-name="P13"><text:span text:style-name="Ninguno"><text:span text:style-name="T5"><text:s/></text:span></text:span></text:p>
          </text:deletion>
        </text:changed-region>
        <text:changed-region xml:id="ct94660486416144" text:id="ct94660486416144">
          <text:deletion>
            <office:change-info>
              <dc:creator>Unknown Author</dc:creator>
              <dc:date>2025-01-13T15:32:09</dc:date>
            </office:change-info>
            <text:p text:style-name="P13"><text:span text:style-name="Ninguno"><text:span text:style-name="T5"><office:annotation><dc:creator>Claudia Santos</dc:creator><dc:date>2024-10-14T14:19:10</dc:date><text:p/><text:p><text:span text:style-name="T63">Según yo este trabajo también tendría que estar en tu bibliografía</text:span></text:p></office:annotation></text:span></text:span></text:p>
          </text:deletion>
        </text:changed-region>
        <text:changed-region xml:id="ct94660486428480" text:id="ct94660486428480">
          <text:deletion>
            <office:change-info>
              <dc:creator>Claudia Santos</dc:creator>
              <dc:date>2024-10-14T14:18:47</dc:date>
            </office:change-info>
            <text:p text:style-name="P13"><text:span text:style-name="Ninguno"><text:span text:style-name="T5">"</text:span></text:span></text:p>
          </text:deletion>
        </text:changed-region>
        <text:changed-region xml:id="ct94660486421552" text:id="ct94660486421552">
          <text:insertion>
            <office:change-info>
              <dc:creator>Unknown Author</dc:creator>
              <dc:date>2025-01-13T16:26:26</dc:date>
            </office:change-info>
          </text:insertion>
        </text:changed-region>
        <text:changed-region xml:id="ct94660486398000" text:id="ct94660486398000">
          <text:deletion>
            <office:change-info>
              <dc:creator>Unknown Author</dc:creator>
              <dc:date>2025-01-13T15:25:59</dc:date>
            </office:change-info>
            <text:p text:style-name="P13"><text:span text:style-name="Ninguno"><text:span text:style-name="T5"><office:annotation><dc:creator>Claudia Santos</dc:creator><dc:date>2024-10-14T14:20:08</dc:date><text:p/><text:p><text:span text:style-name="T63">Esta coma separa sujeto de verbo, lo que no se puede</text:span></text:p></office:annotation></text:span></text:span></text:p>
          </text:deletion>
        </text:changed-region>
        <text:changed-region xml:id="ct94660486387264" text:id="ct94660486387264">
          <text:deletion>
            <office:change-info>
              <dc:creator>Unknown Author</dc:creator>
              <dc:date>2025-01-11T13:04:01</dc:date>
            </office:change-info>
            <text:p text:style-name="P13"><text:span text:style-name="Ninguno"><text:span text:style-name="T5">en un</text:span></text:span></text:p>
          </text:deletion>
        </text:changed-region>
        <text:changed-region xml:id="ct94660486503184" text:id="ct94660486503184">
          <text:insertion>
            <office:change-info>
              <dc:creator>Unknown Author</dc:creator>
              <dc:date>2025-01-11T13:04:02</dc:date>
            </office:change-info>
          </text:insertion>
        </text:changed-region>
        <text:changed-region xml:id="ct94660486412048" text:id="ct94660486412048">
          <text:deletion>
            <office:change-info>
              <dc:creator>Unknown Author</dc:creator>
              <dc:date>2025-01-11T13:04:05</dc:date>
            </office:change-info>
            <text:p text:style-name="P13"><text:span text:style-name="Ninguno"><text:span text:style-name="T5"><office:annotation><dc:creator>Claudia Santos</dc:creator><dc:date>2024-10-14T14:21:23</dc:date><text:p/><text:p><text:span text:style-name="T63">Cada?</text:span></text:p></office:annotation></text:span></text:span></text:p>
          </text:deletion>
        </text:changed-region>
        <text:changed-region xml:id="ct94660486441872" text:id="ct94660486441872">
          <text:insertion>
            <office:change-info>
              <dc:creator>Unknown Author</dc:creator>
              <dc:date>2025-01-11T14:42:44</dc:date>
            </office:change-info>
          </text:insertion>
        </text:changed-region>
        <text:changed-region xml:id="ct94660486442912" text:id="ct94660486442912">
          <text:deletion>
            <office:change-info>
              <dc:creator>Unknown Author</dc:creator>
              <dc:date>2025-01-13T15:26:07</dc:date>
            </office:change-info>
            <text:p text:style-name="P13"><text:span text:style-name="Ninguno"><text:span text:style-name="T5"><office:annotation><dc:creator>Claudia Santos</dc:creator><dc:date>2024-10-14T16:24:15</dc:date><text:p/><text:p><text:span text:style-name="T63">Muestra? Permite visualizar?</text:span></text:p></office:annotation></text:span></text:span></text:p>
          </text:deletion>
        </text:changed-region>
        <text:changed-region xml:id="ct94660486492928" text:id="ct94660486492928">
          <text:deletion>
            <office:change-info>
              <dc:creator>Unknown Author</dc:creator>
              <dc:date>2025-01-13T15:26:14</dc:date>
            </office:change-info>
            <text:p text:style-name="P13"><text:span text:style-name="Ninguno"><text:span text:style-name="T5"><office:annotation><dc:creator>Claudia Santos</dc:creator><dc:date>2024-10-14T16:24:47</dc:date><text:p/><text:p><text:span text:style-name="T63">Pero que también toma en cuenta los temas*</text:span></text:p><text:p/><text:p/></office:annotation></text:span></text:span></text:p>
          </text:deletion>
        </text:changed-region>
        <text:changed-region xml:id="ct94660486495152" text:id="ct94660486495152">
          <text:deletion>
            <office:change-info>
              <dc:creator>Unknown Author</dc:creator>
              <dc:date>2025-01-11T13:13:29</dc:date>
            </office:change-info>
            <text:h text:style-name="P11" text:outline-level="1"><text:span text:style-name="Ninguno"><text:span text:style-name="T1"><office:annotation><dc:creator>Claudia Santos</dc:creator><dc:date>2024-10-14T16:26:07</dc:date><text:p/><text:p><text:span text:style-name="T63">Párrafo oración jaja</text:span></text:p></office:annotation></text:span></text:span></text:h>
          </text:deletion>
        </text:changed-region>
        <text:changed-region xml:id="ct94660486509968" text:id="ct94660486509968">
          <text:format-change>
            <office:change-info>
              <dc:creator>Unknown Author</dc:creator>
              <dc:date>2025-01-11T13:13:24</dc:date>
            </office:change-info>
          </text:format-change>
        </text:changed-region>
        <text:changed-region xml:id="ct94660486504048" text:id="ct94660486504048">
          <text:deletion>
            <office:change-info>
              <dc:creator>Claudia Santos</dc:creator>
              <dc:date>2024-10-14T16:25:49</dc:date>
            </office:change-info>
            <text:h text:style-name="P11" text:outline-level="1"><text:span text:style-name="Ninguno"><text:span text:style-name="T1"><text:s/></text:span></text:span></text:h>
          </text:deletion>
        </text:changed-region>
        <text:changed-region xml:id="ct94660486498144" text:id="ct94660486498144">
          <text:deletion>
            <office:change-info>
              <dc:creator>David Pruneda Sentíes</dc:creator>
              <dc:date>2024-09-18T20:15:00</dc:date>
            </office:change-info>
            <text:h text:style-name="P11" text:outline-level="1"><text:span text:style-name="Ninguno"><text:span text:style-name="T1">A continuación voy a explicar qué es un documento JSON y cómo funcionan, a grandes rasgos, los scripts que escribí.</text:span></text:span></text:h>
          </text:deletion>
        </text:changed-region>
        <text:changed-region xml:id="ct94660486504560" text:id="ct94660486504560">
          <text:deletion>
            <office:change-info>
              <dc:creator>Unknown Author</dc:creator>
              <dc:date>2025-01-11T13:13:04</dc:date>
            </office:change-info>
            <text:h text:style-name="P11" text:outline-level="1"><text:span text:style-name="Ninguno"><text:span text:style-name="T1"/></text:span></text:h>
            <text:h text:style-name="P11" text:outline-level="1"><text:span text:style-name="Ninguno"><text:span text:style-name="T1"/></text:span></text:h>
          </text:deletion>
        </text:changed-region>
        <text:changed-region xml:id="ct94660486410896" text:id="ct94660486410896">
          <text:deletion>
            <office:change-info>
              <dc:creator>Unknown Author</dc:creator>
              <dc:date>2025-01-11T13:12:59</dc:date>
            </office:change-info>
            <text:h text:style-name="P11" text:outline-level="1"><text:span text:style-name="Ninguno"><text:span text:style-name="T1"><text:tab/></text:span></text:span></text:h>
          </text:deletion>
        </text:changed-region>
        <text:changed-region xml:id="ct94660486409408" text:id="ct94660486409408">
          <text:insertion>
            <office:change-info>
              <dc:creator>Unknown Author</dc:creator>
              <dc:date>2025-01-11T13:13:05</dc:date>
            </office:change-info>
          </text:insertion>
        </text:changed-region>
        <text:changed-region xml:id="ct94660486510864" text:id="ct94660486510864">
          <text:format-change>
            <office:change-info>
              <dc:creator>Unknown Author</dc:creator>
              <dc:date>2025-01-11T13:13:24</dc:date>
            </office:change-info>
          </text:format-change>
        </text:changed-region>
        <text:changed-region xml:id="ct94660486512576" text:id="ct94660486512576">
          <text:deletion>
            <office:change-info>
              <dc:creator>Unknown Author</dc:creator>
              <dc:date>2025-01-13T15:26:22</dc:date>
            </office:change-info>
            <text:h text:style-name="P11" text:outline-level="1"><text:span text:style-name="Ninguno"><text:span text:style-name="T1"><office:annotation><dc:creator>Claudia Santos</dc:creator><dc:date>2024-10-14T16:34:59</dc:date><text:p/><text:p><text:span text:style-name="T63">Algo que me agrada… </text:span></text:p></office:annotation></text:span></text:span></text:h>
          </text:deletion>
        </text:changed-region>
        <text:changed-region xml:id="ct94660486511904" text:id="ct94660486511904">
          <text:format-change>
            <office:change-info>
              <dc:creator>Unknown Author</dc:creator>
              <dc:date>2025-01-11T13:13:24</dc:date>
            </office:change-info>
          </text:format-change>
        </text:changed-region>
        <text:changed-region xml:id="ct94660486497168" text:id="ct94660486497168">
          <text:deletion>
            <office:change-info>
              <dc:creator>Unknown Author</dc:creator>
              <dc:date>2025-01-11T13:20:26</dc:date>
            </office:change-info>
            <text:p text:style-name="P13"><text:span text:style-name="Ninguno"><text:span text:style-name="T32"><office:annotation><dc:creator>Claudia Santos</dc:creator><dc:date>2024-10-14T16:43:14</dc:date><text:p/><text:p><text:span text:style-name="T63">Poner en la biblio</text:span></text:p></office:annotation></text:span></text:span></text:p>
          </text:deletion>
        </text:changed-region>
        <text:changed-region xml:id="ct94660486446000" text:id="ct94660486446000">
          <text:deletion>
            <office:change-info>
              <dc:creator>Claudia Santos</dc:creator>
              <dc:date>2024-10-14T17:15:00</dc:date>
            </office:change-info>
            <text:p text:style-name="P13"><text:span text:style-name="Ninguno"><text:span text:style-name="T50"/></text:span></text:p>
            <text:p text:style-name="P13"><text:span text:style-name="Ninguno"><text:span text:style-name="T28"/></text:span></text:p>
          </text:deletion>
        </text:changed-region>
        <text:changed-region xml:id="ct94660486446496" text:id="ct94660486446496">
          <text:deletion>
            <office:change-info>
              <dc:creator>Unknown Author</dc:creator>
              <dc:date>2025-01-11T13:21:23</dc:date>
            </office:change-info>
            <text:p text:style-name="P13"><text:span text:style-name="Ninguno"><text:span text:style-name="T28">Como es evidente, es</text:span></text:span></text:p>
          </text:deletion>
        </text:changed-region>
        <text:changed-region xml:id="ct94660486480816" text:id="ct94660486480816">
          <text:insertion>
            <office:change-info>
              <dc:creator>Unknown Author</dc:creator>
              <dc:date>2025-01-11T13:21:23</dc:date>
            </office:change-info>
          </text:insertion>
        </text:changed-region>
        <text:changed-region xml:id="ct94660486501712" text:id="ct94660486501712">
          <text:deletion>
            <office:change-info>
              <dc:creator>Unknown Author</dc:creator>
              <dc:date>2025-01-11T13:21:33</dc:date>
            </office:change-info>
            <text:p text:style-name="P13"><text:span text:style-name="Ninguno"><text:span text:style-name="T5">bases de dato</text:span></text:span><text:span text:style-name="Ninguno"><text:span text:style-name="T34">s</text:span></text:span></text:p>
          </text:deletion>
        </text:changed-region>
        <text:changed-region xml:id="ct94660486499296" text:id="ct94660486499296">
          <text:insertion>
            <office:change-info>
              <dc:creator>Unknown Author</dc:creator>
              <dc:date>2025-01-11T13:21:33</dc:date>
            </office:change-info>
          </text:insertion>
        </text:changed-region>
        <text:changed-region xml:id="ct94660486176640" text:id="ct94660486176640">
          <text:deletion>
            <office:change-info>
              <dc:creator>Unknown Author</dc:creator>
              <dc:date>2025-01-13T15:26:38</dc:date>
            </office:change-info>
            <text:p text:style-name="P13"><text:span text:style-name="Ninguno"><text:span text:style-name="T5"><text:s/>evidentemente</text:span></text:span></text:p>
          </text:deletion>
        </text:changed-region>
        <text:changed-region xml:id="ct94660486448784" text:id="ct94660486448784">
          <text:insertion>
            <office:change-info>
              <dc:creator>Unknown Author</dc:creator>
              <dc:date>2025-01-13T15:26:38</dc:date>
            </office:change-info>
          </text:insertion>
        </text:changed-region>
        <text:changed-region xml:id="ct94660486450464" text:id="ct94660486450464">
          <text:deletion>
            <office:change-info>
              <dc:creator>Unknown Author</dc:creator>
              <dc:date>2025-01-13T15:27:00</dc:date>
            </office:change-info>
            <text:p text:style-name="P13"><text:span text:style-name="Ninguno"><text:span text:style-name="T5">busqué</text:span></text:span></text:p>
          </text:deletion>
        </text:changed-region>
        <text:changed-region xml:id="ct94660486450160" text:id="ct94660486450160">
          <text:deletion>
            <office:change-info>
              <dc:creator>Unknown Author</dc:creator>
              <dc:date>2025-01-13T15:26:31</dc:date>
            </office:change-info>
            <text:p text:style-name="P13"><text:span text:style-name="Ninguno"><text:span text:style-name="T5"><office:annotation><dc:creator>Claudia Santos</dc:creator><dc:date>2024-10-14T16:42:05</dc:date><text:p/><text:p><text:span text:style-name="T63">No tan evidente para los 0% tecnológicos jajaja y ademas de que solo haz dado tres ejemplos de tesinas y uno es de formato</text:span></text:p></office:annotation></text:span></text:span></text:p>
          </text:deletion>
        </text:changed-region>
        <text:changed-region xml:id="ct94660486485776" text:id="ct94660486485776">
          <text:insertion>
            <office:change-info>
              <dc:creator>Unknown Author</dc:creator>
              <dc:date>2025-01-13T15:27:03</dc:date>
            </office:change-info>
          </text:insertion>
        </text:changed-region>
        <text:changed-region xml:id="ct94660486489584" text:id="ct94660486489584">
          <text:deletion>
            <office:change-info>
              <dc:creator>Unknown Author</dc:creator>
              <dc:date>2025-01-11T13:28:26</dc:date>
            </office:change-info>
            <text:p text:style-name="P13"><text:span text:style-name="Ninguno"><text:span text:style-name="T5">entonces</text:span></text:span></text:p>
          </text:deletion>
        </text:changed-region>
        <text:changed-region xml:id="ct94660486486640" text:id="ct94660486486640">
          <text:insertion>
            <office:change-info>
              <dc:creator>Unknown Author</dc:creator>
              <dc:date>2025-01-11T13:28:26</dc:date>
            </office:change-info>
          </text:insertion>
        </text:changed-region>
        <text:changed-region xml:id="ct94660486453312" text:id="ct94660486453312">
          <text:deletion>
            <office:change-info>
              <dc:creator>Unknown Author</dc:creator>
              <dc:date>2025-01-11T13:28:31</dc:date>
            </office:change-info>
            <text:p text:style-name="P13"><text:span text:style-name="Ninguno"><text:span text:style-name="T5"><office:annotation><dc:creator>Claudia Santos</dc:creator><dc:date>2024-10-14T16:44:43</dc:date><text:p/><text:p><text:span text:style-name="T63">Por lo que ?</text:span></text:p></office:annotation></text:span></text:span></text:p>
          </text:deletion>
        </text:changed-region>
        <text:changed-region xml:id="ct94660486456448" text:id="ct94660486456448">
          <text:deletion>
            <office:change-info>
              <dc:creator>Unknown Author</dc:creator>
              <dc:date>2025-01-11T13:31:36</dc:date>
            </office:change-info>
            <text:p text:style-name="P13"><text:span text:style-name="Ninguno"><text:span text:style-name="T5">letras inglesas</text:span></text:span></text:p>
          </text:deletion>
        </text:changed-region>
        <text:changed-region xml:id="ct94660486459200" text:id="ct94660486459200">
          <text:insertion>
            <office:change-info>
              <dc:creator>Unknown Author</dc:creator>
              <dc:date>2025-01-11T13:31:36</dc:date>
            </office:change-info>
          </text:insertion>
        </text:changed-region>
        <text:changed-region xml:id="ct94660486514016" text:id="ct94660486514016">
          <text:deletion>
            <office:change-info>
              <dc:creator>Unknown Author</dc:creator>
              <dc:date>2025-01-11T13:31:56</dc:date>
            </office:change-info>
            <text:p text:style-name="P13"><text:span text:style-name="Ninguno"><text:span text:style-name="T5">letras inglesas</text:span></text:span></text:p>
          </text:deletion>
        </text:changed-region>
        <text:changed-region xml:id="ct94660486410656" text:id="ct94660486410656">
          <text:insertion>
            <office:change-info>
              <dc:creator>Unknown Author</dc:creator>
              <dc:date>2025-01-11T13:31:56</dc:date>
            </office:change-info>
          </text:insertion>
        </text:changed-region>
        <text:changed-region xml:id="ct94660486509632" text:id="ct94660486509632">
          <text:deletion>
            <office:change-info>
              <dc:creator>Unknown Author</dc:creator>
              <dc:date>2025-01-11T13:40:58</dc:date>
            </office:change-info>
            <text:p text:style-name="P13"><text:span text:style-name="Ninguno"><text:span text:style-name="T5">.</text:span></text:span><text:span text:style-name="Ninguno"><text:span text:style-name="T5"><office:annotation><dc:creator>Claudia Santos</dc:creator><dc:date>2024-10-14T16:45:55</dc:date><text:p/><text:p><text:span text:style-name="T63">Yo usaría dos puntos (:)</text:span></text:p></office:annotation></text:span></text:span><text:span text:style-name="Ninguno"><text:span text:style-name="T5"> L</text:span></text:span></text:p>
          </text:deletion>
        </text:changed-region>
        <text:changed-region xml:id="ct94660485814960" text:id="ct94660485814960">
          <text:insertion>
            <office:change-info>
              <dc:creator>Unknown Author</dc:creator>
              <dc:date>2025-01-11T13:40:59</dc:date>
            </office:change-info>
          </text:insertion>
        </text:changed-region>
        <text:changed-region xml:id="ct94660486405488" text:id="ct94660486405488">
          <text:insertion>
            <office:change-info>
              <dc:creator>Unknown Author</dc:creator>
              <dc:date>2025-01-11T13:41:07</dc:date>
            </office:change-info>
          </text:insertion>
        </text:changed-region>
        <text:changed-region xml:id="ct94660486498416" text:id="ct94660486498416">
          <text:deletion>
            <office:change-info>
              <dc:creator>Unknown Author</dc:creator>
              <dc:date>2025-01-11T13:41:00</dc:date>
            </office:change-info>
            <text:p text:style-name="P13"><text:span text:style-name="Ninguno"><text:span text:style-name="T5">a</text:span></text:span></text:p>
          </text:deletion>
        </text:changed-region>
        <text:changed-region xml:id="ct94660486458640" text:id="ct94660486458640">
          <text:insertion>
            <office:change-info>
              <dc:creator>Unknown Author</dc:creator>
              <dc:date>2025-01-11T13:41:07</dc:date>
            </office:change-info>
          </text:insertion>
        </text:changed-region>
        <text:changed-region xml:id="ct94660486455824" text:id="ct94660486455824">
          <text:deletion>
            <office:change-info>
              <dc:creator>Unknown Author</dc:creator>
              <dc:date>2025-01-11T13:40:34</dc:date>
            </office:change-info>
            <text:p text:style-name="P13"><text:span text:style-name="Ninguno"><text:span text:style-name="T5">, no con todos los trabajos de titulación existentes de </text:span></text:span></text:p>
          </text:deletion>
        </text:changed-region>
        <text:changed-region xml:id="ct94660486486016" text:id="ct94660486486016">
          <text:deletion>
            <office:change-info>
              <dc:creator>Unknown Author</dc:creator>
              <dc:date>2025-01-11T13:31:59</dc:date>
            </office:change-info>
            <text:p text:style-name="P13"><text:span text:style-name="Ninguno"><text:span text:style-name="T5">letras inglesas</text:span></text:span></text:p>
          </text:deletion>
        </text:changed-region>
        <text:changed-region xml:id="ct94660486454096" text:id="ct94660486454096">
          <text:deletion>
            <office:change-info>
              <dc:creator>Unknown Author</dc:creator>
              <dc:date>2025-01-11T13:41:12</dc:date>
            </office:change-info>
            <text:p text:style-name="P13"><text:span text:style-name="Ninguno"><text:span text:style-name="T5"><office:annotation><dc:creator>Claudia Santos</dc:creator><dc:date>2024-10-14T16:46:59</dc:date><text:p/><text:p><text:span text:style-name="T63">Esto sí es evidente jajaja porque ya dijiste que hay 492</text:span></text:p></office:annotation></text:span></text:span></text:p>
          </text:deletion>
        </text:changed-region>
        <text:changed-region xml:id="ct94660486456752" text:id="ct94660486456752">
          <text:insertion>
            <office:change-info>
              <dc:creator>Unknown Author</dc:creator>
              <dc:date>2025-01-11T13:41:12</dc:date>
            </office:change-info>
          </text:insertion>
        </text:changed-region>
        <text:changed-region xml:id="ct94660486489200" text:id="ct94660486489200">
          <text:insertion>
            <office:change-info>
              <dc:creator>Unknown Author</dc:creator>
              <dc:date>2025-01-11T13:42:03</dc:date>
            </office:change-info>
          </text:insertion>
        </text:changed-region>
        <text:changed-region xml:id="ct94660486466672" text:id="ct94660486466672">
          <text:deletion>
            <office:change-info>
              <dc:creator>Unknown Author</dc:creator>
              <dc:date>2025-01-11T13:36:39</dc:date>
            </office:change-info>
            <text:p text:style-name="P13"><text:span text:style-name="Ninguno"><text:span text:style-name="T5">no quiero</text:span></text:span></text:p>
          </text:deletion>
        </text:changed-region>
        <text:changed-region xml:id="ct94660486466912" text:id="ct94660486466912">
          <text:insertion>
            <office:change-info>
              <dc:creator>Unknown Author</dc:creator>
              <dc:date>2025-01-11T13:36:42</dc:date>
            </office:change-info>
          </text:insertion>
        </text:changed-region>
        <text:changed-region xml:id="ct94660486467152" text:id="ct94660486467152">
          <text:deletion>
            <office:change-info>
              <dc:creator>Unknown Author</dc:creator>
              <dc:date>2025-01-11T13:36:44</dc:date>
            </office:change-info>
            <text:p text:style-name="P13"><text:span text:style-name="Ninguno"><text:span text:style-name="T5">sigue</text:span></text:span></text:p>
          </text:deletion>
        </text:changed-region>
        <text:changed-region xml:id="ct94660486467392" text:id="ct94660486467392">
          <text:insertion>
            <office:change-info>
              <dc:creator>Unknown Author</dc:creator>
              <dc:date>2025-01-11T13:36:45</dc:date>
            </office:change-info>
          </text:insertion>
        </text:changed-region>
        <text:changed-region xml:id="ct94660486467632" text:id="ct94660486467632">
          <text:deletion>
            <office:change-info>
              <dc:creator>Unknown Author</dc:creator>
              <dc:date>2025-01-11T13:39:00</dc:date>
            </office:change-info>
            <text:p text:style-name="P13"><text:span text:style-name="Ninguno"><text:span text:style-name="T5"><office:annotation><dc:creator>Claudia Santos</dc:creator><dc:date>2024-10-14T16:47:39</dc:date><text:p/><text:p><text:span text:style-name="T63">Tomando en cuenta que este año ya casi deja de estar en curso, y mencionando que me entristece notar que entonces no podré ser citada como ejemplo, creo que sería mejor ir poniendo “no quise, en el 2024 que fue cuando trabajé esta parte blablaba jajajaj </text:span></text:p></office:annotation></text:span></text:span></text:p>
          </text:deletion>
        </text:changed-region>
        <text:changed-region xml:id="ct94660486469888" text:id="ct94660486469888">
          <text:deletion>
            <office:change-info>
              <dc:creator>Unknown Author</dc:creator>
              <dc:date>2025-01-11T13:38:51</dc:date>
            </office:change-info>
            <text:p text:style-name="P13"><text:span text:style-name="Ninguno"><text:span text:style-name="T5"/></text:span></text:p>
            <text:p text:style-name="P13"><text:span text:style-name="Ninguno"><text:span text:style-name="T52"><text:tab/></text:span></text:span></text:p>
          </text:deletion>
        </text:changed-region>
        <text:changed-region xml:id="ct94660486452480" text:id="ct94660486452480">
          <text:insertion>
            <office:change-info>
              <dc:creator>Unknown Author</dc:creator>
              <dc:date>2025-01-11T13:38:52</dc:date>
            </office:change-info>
          </text:insertion>
        </text:changed-region>
        <text:changed-region xml:id="ct94660486467872" text:id="ct94660486467872">
          <text:deletion>
            <office:change-info>
              <dc:creator>Unknown Author</dc:creator>
              <dc:date>2025-01-11T13:38:57</dc:date>
            </office:change-info>
            <text:p text:style-name="P13"><text:span text:style-name="Ninguno"><text:span text:style-name="T52"><office:annotation><dc:creator>Claudia Santos</dc:creator><dc:date>2024-10-14T16:50:07</dc:date><text:p/><text:p><text:span text:style-name="T63">Siento que esta idea y la de arriba están muy conectadas y corresponden al mismo párrafo, así que quizá buscar otro espacio para hacer el corte, pero como quieras</text:span></text:p></office:annotation></text:span></text:span></text:p>
          </text:deletion>
        </text:changed-region>
        <text:changed-region xml:id="ct94660486526048" text:id="ct94660486526048">
          <text:deletion>
            <office:change-info>
              <dc:creator>Unknown Author</dc:creator>
              <dc:date>2025-01-13T15:27:46</dc:date>
            </office:change-info>
            <text:p text:style-name="P13"><text:span text:style-name="Ninguno"><text:span text:style-name="T52"><office:annotation><dc:creator>Claudia Santos</dc:creator><dc:date>2024-10-14T16:51:02</dc:date><text:p/><text:p><text:span text:style-name="T63">Amigo jajaja siento que dices mucho, claramente, evidentemente, etc y cosas que hacen sentir lo que te conté, salu2</text:span></text:p></office:annotation></text:span></text:span></text:p>
          </text:deletion>
        </text:changed-region>
        <text:changed-region xml:id="ct94660486528896" text:id="ct94660486528896">
          <text:deletion>
            <office:change-info>
              <dc:creator>Unknown Author</dc:creator>
              <dc:date>2025-01-13T15:27:56</dc:date>
            </office:change-info>
            <text:p text:style-name="P13"><text:span text:style-name="Ninguno"><text:span text:style-name="T52"><office:annotation><dc:creator>Claudia Santos</dc:creator><dc:date>2024-10-14T16:55:56</dc:date><text:p/><text:p><text:span text:style-name="T63">Creo que esto podría ser una nota al pie, pero porque en mis notas al pie yo hangueo con mis lectores y tú lo haces en los paréntesis y en las notas al pie das info jajajaj pero es un paréntesis muy largo, así que como veas</text:span></text:p></office:annotation></text:span></text:span></text:p>
          </text:deletion>
        </text:changed-region>
        <text:changed-region xml:id="ct94660486525568" text:id="ct94660486525568">
          <text:deletion>
            <office:change-info>
              <dc:creator>Unknown Author</dc:creator>
              <dc:date>2025-01-11T13:41:44</dc:date>
            </office:change-info>
            <text:p text:style-name="P13"><text:span text:style-name="Ninguno"><text:span text:style-name="T5">La segunda razón por la que trabajé con 492 documentos es que hay ciertos trabajos cuyas fichas aparecen en la página de TESIUNAM, pero que no están disponibles</text:span></text:span></text:p>
          </text:deletion>
        </text:changed-region>
        <text:changed-region xml:id="ct94660486537200" text:id="ct94660486537200">
          <text:insertion>
            <office:change-info>
              <dc:creator>Unknown Author</dc:creator>
              <dc:date>2025-01-11T13:41:44</dc:date>
            </office:change-info>
          </text:insertion>
        </text:changed-region>
        <text:changed-region xml:id="ct94660486537440" text:id="ct94660486537440">
          <text:insertion>
            <office:change-info>
              <dc:creator>Unknown Author</dc:creator>
              <dc:date>2025-01-11T13:47:21</dc:date>
            </office:change-info>
          </text:insertion>
        </text:changed-region>
        <text:changed-region xml:id="ct94660486454416" text:id="ct94660486454416">
          <text:insertion>
            <office:change-info>
              <dc:creator>Unknown Author</dc:creator>
              <dc:date>2025-01-11T13:51:34</dc:date>
            </office:change-info>
          </text:insertion>
        </text:changed-region>
        <text:changed-region xml:id="ct94660486462192" text:id="ct94660486462192">
          <text:insertion>
            <office:change-info>
              <dc:creator>Unknown Author</dc:creator>
              <dc:date>2025-01-11T13:52:57</dc:date>
            </office:change-info>
          </text:insertion>
        </text:changed-region>
        <text:changed-region xml:id="ct94660485893600" text:id="ct94660485893600">
          <text:deletion>
            <office:change-info>
              <dc:creator>Unknown Author</dc:creator>
              <dc:date>2025-01-13T15:28:20</dc:date>
            </office:change-info>
            <text:p text:style-name="P13"><text:span text:style-name="Ninguno"><text:span text:style-name="T5"><office:annotation><dc:creator>Claudia Santos</dc:creator><dc:date>2024-10-14T17:09:28</dc:date><text:p/><text:p><text:span text:style-name="T63">Yo aquí pondría dos puntos</text:span></text:p></office:annotation></text:span></text:span></text:p>
          </text:deletion>
        </text:changed-region>
        <text:changed-region xml:id="ct94660486514912" text:id="ct94660486514912">
          <text:deletion>
            <office:change-info>
              <dc:creator>Unknown Author</dc:creator>
              <dc:date>2025-01-11T13:57:16</dc:date>
            </office:change-info>
            <text:p text:style-name="P13"><text:span text:style-name="Ninguno"><text:span text:style-name="T5">h</text:span></text:span><text:a xlink:type="simple" xlink:href="https://github.com/diego-g-fonte/json_processing" text:style-name="Hyperlink.0" text:visited-style-name="Hyperlink.0"><text:span text:style-name="Hyperlink.0"><text:span text:style-name="T51">t</text:span></text:span></text:a></text:p>
          </text:deletion>
        </text:changed-region>
        <text:changed-region xml:id="ct94660486477600" text:id="ct94660486477600">
          <text:insertion>
            <office:change-info>
              <dc:creator>Unknown Author</dc:creator>
              <dc:date>2025-01-11T13:57:13</dc:date>
            </office:change-info>
          </text:insertion>
        </text:changed-region>
        <text:changed-region xml:id="ct94660486456992" text:id="ct94660486456992">
          <text:format-change>
            <office:change-info>
              <dc:creator>Unknown Author</dc:creator>
              <dc:date>2025-01-11T13:57:32</dc:date>
            </office:change-info>
          </text:format-change>
        </text:changed-region>
        <text:changed-region xml:id="ct94660486529376" text:id="ct94660486529376">
          <text:insertion>
            <office:change-info>
              <dc:creator>Unknown Author</dc:creator>
              <dc:date>2025-01-11T13:57:32</dc:date>
            </office:change-info>
          </text:insertion>
        </text:changed-region>
        <text:changed-region xml:id="ct94660486553616" text:id="ct94660486553616">
          <text:insertion>
            <office:change-info>
              <dc:creator>Unknown Author</dc:creator>
              <dc:date>2025-01-11T14:07:39</dc:date>
            </office:change-info>
          </text:insertion>
        </text:changed-region>
        <text:changed-region xml:id="ct94660486513376" text:id="ct94660486513376">
          <text:deletion>
            <office:change-info>
              <dc:creator>Unknown Author</dc:creator>
              <dc:date>2025-01-11T14:11:01</dc:date>
            </office:change-info>
            <text:p text:style-name="P22"><text:span text:style-name="Ninguno"><text:span text:style-name="T6">]</text:span></text:span></text:p>
          </text:deletion>
        </text:changed-region>
        <text:changed-region xml:id="ct94660486453552" text:id="ct94660486453552">
          <text:insertion>
            <office:change-info>
              <dc:creator>Unknown Author</dc:creator>
              <dc:date>2025-01-11T14:07:40</dc:date>
            </office:change-info>
          </text:insertion>
        </text:changed-region>
        <text:changed-region xml:id="ct94660486551008" text:id="ct94660486551008">
          <text:deletion>
            <office:change-info>
              <dc:creator>Unknown Author</dc:creator>
              <dc:date>2025-01-11T14:11:03</dc:date>
            </office:change-info>
            <text:p text:style-name="P22"><text:span text:style-name="Ninguno"><text:span text:style-name="T6">[</text:span></text:span></text:p>
          </text:deletion>
        </text:changed-region>
        <text:changed-region xml:id="ct94660486561088" text:id="ct94660486561088">
          <text:deletion>
            <office:change-info>
              <dc:creator>Unknown Author</dc:creator>
              <dc:date>2025-01-11T14:11:04</dc:date>
            </office:change-info>
            <text:p text:style-name="P22"><text:span text:style-name="Ninguno"><text:span text:style-name="T5">]</text:span></text:span></text:p>
          </text:deletion>
        </text:changed-region>
        <text:changed-region xml:id="ct94660486529616" text:id="ct94660486529616">
          <text:insertion>
            <office:change-info>
              <dc:creator>Unknown Author</dc:creator>
              <dc:date>2025-01-11T14:07:44</dc:date>
            </office:change-info>
          </text:insertion>
        </text:changed-region>
        <text:changed-region xml:id="ct94660486549984" text:id="ct94660486549984">
          <text:deletion>
            <office:change-info>
              <dc:creator>Unknown Author</dc:creator>
              <dc:date>2025-01-11T14:07:58</dc:date>
            </office:change-info>
            <text:p text:style-name="P22"><text:span text:style-name="Ninguno"><text:span text:style-name="T5">.</text:span></text:span><text:span text:style-name="Ninguno"><text:span text:style-name="T5"><office:annotation><dc:creator>Claudia Santos</dc:creator><dc:date>2024-10-14T17:18:20</dc:date><text:p/><text:p><text:span text:style-name="T63">Yo usaría dos puntos</text:span></text:p></office:annotation></text:span></text:span><text:span text:style-name="Ninguno"><text:span text:style-name="T5"> S</text:span></text:span></text:p>
          </text:deletion>
        </text:changed-region>
        <text:changed-region xml:id="ct94660486568176" text:id="ct94660486568176">
          <text:insertion>
            <office:change-info>
              <dc:creator>Unknown Author</dc:creator>
              <dc:date>2025-01-11T14:07:59</dc:date>
            </office:change-info>
          </text:insertion>
        </text:changed-region>
        <text:changed-region xml:id="ct94660486575632" text:id="ct94660486575632">
          <text:deletion>
            <office:change-info>
              <dc:creator>Unknown Author</dc:creator>
              <dc:date>2025-01-11T14:09:22</dc:date>
            </office:change-info>
            <text:p text:style-name="P13"><text:span text:style-name="Ninguno"><text:span text:style-name="T5">combinando</text:span></text:span><text:span text:style-name="Ninguno"><text:span text:style-name="T5"><office:annotation><dc:creator>Claudia Santos</dc:creator><dc:date>2024-10-14T17:18:45</dc:date><text:p/><text:p><text:span text:style-name="T63">Que combina*</text:span></text:p></office:annotation></text:span></text:span></text:p>
          </text:deletion>
        </text:changed-region>
        <text:changed-region xml:id="ct94660486575872" text:id="ct94660486575872">
          <text:insertion>
            <office:change-info>
              <dc:creator>Unknown Author</dc:creator>
              <dc:date>2025-01-11T14:09:22</dc:date>
            </office:change-info>
          </text:insertion>
        </text:changed-region>
        <text:changed-region xml:id="ct94660486576112" text:id="ct94660486576112">
          <text:deletion>
            <office:change-info>
              <dc:creator>Unknown Author</dc:creator>
              <dc:date>2025-01-11T14:09:39</dc:date>
            </office:change-info>
            <text:p text:style-name="P13"><text:span text:style-name="Ninguno"><text:span text:style-name="T5"><text:s/>no juntar estilo con tema y</text:span></text:span></text:p>
          </text:deletion>
        </text:changed-region>
        <text:changed-region xml:id="ct94660486576352" text:id="ct94660486576352">
          <text:deletion>
            <office:change-info>
              <dc:creator>Unknown Author</dc:creator>
              <dc:date>2025-01-11T14:09:47</dc:date>
            </office:change-info>
            <text:p text:style-name="P13"><text:span text:style-name="Ninguno"><text:span text:style-name="T5">tratar cada aspecto por separado</text:span></text:span></text:p>
          </text:deletion>
        </text:changed-region>
        <text:changed-region xml:id="ct94660486576592" text:id="ct94660486576592">
          <text:insertion>
            <office:change-info>
              <dc:creator>Unknown Author</dc:creator>
              <dc:date>2025-01-11T14:09:47</dc:date>
            </office:change-info>
          </text:insertion>
        </text:changed-region>
        <text:changed-region xml:id="ct94660486576832" text:id="ct94660486576832">
          <text:deletion>
            <office:change-info>
              <dc:creator>Unknown Author</dc:creator>
              <dc:date>2025-01-11T14:09:57</dc:date>
            </office:change-info>
            <text:p text:style-name="P13"><text:span text:style-name="Ninguno"><text:span text:style-name="T42"><office:annotation><dc:creator>Claudia Santos</dc:creator><dc:date>2024-10-14T17:22:22</dc:date><text:p/><text:p><text:span text:style-name="T63">Eliminar repetición</text:span></text:p></office:annotation></text:span></text:span></text:p>
          </text:deletion>
        </text:changed-region>
        <text:changed-region xml:id="ct94660486577072" text:id="ct94660486577072">
          <text:deletion>
            <office:change-info>
              <dc:creator>Unknown Author</dc:creator>
              <dc:date>2025-01-11T13:32:04</dc:date>
            </office:change-info>
            <text:p text:style-name="P13"><text:span text:style-name="Ninguno"><text:span text:style-name="T5">letras inglesas</text:span></text:span></text:p>
          </text:deletion>
        </text:changed-region>
        <text:changed-region xml:id="ct94660486579376" text:id="ct94660486579376">
          <text:insertion>
            <office:change-info>
              <dc:creator>Unknown Author</dc:creator>
              <dc:date>2025-01-11T13:32:04</dc:date>
            </office:change-info>
          </text:insertion>
        </text:changed-region>
        <text:changed-region xml:id="ct94660486553376" text:id="ct94660486553376">
          <text:deletion>
            <office:change-info>
              <dc:creator>Unknown Author</dc:creator>
              <dc:date>2025-01-11T14:12:12</dc:date>
            </office:change-info>
            <text:p text:style-name="P13"><text:span text:style-name="Ninguno"><text:span text:style-name="T5">son</text:span></text:span></text:p>
          </text:deletion>
        </text:changed-region>
        <text:changed-region xml:id="ct94660486527552" text:id="ct94660486527552">
          <text:insertion>
            <office:change-info>
              <dc:creator>Unknown Author</dc:creator>
              <dc:date>2025-01-11T14:12:12</dc:date>
            </office:change-info>
          </text:insertion>
        </text:changed-region>
        <text:changed-region xml:id="ct94660485941600" text:id="ct94660485941600">
          <text:deletion>
            <office:change-info>
              <dc:creator>Unknown Author</dc:creator>
              <dc:date>2025-01-11T14:12:20</dc:date>
            </office:change-info>
            <text:p text:style-name="P13"><text:span text:style-name="Ninguno"><text:span text:style-name="T5"><office:annotation><dc:creator>Claudia Santos</dc:creator><dc:date>2024-10-14T17:24:17</dc:date><text:p/><text:p><text:span text:style-name="T63">Son populares? Cual es el sujeto de esta oración? Son populares los autores? Los estudios? La estilometria? O son populares las conversaciones?</text:span></text:p><text:p><text:span text:style-name="T63">No queda claro.</text:span></text:p><text:p/><text:p><text:span text:style-name="T63">Igual si el sujeto fuera la estilometria, el verbo tendría que ser singular </text:span></text:p></office:annotation></text:span></text:span></text:p>
          </text:deletion>
        </text:changed-region>
        <text:changed-region xml:id="ct94660486568752" text:id="ct94660486568752">
          <text:deletion>
            <office:change-info>
              <dc:creator>Unknown Author</dc:creator>
              <dc:date>2025-01-11T14:12:49</dc:date>
            </office:change-info>
            <text:p text:style-name="P13"><text:span text:style-name="Ninguno"><text:span text:style-name="T5"><office:annotation><dc:creator>Claudia Santos</dc:creator><dc:date>2024-10-14T17:26:59</dc:date><text:p/><text:p><text:span text:style-name="T63">Al usar?</text:span></text:p></office:annotation></text:span></text:span></text:p>
          </text:deletion>
        </text:changed-region>
        <text:changed-region xml:id="ct94660486451504" text:id="ct94660486451504">
          <text:deletion>
            <office:change-info>
              <dc:creator>Unknown Author</dc:creator>
              <dc:date>2025-01-11T14:13:03</dc:date>
            </office:change-info>
            <text:p text:style-name="P13"><text:span text:style-name="Ninguno"><text:span text:style-name="T5">calculando</text:span></text:span></text:p>
          </text:deletion>
        </text:changed-region>
        <text:changed-region xml:id="ct94660486563936" text:id="ct94660486563936">
          <text:insertion>
            <office:change-info>
              <dc:creator>Unknown Author</dc:creator>
              <dc:date>2025-01-11T14:13:03</dc:date>
            </office:change-info>
          </text:insertion>
        </text:changed-region>
        <text:changed-region xml:id="ct94660486570912" text:id="ct94660486570912">
          <text:deletion>
            <office:change-info>
              <dc:creator>Unknown Author</dc:creator>
              <dc:date>2025-01-11T14:13:08</dc:date>
            </office:change-info>
            <text:p text:style-name="P13"><text:span text:style-name="Ninguno"><text:span text:style-name="T5"><office:annotation><dc:creator>Claudia Santos</dc:creator><dc:date>2024-10-14T17:27:12</dc:date><text:p/><text:p><text:span text:style-name="T63">Calcular las frecuencias?</text:span></text:p></office:annotation></text:span></text:span></text:p>
          </text:deletion>
        </text:changed-region>
        <text:changed-region xml:id="ct94660486567280" text:id="ct94660486567280">
          <text:deletion>
            <office:change-info>
              <dc:creator>Unknown Author</dc:creator>
              <dc:date>2025-01-11T14:13:32</dc:date>
            </office:change-info>
            <text:p text:style-name="P13"><text:span text:style-name="Ninguno"><text:span text:style-name="T5">,</text:span></text:span></text:p>
          </text:deletion>
        </text:changed-region>
        <text:changed-region xml:id="ct94660486567520" text:id="ct94660486567520">
          <text:insertion>
            <office:change-info>
              <dc:creator>Unknown Author</dc:creator>
              <dc:date>2025-01-11T14:13:33</dc:date>
            </office:change-info>
          </text:insertion>
        </text:changed-region>
        <text:changed-region xml:id="ct94660486584864" text:id="ct94660486584864">
          <text:deletion>
            <office:change-info>
              <dc:creator>Unknown Author</dc:creator>
              <dc:date>2025-01-11T14:18:59</dc:date>
            </office:change-info>
            <text:p text:style-name="P13"><text:span text:style-name="Ninguno"><text:span text:style-name="T5"><office:annotation><dc:creator>Claudia Santos</dc:creator><dc:date>2024-10-14T17:27:33</dc:date><text:p/><text:p><text:span text:style-name="T63">Yo usaria dos puntos (why do you hate them?)</text:span></text:p></office:annotation></text:span></text:span></text:p>
          </text:deletion>
        </text:changed-region>
        <text:changed-region xml:id="ct94660486585104" text:id="ct94660486585104">
          <text:deletion>
            <office:change-info>
              <dc:creator>Unknown Author</dc:creator>
              <dc:date>2025-01-11T14:13:37</dc:date>
            </office:change-info>
            <text:p text:style-name="P13"><text:span text:style-name="Ninguno"><text:span text:style-name="T5">las </text:span></text:span></text:p>
          </text:deletion>
        </text:changed-region>
        <text:changed-region xml:id="ct94660486585344" text:id="ct94660486585344">
          <text:deletion>
            <office:change-info>
              <dc:creator>Unknown Author</dc:creator>
              <dc:date>2025-01-11T14:13:39</dc:date>
            </office:change-info>
            <text:p text:style-name="P13"><text:span text:style-name="Ninguno"><text:span text:style-name="T5"><text:s/>las</text:span></text:span></text:p>
          </text:deletion>
        </text:changed-region>
        <text:changed-region xml:id="ct94660486582944" text:id="ct94660486582944">
          <text:insertion>
            <office:change-info>
              <dc:creator>Unknown Author</dc:creator>
              <dc:date>2025-01-11T14:15:06</dc:date>
            </office:change-info>
          </text:insertion>
        </text:changed-region>
        <text:changed-region xml:id="ct94660486591232" text:id="ct94660486591232">
          <text:deletion>
            <office:change-info>
              <dc:creator>Unknown Author</dc:creator>
              <dc:date>2025-01-11T14:15:41</dc:date>
            </office:change-info>
            <text:p text:style-name="P13"><text:span text:style-name="Ninguno"><text:span text:style-name="T5"><office:annotation><dc:creator>Claudia Santos</dc:creator><dc:date>2024-10-14T17:44:17</dc:date><text:p/><text:p><text:span text:style-name="T63">Me baso?</text:span></text:p></office:annotation></text:span></text:span></text:p>
          </text:deletion>
        </text:changed-region>
        <text:changed-region xml:id="ct94660486588768" text:id="ct94660486588768">
          <text:deletion>
            <office:change-info>
              <dc:creator>Unknown Author</dc:creator>
              <dc:date>2025-01-11T14:20:03</dc:date>
            </office:change-info>
            <text:p text:style-name="P14"><text:span text:style-name="Ninguno"><text:span text:style-name="T5"><office:annotation><dc:creator>Claudia Santos</dc:creator><dc:date>2024-10-14T17:44:47</dc:date><text:p/><text:p><text:span text:style-name="T63">Aquí yo pondría dos puntos</text:span></text:p></office:annotation></text:span></text:span></text:p>
          </text:deletion>
        </text:changed-region>
        <text:changed-region xml:id="ct94660486589248" text:id="ct94660486589248">
          <text:deletion>
            <office:change-info>
              <dc:creator>Claudia Santos</dc:creator>
              <dc:date>2024-10-14T17:51:53</dc:date>
            </office:change-info>
            <text:p text:style-name="P14"><text:span text:style-name="Ninguno"><text:span text:style-name="T5">yo </text:span></text:span></text:p>
          </text:deletion>
        </text:changed-region>
        <text:changed-region xml:id="ct94660486589008" text:id="ct94660486589008">
          <text:deletion>
            <office:change-info>
              <dc:creator>Unknown Author</dc:creator>
              <dc:date>2025-01-11T14:19:51</dc:date>
            </office:change-info>
            <text:p text:style-name="P14"><text:span text:style-name="Ninguno"><text:span text:style-name="T5">tengo dos personas sospechosas</text:span></text:span></text:p>
          </text:deletion>
        </text:changed-region>
        <text:changed-region xml:id="ct94660486589488" text:id="ct94660486589488">
          <text:insertion>
            <office:change-info>
              <dc:creator>Unknown Author</dc:creator>
              <dc:date>2025-01-11T14:19:51</dc:date>
            </office:change-info>
          </text:insertion>
        </text:changed-region>
        <text:changed-region xml:id="ct94660486589728" text:id="ct94660486589728">
          <text:deletion>
            <office:change-info>
              <dc:creator>Unknown Author</dc:creator>
              <dc:date>2025-01-11T14:19:58</dc:date>
            </office:change-info>
            <text:p text:style-name="P14"><text:span text:style-name="Ninguno"><text:span text:style-name="T42"><office:annotation><dc:creator>Claudia Santos</dc:creator><dc:date>2024-10-14T17:52:14</dc:date><text:p/><text:p><text:span text:style-name="T63">Yo podría: y que sospecho de dos personas</text:span></text:p></office:annotation></text:span></text:span></text:p>
          </text:deletion>
        </text:changed-region>
        <text:changed-region xml:id="ct94660486567792" text:id="ct94660486567792">
          <text:deletion>
            <office:change-info>
              <dc:creator>Unknown Author</dc:creator>
              <dc:date>2025-01-11T14:21:07</dc:date>
            </office:change-info>
            <text:p text:style-name="P14"><text:span text:style-name="Ninguno"><text:span text:style-name="T5">, </text:span></text:span></text:p>
          </text:deletion>
        </text:changed-region>
        <text:changed-region xml:id="ct94660486550304" text:id="ct94660486550304">
          <text:insertion>
            <office:change-info>
              <dc:creator>Unknown Author</dc:creator>
              <dc:date>2025-01-11T14:20:54</dc:date>
            </office:change-info>
          </text:insertion>
        </text:changed-region>
        <text:changed-region xml:id="ct94660486559584" text:id="ct94660486559584">
          <text:insertion>
            <office:change-info>
              <dc:creator>Unknown Author</dc:creator>
              <dc:date>2025-01-11T14:21:09</dc:date>
            </office:change-info>
          </text:insertion>
        </text:changed-region>
        <text:changed-region xml:id="ct94660486590208" text:id="ct94660486590208">
          <text:deletion>
            <office:change-info>
              <dc:creator>Unknown Author</dc:creator>
              <dc:date>2025-01-13T15:28:34</dc:date>
            </office:change-info>
            <text:p text:style-name="P14"><text:span text:style-name="Ninguno"><text:span text:style-name="T5">asegurar tentativamente</text:span></text:span></text:p>
          </text:deletion>
        </text:changed-region>
        <text:changed-region xml:id="ct94660486603392" text:id="ct94660486603392">
          <text:insertion>
            <office:change-info>
              <dc:creator>Unknown Author</dc:creator>
              <dc:date>2025-01-13T15:28:34</dc:date>
            </office:change-info>
          </text:insertion>
        </text:changed-region>
        <text:changed-region xml:id="ct94660486606080" text:id="ct94660486606080">
          <text:deletion>
            <office:change-info>
              <dc:creator>Unknown Author</dc:creator>
              <dc:date>2025-01-13T15:28:55</dc:date>
            </office:change-info>
            <text:p text:style-name="P14"><text:span text:style-name="Ninguno"><text:span text:style-name="T5"><office:annotation><dc:creator>Claudia Santos</dc:creator><dc:date>2024-10-14T17:54:00</dc:date><text:p/><text:p><text:span text:style-name="T63">Intuir, asumir, en un primer momento? </text:span></text:p></office:annotation></text:span></text:span></text:p>
          </text:deletion>
        </text:changed-region>
        <text:changed-region xml:id="ct94660486604224" text:id="ct94660486604224">
          <text:deletion>
            <office:change-info>
              <dc:creator>Unknown Author</dc:creator>
              <dc:date>2025-01-11T14:25:32</dc:date>
            </office:change-info>
            <text:p text:style-name="P14"><text:span text:style-name="Ninguno"><text:span text:style-name="T5">los métodos y los problemas estadísticos</text:span></text:span></text:p>
          </text:deletion>
        </text:changed-region>
        <text:changed-region xml:id="ct94660486608928" text:id="ct94660486608928">
          <text:insertion>
            <office:change-info>
              <dc:creator>Unknown Author</dc:creator>
              <dc:date>2025-01-11T14:25:32</dc:date>
            </office:change-info>
          </text:insertion>
        </text:changed-region>
        <text:changed-region xml:id="ct94660486609312" text:id="ct94660486609312">
          <text:deletion>
            <office:change-info>
              <dc:creator>Unknown Author</dc:creator>
              <dc:date>2025-01-11T14:25:46</dc:date>
            </office:change-info>
            <text:p text:style-name="P14"><text:span text:style-name="Ninguno"><text:span text:style-name="T7"><text:s/>que usa la estilometría real</text:span></text:span></text:p>
          </text:deletion>
        </text:changed-region>
        <text:changed-region xml:id="ct94660431105328" text:id="ct94660431105328">
          <text:insertion>
            <office:change-info>
              <dc:creator>Unknown Author</dc:creator>
              <dc:date>2025-01-11T14:25:47</dc:date>
            </office:change-info>
          </text:insertion>
        </text:changed-region>
        <text:changed-region xml:id="ct94660486615056" text:id="ct94660486615056">
          <text:insertion>
            <office:change-info>
              <dc:creator>Unknown Author</dc:creator>
              <dc:date>2025-01-11T14:24:48</dc:date>
            </office:change-info>
          </text:insertion>
        </text:changed-region>
        <text:changed-region xml:id="ct94660486619408" text:id="ct94660486619408">
          <text:insertion>
            <office:change-info>
              <dc:creator>Unknown Author</dc:creator>
              <dc:date>2025-01-11T14:25:00</dc:date>
            </office:change-info>
          </text:insertion>
        </text:changed-region>
        <text:changed-region xml:id="ct94660486622192" text:id="ct94660486622192">
          <text:insertion>
            <office:change-info>
              <dc:creator>Unknown Author</dc:creator>
              <dc:date>2025-01-11T14:26:34</dc:date>
            </office:change-info>
          </text:insertion>
        </text:changed-region>
        <text:changed-region xml:id="ct94660486624768" text:id="ct94660486624768">
          <text:insertion>
            <office:change-info>
              <dc:creator>Unknown Author</dc:creator>
              <dc:date>2025-01-11T14:25:00</dc:date>
            </office:change-info>
          </text:insertion>
        </text:changed-region>
        <text:changed-region xml:id="ct94660486625200" text:id="ct94660486625200">
          <text:deletion>
            <office:change-info>
              <dc:creator>Unknown Author</dc:creator>
              <dc:date>2025-01-11T14:25:09</dc:date>
            </office:change-info>
            <text:p text:style-name="P14"><text:span text:style-name="Ninguno"><text:span text:style-name="T7">son mucho más complejos que este ejemplo</text:span></text:span></text:p>
          </text:deletion>
        </text:changed-region>
        <text:changed-region xml:id="ct94660486631504" text:id="ct94660486631504">
          <text:deletion>
            <office:change-info>
              <dc:creator>Unknown Author</dc:creator>
              <dc:date>2025-01-11T14:26:24</dc:date>
            </office:change-info>
            <text:p text:style-name="P14"><text:span text:style-name="Ninguno"><text:span text:style-name="T5"><office:annotation><dc:creator>Claudia Santos</dc:creator><dc:date>2024-10-14T17:55:20</dc:date><text:p/><text:p><text:span text:style-name="T63">Siento que estaría chido jajaja que para estar seguro de de quien es la carta se utilizaran dos palabras estilísticas, por ejemplo “de” Y “la”. Pero bueno, eso es lo que haría yo si fuera detective. </text:span></text:p></office:annotation></text:span></text:span></text:p>
          </text:deletion>
        </text:changed-region>
        <text:changed-region xml:id="ct94660486631104" text:id="ct94660486631104">
          <text:deletion>
            <office:change-info>
              <dc:creator>Unknown Author</dc:creator>
              <dc:date>2025-01-13T15:29:07</dc:date>
            </office:change-info>
            <text:p text:style-name="P13"><text:span text:style-name="Ninguno"><text:span text:style-name="T5"><office:annotation><dc:creator>Claudia Santos</dc:creator><dc:date>2024-10-14T17:57:02</dc:date><text:p/><text:p><text:span text:style-name="T63">Poner en la bibliografica</text:span></text:p></office:annotation></text:span></text:span></text:p>
          </text:deletion>
        </text:changed-region>
        <text:changed-region xml:id="ct94660486047632" text:id="ct94660486047632">
          <text:deletion>
            <office:change-info>
              <dc:creator>Unknown Author</dc:creator>
              <dc:date>2025-01-11T14:28:40</dc:date>
            </office:change-info>
            <text:p text:style-name="P13"><text:span text:style-name="Ninguno"><text:span text:style-name="T5">Al final de mi investigación</text:span></text:span></text:p>
          </text:deletion>
        </text:changed-region>
        <text:changed-region xml:id="ct94660486081856" text:id="ct94660486081856">
          <text:insertion>
            <office:change-info>
              <dc:creator>Unknown Author</dc:creator>
              <dc:date>2025-01-11T14:28:41</dc:date>
            </office:change-info>
          </text:insertion>
        </text:changed-region>
        <text:changed-region xml:id="ct94660486611936" text:id="ct94660486611936">
          <text:insertion>
            <office:change-info>
              <dc:creator>Unknown Author</dc:creator>
              <dc:date>2025-01-11T14:29:57</dc:date>
            </office:change-info>
          </text:insertion>
        </text:changed-region>
        <text:changed-region xml:id="ct94660486082592" text:id="ct94660486082592">
          <text:insertion>
            <office:change-info>
              <dc:creator>Unknown Author</dc:creator>
              <dc:date>2025-01-11T14:30:00</dc:date>
            </office:change-info>
          </text:insertion>
        </text:changed-region>
        <text:changed-region xml:id="ct94660486017920" text:id="ct94660486017920">
          <text:deletion>
            <office:change-info>
              <dc:creator>Unknown Author</dc:creator>
              <dc:date>2025-01-11T14:30:11</dc:date>
            </office:change-info>
            <text:p text:style-name="P13"><text:span text:style-name="Ninguno"><text:span text:style-name="T7">de los trabajos de titulación del año 2006 al año 2023</text:span></text:span></text:p>
          </text:deletion>
        </text:changed-region>
        <text:changed-region xml:id="ct94660486564240" text:id="ct94660486564240">
          <text:insertion>
            <office:change-info>
              <dc:creator>Unknown Author</dc:creator>
              <dc:date>2025-01-11T14:30:11</dc:date>
            </office:change-info>
          </text:insertion>
        </text:changed-region>
        <text:changed-region xml:id="ct94660486059808" text:id="ct94660486059808">
          <text:deletion>
            <office:change-info>
              <dc:creator>Unknown Author</dc:creator>
              <dc:date>2025-01-11T14:33:20</dc:date>
            </office:change-info>
            <text:p text:style-name="P13"><text:span text:style-name="Ninguno"><text:span text:style-name="T5"><office:annotation><dc:creator>Claudia Santos</dc:creator><dc:date>2024-10-14T18:04:40</dc:date><text:p/><text:p><text:span text:style-name="T63">Aquí yo usaría dos puntos</text:span></text:p></office:annotation></text:span></text:span></text:p>
          </text:deletion>
        </text:changed-region>
        <text:changed-region xml:id="ct94660486565104" text:id="ct94660486565104">
          <text:deletion>
            <office:change-info>
              <dc:creator>Unknown Author</dc:creator>
              <dc:date>2025-01-11T14:31:38</dc:date>
            </office:change-info>
            <text:p text:style-name="P13"><text:span text:style-name="Ninguno"><text:span text:style-name="T5">. U</text:span></text:span></text:p>
          </text:deletion>
        </text:changed-region>
        <text:changed-region xml:id="ct94660486618960" text:id="ct94660486618960">
          <text:insertion>
            <office:change-info>
              <dc:creator>Unknown Author</dc:creator>
              <dc:date>2025-01-11T14:31:39</dc:date>
            </office:change-info>
          </text:insertion>
        </text:changed-region>
        <text:changed-region xml:id="ct94660486605008" text:id="ct94660486605008">
          <text:deletion>
            <office:change-info>
              <dc:creator>Unknown Author</dc:creator>
              <dc:date>2025-01-11T14:33:15</dc:date>
            </office:change-info>
            <text:p text:style-name="P13"><text:span text:style-name="Ninguno"><text:span text:style-name="T5"><office:annotation><dc:creator>Claudia Santos</dc:creator><dc:date>2024-10-14T18:10:48</dc:date><text:p/><text:p><text:span text:style-name="T63">Esto siento que queda colgando. o sea no parece parte de ninguna oración pero tampoco parece una oración</text:span></text:p></office:annotation></text:span></text:span></text:p>
          </text:deletion>
        </text:changed-region>
        <text:changed-region xml:id="ct94660486602208" text:id="ct94660486602208">
          <text:deletion>
            <office:change-info>
              <dc:creator>Unknown Author</dc:creator>
              <dc:date>2025-01-11T14:33:07</dc:date>
            </office:change-info>
            <text:p text:style-name="P13"><text:span text:style-name="Ninguno"><text:span text:style-name="T5"><text:s/>que conseguí</text:span></text:span></text:p>
          </text:deletion>
        </text:changed-region>
        <text:changed-region xml:id="ct94660486612704" text:id="ct94660486612704">
          <text:deletion>
            <office:change-info>
              <dc:creator>Unknown Author</dc:creator>
              <dc:date>2025-01-11T14:33:11</dc:date>
            </office:change-info>
            <text:p text:style-name="P13"><text:span text:style-name="Ninguno"><text:span text:style-name="T5"><office:annotation><dc:creator>Claudia Santos</dc:creator><dc:date>2024-10-14T18:11:36</dc:date><text:p/><text:p><text:span text:style-name="T63">Creo que puedes eliminar que conseguí porque ya sabemos</text:span></text:p></office:annotation></text:span></text:span></text:p>
          </text:deletion>
        </text:changed-region>
        <text:changed-region xml:id="ct94660486610016" text:id="ct94660486610016">
          <text:insertion>
            <office:change-info>
              <dc:creator>Unknown Author</dc:creator>
              <dc:date>2025-01-11T14:33:25</dc:date>
            </office:change-info>
          </text:insertion>
        </text:changed-region>
        <text:changed-region xml:id="ct94660486620272" text:id="ct94660486620272">
          <text:deletion>
            <office:change-info>
              <dc:creator>Unknown Author</dc:creator>
              <dc:date>2025-01-13T16:26:05</dc:date>
            </office:change-info>
            <text:p text:style-name="P13"><text:span text:style-name="Ninguno"><text:span text:style-name="T5"> </text:span></text:span></text:p>
          </text:deletion>
        </text:changed-region>
        <text:changed-region xml:id="ct94660486606880" text:id="ct94660486606880">
          <text:insertion>
            <office:change-info>
              <dc:creator>Unknown Author</dc:creator>
              <dc:date>2025-01-13T16:26:06</dc:date>
            </office:change-info>
          </text:insertion>
        </text:changed-region>
        <text:changed-region xml:id="ct94660486638640" text:id="ct94660486638640">
          <text:deletion>
            <office:change-info>
              <dc:creator>Unknown Author</dc:creator>
              <dc:date>2025-01-11T14:34:46</dc:date>
            </office:change-info>
            <text:p text:style-name="P13"><text:span text:style-name="Ninguno"><text:span text:style-name="T5">dieguchofo</text:span></text:span></text:p>
          </text:deletion>
        </text:changed-region>
        <text:changed-region xml:id="ct94660486657920" text:id="ct94660486657920">
          <text:format-change>
            <office:change-info>
              <dc:creator>Unknown Author</dc:creator>
              <dc:date>2025-01-11T14:35:27</dc:date>
            </office:change-info>
          </text:format-change>
        </text:changed-region>
        <text:changed-region xml:id="ct94660486658240" text:id="ct94660486658240">
          <text:deletion>
            <office:change-info>
              <dc:creator>Unknown Author</dc:creator>
              <dc:date>2025-01-11T14:35:44</dc:date>
            </office:change-info>
            <text:p text:style-name="P13"><text:a xlink:type="simple" xlink:href="https://github.com/dieguchofo/analisis2/blob/main/comprobacion_hipotesis/estilo/table_with_frequencies.txt" text:style-name="Hyperlink.0" text:visited-style-name="Hyperlink.0"><text:span text:style-name="Hyperlink.0"><text:span text:style-name="T35">a</text:span></text:span></text:a><text:span text:style-name="Ninguno"><text:span text:style-name="T35"> só</text:span></text:span><text:span text:style-name="Ninguno"><text:span text:style-name="T5">lo</text:span></text:span></text:p>
          </text:deletion>
        </text:changed-region>
        <text:changed-region xml:id="ct94660486660480" text:id="ct94660486660480">
          <text:insertion>
            <office:change-info>
              <dc:creator>Unknown Author</dc:creator>
              <dc:date>2025-01-11T14:35:44</dc:date>
            </office:change-info>
          </text:insertion>
        </text:changed-region>
        <text:changed-region xml:id="ct94660486663008" text:id="ct94660486663008">
          <text:format-change>
            <office:change-info>
              <dc:creator>Unknown Author</dc:creator>
              <dc:date>2025-01-11T14:35:27</dc:date>
            </office:change-info>
          </text:format-change>
        </text:changed-region>
        <text:changed-region xml:id="ct94660486665920" text:id="ct94660486665920">
          <text:deletion>
            <office:change-info>
              <dc:creator>Unknown Author</dc:creator>
              <dc:date>2025-01-11T14:37:08</dc:date>
            </office:change-info>
            <text:p text:style-name="P13"><text:span text:style-name="Ninguno"><text:span text:style-name="T5"><text:s/>lo que se llama</text:span></text:span></text:p>
          </text:deletion>
        </text:changed-region>
        <text:changed-region xml:id="ct94660486671040" text:id="ct94660486671040">
          <text:insertion>
            <office:change-info>
              <dc:creator>Unknown Author</dc:creator>
              <dc:date>2025-01-11T14:37:26</dc:date>
            </office:change-info>
          </text:insertion>
        </text:changed-region>
        <text:changed-region xml:id="ct94660486671360" text:id="ct94660486671360">
          <text:deletion>
            <office:change-info>
              <dc:creator>Unknown Author</dc:creator>
              <dc:date>2025-01-11T14:37:23</dc:date>
            </office:change-info>
            <text:p text:style-name="P13"><text:span text:style-name="Ninguno"><text:span text:style-name="T7">s</text:span></text:span></text:p>
          </text:deletion>
        </text:changed-region>
        <text:changed-region xml:id="ct94660486673968" text:id="ct94660486673968">
          <text:deletion>
            <office:change-info>
              <dc:creator>Unknown Author</dc:creator>
              <dc:date>2025-01-11T14:37:31</dc:date>
            </office:change-info>
            <text:p text:style-name="P13"><text:span text:style-name="Ninguno"><text:span text:style-name="T5">uno de los puntos</text:span></text:span></text:p>
          </text:deletion>
        </text:changed-region>
        <text:changed-region xml:id="ct94660486676560" text:id="ct94660486676560">
          <text:insertion>
            <office:change-info>
              <dc:creator>Unknown Author</dc:creator>
              <dc:date>2025-01-11T14:37:31</dc:date>
            </office:change-info>
          </text:insertion>
        </text:changed-region>
        <text:changed-region xml:id="ct94660486819552" text:id="ct94660486819552">
          <text:deletion>
            <office:change-info>
              <dc:creator>Unknown Author</dc:creator>
              <dc:date>2025-01-11T14:38:38</dc:date>
            </office:change-info>
            <text:p text:style-name="P13"><text:span text:style-name="Ninguno"><text:span text:style-name="T5">estoy interpretando</text:span></text:span></text:p>
          </text:deletion>
        </text:changed-region>
        <text:changed-region xml:id="ct94660486776560" text:id="ct94660486776560">
          <text:insertion>
            <office:change-info>
              <dc:creator>Unknown Author</dc:creator>
              <dc:date>2025-01-11T14:38:38</dc:date>
            </office:change-info>
          </text:insertion>
        </text:changed-region>
        <text:changed-region xml:id="ct94660486779216" text:id="ct94660486779216">
          <text:deletion>
            <office:change-info>
              <dc:creator>Unknown Author</dc:creator>
              <dc:date>2025-01-11T14:38:42</dc:date>
            </office:change-info>
            <text:p text:style-name="P13"><text:span text:style-name="Ninguno"><text:span text:style-name="T5"><office:annotation><dc:creator>Claudia Santos</dc:creator><dc:date>2024-10-14T18:21:58</dc:date><text:p/><text:p><text:span text:style-name="T63">Interpreto que?</text:span></text:p></office:annotation></text:span></text:span></text:p>
          </text:deletion>
        </text:changed-region>
        <text:changed-region xml:id="ct94660486831584" text:id="ct94660486831584">
          <text:deletion>
            <office:change-info>
              <dc:creator>Claudia Santos</dc:creator>
              <dc:date>2024-10-14T18:22:14</dc:date>
            </office:change-info>
            <text:p text:style-name="P13"><text:span text:style-name="Ninguno"><text:span text:style-name="T5">un </text:span></text:span></text:p>
          </text:deletion>
        </text:changed-region>
        <text:changed-region xml:id="ct94660486840240" text:id="ct94660486840240">
          <text:insertion>
            <office:change-info>
              <dc:creator>David Pruneda Sentíes</dc:creator>
              <dc:date>2024-09-18T20:35:00</dc:date>
            </office:change-info>
          </text:insertion>
        </text:changed-region>
        <text:changed-region xml:id="ct94660486851904" text:id="ct94660486851904">
          <text:insertion>
            <office:change-info>
              <dc:creator>Unknown Author</dc:creator>
              <dc:date>2025-01-11T14:39:08</dc:date>
            </office:change-info>
          </text:insertion>
        </text:changed-region>
        <text:changed-region xml:id="ct94660486852272" text:id="ct94660486852272">
          <text:deletion>
            <office:change-info>
              <dc:creator>Unknown Author</dc:creator>
              <dc:date>2025-01-11T14:39:09</dc:date>
            </office:change-info>
            <text:p text:style-name="P13"><text:span text:style-name="Ninguno"><text:span text:style-name="T7"><text:s/></text:span></text:span><text:span text:style-name="Ninguno"><text:span text:style-name="T26">s</text:span></text:span></text:p>
          </text:deletion>
        </text:changed-region>
        <text:changed-region xml:id="ct94660486848176" text:id="ct94660486848176">
          <text:deletion>
            <office:change-info>
              <dc:creator>Unknown Author</dc:creator>
              <dc:date>2025-01-11T14:39:53</dc:date>
            </office:change-info>
            <text:p text:style-name="P13"><text:span text:style-name="Ninguno"><text:span text:style-name="T5">. E</text:span></text:span></text:p>
          </text:deletion>
        </text:changed-region>
        <text:changed-region xml:id="ct94660486856544" text:id="ct94660486856544">
          <text:insertion>
            <office:change-info>
              <dc:creator>Unknown Author</dc:creator>
              <dc:date>2025-01-11T14:39:54</dc:date>
            </office:change-info>
          </text:insertion>
        </text:changed-region>
        <text:changed-region xml:id="ct94660486863536" text:id="ct94660486863536">
          <text:deletion>
            <office:change-info>
              <dc:creator>Unknown Author</dc:creator>
              <dc:date>2025-01-11T14:40:02</dc:date>
            </office:change-info>
            <text:p text:style-name="P13"><text:span text:style-name="Ninguno"><text:span text:style-name="T5">É</text:span></text:span></text:p>
          </text:deletion>
        </text:changed-region>
        <text:changed-region xml:id="ct94660486859152" text:id="ct94660486859152">
          <text:insertion>
            <office:change-info>
              <dc:creator>Unknown Author</dc:creator>
              <dc:date>2025-01-11T14:40:02</dc:date>
            </office:change-info>
          </text:insertion>
        </text:changed-region>
        <text:changed-region xml:id="ct94660486872912" text:id="ct94660486872912">
          <text:insertion>
            <office:change-info>
              <dc:creator>Unknown Author</dc:creator>
              <dc:date>2025-01-11T14:40:41</dc:date>
            </office:change-info>
          </text:insertion>
        </text:changed-region>
        <text:changed-region xml:id="ct94660486156880" text:id="ct94660486156880">
          <text:deletion>
            <office:change-info>
              <dc:creator>Unknown Author</dc:creator>
              <dc:date>2025-01-11T14:43:00</dc:date>
            </office:change-info>
            <text:p text:style-name="P13"><text:span text:style-name="Ninguno"><text:span text:style-name="T15"><text:s/>(</text:span></text:span></text:p>
          </text:deletion>
        </text:changed-region>
        <text:changed-region xml:id="ct94660486083328" text:id="ct94660486083328">
          <text:deletion>
            <office:change-info>
              <dc:creator>Unknown Author</dc:creator>
              <dc:date>2025-01-11T14:42:59</dc:date>
            </office:change-info>
            <text:p text:style-name="P13"><text:span text:style-name="Ninguno"><text:span text:style-name="T15">topic modeling</text:span></text:span></text:p>
          </text:deletion>
        </text:changed-region>
        <text:changed-region xml:id="ct94660486794960" text:id="ct94660486794960">
          <text:deletion>
            <office:change-info>
              <dc:creator>Unknown Author</dc:creator>
              <dc:date>2025-01-11T14:43:00</dc:date>
            </office:change-info>
            <text:p text:style-name="P13"><text:span text:style-name="Ninguno"><text:span text:style-name="T15">)</text:span></text:span></text:p>
          </text:deletion>
        </text:changed-region>
        <text:changed-region xml:id="ct94660486867920" text:id="ct94660486867920">
          <text:deletion>
            <office:change-info>
              <dc:creator>Unknown Author</dc:creator>
              <dc:date>2025-01-11T14:43:32</dc:date>
            </office:change-info>
            <text:p text:style-name="P13"><text:span text:style-name="Ninguno"><text:span text:style-name="T5">. D</text:span></text:span></text:p>
          </text:deletion>
        </text:changed-region>
        <text:changed-region xml:id="ct94660486795376" text:id="ct94660486795376">
          <text:insertion>
            <office:change-info>
              <dc:creator>Unknown Author</dc:creator>
              <dc:date>2025-01-11T14:43:33</dc:date>
            </office:change-info>
          </text:insertion>
        </text:changed-region>
        <text:changed-region xml:id="ct94660486630096" text:id="ct94660486630096">
          <text:deletion>
            <office:change-info>
              <dc:creator>Unknown Author</dc:creator>
              <dc:date>2025-01-11T14:43:43</dc:date>
            </office:change-info>
            <text:p text:style-name="P13"><text:span text:style-name="Ninguno"><text:span text:style-name="T5">,</text:span></text:span></text:p>
          </text:deletion>
        </text:changed-region>
        <text:changed-region xml:id="ct94660486816096" text:id="ct94660486816096">
          <text:insertion>
            <office:change-info>
              <dc:creator>Unknown Author</dc:creator>
              <dc:date>2025-01-11T14:43:53</dc:date>
            </office:change-info>
          </text:insertion>
        </text:changed-region>
        <text:changed-region xml:id="ct94660486051792" text:id="ct94660486051792">
          <text:deletion>
            <office:change-info>
              <dc:creator>Unknown Author</dc:creator>
              <dc:date>2025-01-11T14:43:36</dc:date>
            </office:change-info>
            <text:p text:style-name="P13"><text:span text:style-name="Ninguno"><text:span text:style-name="T5">n</text:span></text:span></text:p>
          </text:deletion>
        </text:changed-region>
        <text:changed-region xml:id="ct94660486789264" text:id="ct94660486789264">
          <text:insertion>
            <office:change-info>
              <dc:creator>Unknown Author</dc:creator>
              <dc:date>2025-01-11T14:43:37</dc:date>
            </office:change-info>
          </text:insertion>
        </text:changed-region>
        <text:changed-region xml:id="ct94660486139056" text:id="ct94660486139056">
          <text:deletion>
            <office:change-info>
              <dc:creator>Unknown Author</dc:creator>
              <dc:date>2025-01-11T14:44:02</dc:date>
            </office:change-info>
            <text:p text:style-name="P13"><text:span text:style-name="Ninguno"><text:span text:style-name="T5">,</text:span></text:span></text:p>
          </text:deletion>
        </text:changed-region>
        <text:changed-region xml:id="ct94660485756288" text:id="ct94660485756288">
          <text:insertion>
            <office:change-info>
              <dc:creator>Unknown Author</dc:creator>
              <dc:date>2025-01-11T14:44:04</dc:date>
            </office:change-info>
          </text:insertion>
        </text:changed-region>
        <text:changed-region xml:id="ct94660486603632" text:id="ct94660486603632">
          <text:insertion>
            <office:change-info>
              <dc:creator>Unknown Author</dc:creator>
              <dc:date>2025-01-11T14:43:57</dc:date>
            </office:change-info>
          </text:insertion>
        </text:changed-region>
        <text:changed-region xml:id="ct94660486660800" text:id="ct94660486660800">
          <text:deletion>
            <office:change-info>
              <dc:creator>Unknown Author</dc:creator>
              <dc:date>2025-01-11T14:43:48</dc:date>
            </office:change-info>
            <text:p text:style-name="P13"><text:span text:style-name="Ninguno"><text:span text:style-name="T5">n</text:span></text:span></text:p>
          </text:deletion>
        </text:changed-region>
        <text:changed-region xml:id="ct94660486824896" text:id="ct94660486824896">
          <text:insertion>
            <office:change-info>
              <dc:creator>Unknown Author</dc:creator>
              <dc:date>2025-01-11T14:43:49</dc:date>
            </office:change-info>
          </text:insertion>
        </text:changed-region>
        <text:changed-region xml:id="ct94660486839664" text:id="ct94660486839664">
          <text:deletion>
            <office:change-info>
              <dc:creator>Unknown Author</dc:creator>
              <dc:date>2025-01-11T14:46:39</dc:date>
            </office:change-info>
            <text:p text:style-name="P13"><text:span text:style-name="Ninguno"><text:span text:style-name="T5">muchísimas funciones no sólo de modelado de tópicos. Sin embargo,</text:span></text:span><text:span text:style-name="Ninguno"><text:span text:style-name="T5"><office:annotation><dc:creator>Claudia Santos</dc:creator><dc:date>2024-10-14T18:31:36</dc:date><text:p/><text:p><text:span text:style-name="T63">Acá siento que está rara la redacción, quizá podria repararse con punto y coma, quiza “no solo de modelado de tópicos” podria estar entre paréntesis… pensar opciones jaja porque parece que esta rota la conjunción “not only… but also”</text:span></text:p></office:annotation></text:span></text:span><text:span text:style-name="Ninguno"><text:span text:style-name="T5"> para mi investigación solamente necesité usar una.</text:span></text:span></text:p>
          </text:deletion>
        </text:changed-region>
        <text:changed-region xml:id="ct94660486839904" text:id="ct94660486839904">
          <text:insertion>
            <office:change-info>
              <dc:creator>Unknown Author</dc:creator>
              <dc:date>2025-01-11T14:46:39</dc:date>
            </office:change-info>
          </text:insertion>
        </text:changed-region>
        <text:changed-region xml:id="ct94660486866432" text:id="ct94660486866432">
          <text:deletion>
            <office:change-info>
              <dc:creator>Unknown Author</dc:creator>
              <dc:date>2025-01-11T14:49:08</dc:date>
            </office:change-info>
            <text:p text:style-name="P13"><text:span text:style-name="Ninguno"><text:span text:style-name="T5">. U</text:span></text:span></text:p>
          </text:deletion>
        </text:changed-region>
        <text:changed-region xml:id="ct94660486625536" text:id="ct94660486625536">
          <text:insertion>
            <office:change-info>
              <dc:creator>Unknown Author</dc:creator>
              <dc:date>2025-01-11T14:49:09</dc:date>
            </office:change-info>
          </text:insertion>
        </text:changed-region>
        <text:changed-region xml:id="ct94660486824528" text:id="ct94660486824528">
          <text:insertion>
            <office:change-info>
              <dc:creator>Unknown Author</dc:creator>
              <dc:date>2025-01-11T14:49:59</dc:date>
            </office:change-info>
          </text:insertion>
        </text:changed-region>
        <text:changed-region xml:id="ct94660486614464" text:id="ct94660486614464">
          <text:deletion>
            <office:change-info>
              <dc:creator>Unknown Author</dc:creator>
              <dc:date>2025-01-11T14:55:19</dc:date>
            </office:change-info>
            <text:p text:style-name="P13"><text:span text:style-name="Ninguno"><text:span text:style-name="T5"><office:annotation><dc:creator>Claudia Santos</dc:creator><dc:date>2024-10-14T18:42:38</dc:date><text:p/><text:p><text:span text:style-name="T63">Aquí yo usaría dos puntos</text:span></text:p></office:annotation></text:span></text:span></text:p>
          </text:deletion>
        </text:changed-region>
        <text:changed-region xml:id="ct94660486868896" text:id="ct94660486868896">
          <text:insertion>
            <office:change-info>
              <dc:creator>Claudia Santos</dc:creator>
              <dc:date>2024-10-14T18:55:01</dc:date>
            </office:change-info>
          </text:insertion>
        </text:changed-region>
        <text:changed-region xml:id="ct94660486560208" text:id="ct94660486560208">
          <text:deletion>
            <office:change-info>
              <dc:creator>Claudia Santos</dc:creator>
              <dc:date>2024-10-14T18:54:48</dc:date>
            </office:change-info>
            <text:p text:style-name="P13"><text:span text:style-name="Ninguno"><text:span text:style-name="T5">“</text:span></text:span></text:p>
          </text:deletion>
        </text:changed-region>
        <text:changed-region xml:id="ct94660486869392" text:id="ct94660486869392">
          <text:deletion>
            <office:change-info>
              <dc:creator>Claudia Santos</dc:creator>
              <dc:date>2024-10-14T18:55:11</dc:date>
            </office:change-info>
            <text:p text:style-name="P13"><text:span text:style-name="Ninguno"><text:span text:style-name="T5">”</text:span></text:span></text:p>
          </text:deletion>
        </text:changed-region>
        <text:changed-region xml:id="ct94660486870288" text:id="ct94660486870288">
          <text:insertion>
            <office:change-info>
              <dc:creator>Claudia Santos</dc:creator>
              <dc:date>2024-10-14T18:55:11</dc:date>
            </office:change-info>
          </text:insertion>
        </text:changed-region>
        <text:changed-region xml:id="ct94660486618288" text:id="ct94660486618288">
          <text:insertion>
            <office:change-info>
              <dc:creator>Claudia Santos</dc:creator>
              <dc:date>2024-10-14T18:55:29</dc:date>
            </office:change-info>
          </text:insertion>
        </text:changed-region>
        <text:changed-region xml:id="ct94660486618528" text:id="ct94660486618528">
          <text:deletion>
            <office:change-info>
              <dc:creator>Claudia Santos</dc:creator>
              <dc:date>2024-10-14T18:55:17</dc:date>
            </office:change-info>
            <text:p text:style-name="P13"><text:span text:style-name="Ninguno"><text:span text:style-name="T5">“</text:span></text:span></text:p>
          </text:deletion>
        </text:changed-region>
        <text:changed-region xml:id="ct94660486644400" text:id="ct94660486644400">
          <text:insertion>
            <office:change-info>
              <dc:creator>Claudia Santos</dc:creator>
              <dc:date>2024-10-14T18:55:25</dc:date>
            </office:change-info>
          </text:insertion>
        </text:changed-region>
        <text:changed-region xml:id="ct94660486644784" text:id="ct94660486644784">
          <text:deletion>
            <office:change-info>
              <dc:creator>Claudia Santos</dc:creator>
              <dc:date>2024-10-14T18:55:25</dc:date>
            </office:change-info>
            <text:p text:style-name="P13"><text:span text:style-name="Ninguno"><text:span text:style-name="T5">”</text:span></text:span></text:p>
          </text:deletion>
        </text:changed-region>
        <text:changed-region xml:id="ct94660578300512" text:id="ct94660578300512">
          <text:deletion>
            <office:change-info>
              <dc:creator>Unknown Author</dc:creator>
              <dc:date>2025-01-16T14:50:14</dc:date>
            </office:change-info>
            <text:p text:style-name="P13"><text:span text:style-name="Ninguno"><text:span text:style-name="T5">_y_real</text:span></text:span></text:p>
          </text:deletion>
        </text:changed-region>
        <text:changed-region xml:id="ct94660545505104" text:id="ct94660545505104">
          <text:deletion>
            <office:change-info>
              <dc:creator>Unknown Author</dc:creator>
              <dc:date>2025-01-16T14:50:19</dc:date>
            </office:change-info>
            <text:p text:style-name="P34"><text:span text:style-name="Ninguno"><text:span text:style-name="T5">a_y_real</text:span></text:span></text:p>
          </text:deletion>
        </text:changed-region>
        <text:changed-region xml:id="ct94660579293008" text:id="ct94660579293008">
          <text:insertion>
            <office:change-info>
              <dc:creator>Unknown Author</dc:creator>
              <dc:date>2025-01-16T14:50:21</dc:date>
            </office:change-info>
          </text:insertion>
        </text:changed-region>
        <text:changed-region xml:id="ct94660510968432" text:id="ct94660510968432">
          <text:insertion>
            <office:change-info>
              <dc:creator>Unknown Author</dc:creator>
              <dc:date>2025-01-16T14:26:07</dc:date>
            </office:change-info>
          </text:insertion>
        </text:changed-region>
        <text:changed-region xml:id="ct94660582013216" text:id="ct94660582013216">
          <text:insertion>
            <office:change-info>
              <dc:creator>Unknown Author</dc:creator>
              <dc:date>2025-01-16T14:49:20</dc:date>
            </office:change-info>
          </text:insertion>
        </text:changed-region>
        <text:changed-region xml:id="ct94660486621040" text:id="ct94660486621040">
          <text:deletion>
            <office:change-info>
              <dc:creator>Unknown Author</dc:creator>
              <dc:date>2025-01-13T15:30:46</dc:date>
            </office:change-info>
            <text:p text:style-name="P34"><text:span text:style-name="Ninguno"><text:span text:style-name="T5"><office:annotation><dc:creator>Claudia Santos</dc:creator><dc:date>2024-10-14T18:57:47</dc:date><text:p/><text:p><text:span text:style-name="T63">Clau vota por agregar un párrafo concluyente que concluya jajaja todos los resultados obtenidos o herramientas o blabla para que luego se empiece “Limpio” el cap 2</text:span></text:p></office:annotation></text:span></text:span></text:p>
          </text:deletion>
        </text:changed-region>
        <text:changed-region xml:id="ct94660486621632" text:id="ct94660486621632">
          <text:deletion>
            <office:change-info>
              <dc:creator>Unknown Author</dc:creator>
              <dc:date>2025-01-13T15:31:12</dc:date>
            </office:change-info>
            <text:p text:style-name="P23"><text:span text:style-name="Ninguno"><text:span text:style-name="T5"><office:annotation><dc:creator>Claudia Santos</dc:creator><dc:date>2024-10-14T14:10:43</dc:date><text:p/><text:p><text:span text:style-name="T63">Falta la cita de El género policíaco y el gótico dentro de The Virgin Suicides de Jeffrey Eugenides, no? Que ojala cuando yo esté en tesiunam pueda ser sobre mí jijona muajuajajajaj</text:span></text:p></office:annotation></text:span></text:span></text:p>
          </text:deletion>
        </text:changed-region>
        <text:changed-region xml:id="ct94660486652752" text:id="ct94660486652752">
          <text:deletion>
            <office:change-info>
              <dc:creator>Claudia Santos</dc:creator>
              <dc:date>2024-10-14T14:11:12</dc:date>
            </office:change-info>
            <text:p text:style-name="P2"><text:span text:style-name="Ninguno"><text:span text:style-name="T5">"</text:span></text:span></text:p>
          </text:deletion>
        </text:changed-region>
        <text:changed-region xml:id="ct94660486652512" text:id="ct94660486652512">
          <text:deletion>
            <office:change-info>
              <dc:creator>Unknown Author</dc:creator>
              <dc:date>2025-01-13T16:18:41</dc:date>
            </office:change-info>
            <text:p text:style-name="P2"><text:span text:style-name="Ninguno"><text:span text:style-name="T5">“</text:span></text:span></text:p>
          </text:deletion>
        </text:changed-region>
        <text:changed-region xml:id="ct94660486652992" text:id="ct94660486652992">
          <text:insertion>
            <office:change-info>
              <dc:creator>Unknown Author</dc:creator>
              <dc:date>2025-01-13T16:18:41</dc:date>
            </office:change-info>
          </text:insertion>
        </text:changed-region>
        <text:changed-region xml:id="ct94660486653472" text:id="ct94660486653472">
          <text:deletion>
            <office:change-info>
              <dc:creator>Claudia Santos</dc:creator>
              <dc:date>2024-10-14T14:11:15</dc:date>
            </office:change-info>
            <text:p text:style-name="P2"><text:span text:style-name="Ninguno"><text:span text:style-name="T5">"</text:span></text:span></text:p>
          </text:deletion>
        </text:changed-region>
        <text:changed-region xml:id="ct94660486653232" text:id="ct94660486653232">
          <text:deletion>
            <office:change-info>
              <dc:creator>Unknown Author</dc:creator>
              <dc:date>2025-01-13T16:18:54</dc:date>
            </office:change-info>
            <text:p text:style-name="P2"><text:span text:style-name="Ninguno"><text:span text:style-name="T5">”</text:span></text:span></text:p>
          </text:deletion>
        </text:changed-region>
        <text:changed-region xml:id="ct94660486658480" text:id="ct94660486658480">
          <text:insertion>
            <office:change-info>
              <dc:creator>Unknown Author</dc:creator>
              <dc:date>2025-01-13T16:18:54</dc:date>
            </office:change-info>
          </text:insertion>
        </text:changed-region>
        <text:changed-region xml:id="ct94660486659664" text:id="ct94660486659664">
          <text:deletion>
            <office:change-info>
              <dc:creator>Claudia Santos</dc:creator>
              <dc:date>2024-10-14T14:11:19</dc:date>
            </office:change-info>
            <text:p text:style-name="P2"><text:span text:style-name="Ninguno"><text:span text:style-name="T5">"</text:span></text:span></text:p>
          </text:deletion>
        </text:changed-region>
        <text:changed-region xml:id="ct94660486659424" text:id="ct94660486659424">
          <text:deletion>
            <office:change-info>
              <dc:creator>Unknown Author</dc:creator>
              <dc:date>2025-01-13T16:18:41</dc:date>
            </office:change-info>
            <text:p text:style-name="P2"><text:span text:style-name="Ninguno"><text:span text:style-name="T5">“</text:span></text:span></text:p>
          </text:deletion>
        </text:changed-region>
        <text:changed-region xml:id="ct94660486659904" text:id="ct94660486659904">
          <text:insertion>
            <office:change-info>
              <dc:creator>Unknown Author</dc:creator>
              <dc:date>2025-01-13T16:18:41</dc:date>
            </office:change-info>
          </text:insertion>
        </text:changed-region>
        <text:changed-region xml:id="ct94660486674640" text:id="ct94660486674640">
          <text:deletion>
            <office:change-info>
              <dc:creator>Claudia Santos</dc:creator>
              <dc:date>2024-10-14T14:11:21</dc:date>
            </office:change-info>
            <text:p text:style-name="P2"><text:span text:style-name="Ninguno"><text:span text:style-name="T5">"</text:span></text:span></text:p>
          </text:deletion>
        </text:changed-region>
        <text:changed-region xml:id="ct94660486660144" text:id="ct94660486660144">
          <text:deletion>
            <office:change-info>
              <dc:creator>Unknown Author</dc:creator>
              <dc:date>2025-01-13T16:18:54</dc:date>
            </office:change-info>
            <text:p text:style-name="P2"><text:span text:style-name="Ninguno"><text:span text:style-name="T5">”</text:span></text:span></text:p>
          </text:deletion>
        </text:changed-region>
        <text:changed-region xml:id="ct94660486674880" text:id="ct94660486674880">
          <text:insertion>
            <office:change-info>
              <dc:creator>Unknown Author</dc:creator>
              <dc:date>2025-01-13T16:18:54</dc:date>
            </office:change-info>
          </text:insertion>
        </text:changed-region>
        <text:changed-region xml:id="ct94660486675952" text:id="ct94660486675952">
          <text:deletion>
            <office:change-info>
              <dc:creator>Claudia Santos</dc:creator>
              <dc:date>2024-10-14T14:11:24</dc:date>
            </office:change-info>
            <text:p text:style-name="P7"><text:span text:style-name="Ninguno"><text:span text:style-name="T57">"</text:span></text:span></text:p>
          </text:deletion>
        </text:changed-region>
        <text:changed-region xml:id="ct94660486675712" text:id="ct94660486675712">
          <text:deletion>
            <office:change-info>
              <dc:creator>Unknown Author</dc:creator>
              <dc:date>2025-01-13T16:18:41</dc:date>
            </office:change-info>
            <text:p text:style-name="P7"><text:span text:style-name="Ninguno"><text:span text:style-name="T57">“</text:span></text:span></text:p>
          </text:deletion>
        </text:changed-region>
        <text:changed-region xml:id="ct94660486676192" text:id="ct94660486676192">
          <text:insertion>
            <office:change-info>
              <dc:creator>Unknown Author</dc:creator>
              <dc:date>2025-01-13T16:18:41</dc:date>
            </office:change-info>
          </text:insertion>
        </text:changed-region>
        <text:changed-region xml:id="ct94660486645360" text:id="ct94660486645360">
          <text:deletion>
            <office:change-info>
              <dc:creator>Claudia Santos</dc:creator>
              <dc:date>2024-10-14T14:11:27</dc:date>
            </office:change-info>
            <text:p text:style-name="P7"><text:span text:style-name="Ninguno"><text:span text:style-name="T59">"</text:span></text:span></text:p>
          </text:deletion>
        </text:changed-region>
        <text:changed-region xml:id="ct94660486591872" text:id="ct94660486591872">
          <text:deletion>
            <office:change-info>
              <dc:creator>Unknown Author</dc:creator>
              <dc:date>2025-01-13T16:18:54</dc:date>
            </office:change-info>
            <text:p text:style-name="P7"><text:span text:style-name="Ninguno"><text:span text:style-name="T57">”</text:span></text:span></text:p>
          </text:deletion>
        </text:changed-region>
        <text:changed-region xml:id="ct94660486120768" text:id="ct94660486120768">
          <text:insertion>
            <office:change-info>
              <dc:creator>Unknown Author</dc:creator>
              <dc:date>2025-01-13T16:18:54</dc:date>
            </office:change-info>
          </text:insertion>
        </text:changed-region>
        <text:changed-region xml:id="ct94660486864144" text:id="ct94660486864144">
          <text:insertion>
            <office:change-info>
              <dc:creator>Unknown Author</dc:creator>
              <dc:date>2025-01-13T16:27:10</dc:date>
            </office:change-info>
          </text:insertion>
        </text:changed-region>
        <text:changed-region xml:id="ct94660486182016" text:id="ct94660486182016">
          <text:deletion>
            <office:change-info>
              <dc:creator>Claudia Santos</dc:creator>
              <dc:date>2024-10-14T14:11:31</dc:date>
            </office:change-info>
            <text:p text:style-name="P2"><text:span text:style-name="Ninguno"><text:span text:style-name="T52">"</text:span></text:span></text:p>
          </text:deletion>
        </text:changed-region>
        <text:changed-region xml:id="ct94660486832288" text:id="ct94660486832288">
          <text:deletion>
            <office:change-info>
              <dc:creator>Unknown Author</dc:creator>
              <dc:date>2025-01-13T16:18:41</dc:date>
            </office:change-info>
            <text:p text:style-name="P2"><text:span text:style-name="Ninguno"><text:span text:style-name="T52">“</text:span></text:span></text:p>
          </text:deletion>
        </text:changed-region>
        <text:changed-region xml:id="ct94660486617888" text:id="ct94660486617888">
          <text:insertion>
            <office:change-info>
              <dc:creator>Unknown Author</dc:creator>
              <dc:date>2025-01-13T16:18:41</dc:date>
            </office:change-info>
          </text:insertion>
        </text:changed-region>
        <text:changed-region xml:id="ct94660486674208" text:id="ct94660486674208">
          <text:insertion>
            <office:change-info>
              <dc:creator>Claudia Santos</dc:creator>
              <dc:date>2024-10-14T14:11:34</dc:date>
            </office:change-info>
          </text:insertion>
        </text:changed-region>
        <text:changed-region xml:id="ct94660486630336" text:id="ct94660486630336">
          <text:deletion>
            <office:change-info>
              <dc:creator>Claudia Santos</dc:creator>
              <dc:date>2024-10-14T14:11:34</dc:date>
            </office:change-info>
            <text:p text:style-name="P2"><text:span text:style-name="Ninguno"><text:span text:style-name="T52">"</text:span></text:span></text:p>
          </text:deletion>
        </text:changed-region>
        <text:changed-region xml:id="ct94660486623920" text:id="ct94660486623920">
          <text:insertion>
            <office:change-info>
              <dc:creator>Unknown Author</dc:creator>
              <dc:date>2025-01-13T16:18:03</dc:date>
            </office:change-info>
          </text:insertion>
        </text:changed-region>
        <text:changed-region xml:id="ct94660486861840" text:id="ct94660486861840">
          <text:insertion>
            <office:change-info>
              <dc:creator>Unknown Author</dc:creator>
              <dc:date>2025-01-13T16:19:24</dc:date>
            </office:change-info>
          </text:insertion>
        </text:changed-region>
        <text:changed-region xml:id="ct94660486862080" text:id="ct94660486862080">
          <text:insertion>
            <office:change-info>
              <dc:creator>Unknown Author</dc:creator>
              <dc:date>2025-01-13T16:20:04</dc:date>
            </office:change-info>
          </text:insertion>
        </text:changed-region>
        <text:changed-region xml:id="ct94660486861440" text:id="ct94660486861440">
          <text:insertion>
            <office:change-info>
              <dc:creator>Unknown Author</dc:creator>
              <dc:date>2025-01-13T16:25:00</dc:date>
            </office:change-info>
          </text:insertion>
        </text:changed-region>
        <text:changed-region xml:id="ct94660486776800" text:id="ct94660486776800">
          <text:insertion>
            <office:change-info>
              <dc:creator>Unknown Author</dc:creator>
              <dc:date>2025-01-13T16:23:50</dc:date>
            </office:change-info>
          </text:insertion>
        </text:changed-region>
        <text:changed-region xml:id="ct94660486777280" text:id="ct94660486777280">
          <text:insertion>
            <office:change-info>
              <dc:creator>Unknown Author</dc:creator>
              <dc:date>2025-01-13T16:24:04</dc:date>
            </office:change-info>
          </text:insertion>
        </text:changed-region>
        <text:changed-region xml:id="ct94660486856784" text:id="ct94660486856784">
          <text:insertion>
            <office:change-info>
              <dc:creator>Unknown Author</dc:creator>
              <dc:date>2025-01-13T16:21:35</dc:date>
            </office:change-info>
          </text:insertion>
        </text:changed-region>
        <text:changed-region xml:id="ct94660486649728" text:id="ct94660486649728">
          <text:insertion>
            <office:change-info>
              <dc:creator>Unknown Author</dc:creator>
              <dc:date>2025-01-13T16:22:2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span text:style-name="Ninguno"><text:span text:style-name="T1">Capítulo 1: metodología y resultados</text:span></text:span><text:change text:change-id="ct94660486146672"/><text:change-start text:change-id="ct94660485759968"/></text:h>
      <text:h text:style-name="P29" text:outline-level="1"><text:span text:style-name="Ninguno"><text:span text:style-name="T5"/></text:span></text:h>
      <text:h text:style-name="P29" text:outline-level="1"><text:span text:style-name="Ninguno"><text:span text:style-name="T5">En este primer capítulo voy a describir detalladamente las tres etapas del proceso que me llevó a conseguir las dos gráficas que son el núcleo de mi investigación: (1) construir la base de datos, (2) cuantificar el estilo y (3) cuantificar los temas. Escribo este capítulo con varios objetivos. </text:span></text:span><text:span text:style-name="Ninguno"><text:span text:style-name="T45">El primero es que</text:span></text:span><text:span text:style-name="Ninguno"><text:span text:style-name="T5"> si alguien quiere recrear mi investigación o hacer algo similar pued</text:span></text:span><text:span text:style-name="Ninguno"><text:span text:style-name="T13">a</text:span></text:span><text:span text:style-name="Ninguno"><text:span text:style-name="T5"> consultar este capítulo para encontrar todos los pasos tomé, junto con links a mi código y explicaciones de lo que hace cada script. </text:span></text:span><text:span text:style-name="Ninguno"><text:span text:style-name="T45">También me interesa que si</text:span></text:span><text:span text:style-name="Ninguno"><text:span text:style-name="T5"> alguien quiere corroborar que mi método sea coherente con los objetivos de la investigación y que mi código de hecho hace lo que digo que hace, en este capítulo </text:span></text:span><text:span text:style-name="Ninguno"><text:span text:style-name="T45">esté</text:span></text:span><text:span text:style-name="Ninguno"><text:span text:style-name="T5"> la información necesaria. Dicho esto, mi mayor objetivo con este capítulo es el de alentar a la gente del colegio a interesarse en este tipo de investigaciones, ya sea leyéndolas o hasta llevándolas a cabo. Un chiste recurrente entre gente que estudia alguna humanidad es que no sabemos sumar o contar, básicamente que las matemáticas están completmente fuera de nuestro entendimiento; también que somos inútiles usando la computadora. Me gustaría luchar en contra de esos prejuicios y decir que, aunque no es la cosa más fácil del mundo, tampoco es imposible, y que estudiantes de Letras Inglesas hacen cosas más difíciles todos los días. Muchos poemas, novelas, artículos y ensayos son más difíciles de entender que los métodos que utilizo en esta investigación. Lo único que hace falta es quitarse el miedo a los números que nos inculcaron en la niñez. La programación y las matemáticas son lenguajes que pueden ser bonitos y que revelan cosas que nos serían invisibles sin ellos. [CREO QUE ESTÁ RARA LA REDACCIÓN DE ESTO]</text:span></text:span><text:change-end text:change-id="ct94660485759968"/><text:change text:change-id="ct94660486396928"/><text:change text:change-id="ct94660486396608"/><text:change text:change-id="ct94660484748192"/><text:change text:change-id="ct94660485106928"/><text:change text:change-id="ct94660485724000"/><text:change-start text:change-id="ct94660486403952"/></text:h>
      <text:p text:style-name="P15"><text:change-end text:change-id="ct94660486403952"/><text:change-start text:change-id="ct94660486404272"/><text:span text:style-name="Ninguno"><text:span text:style-name="T9"><text:tab/>A continuación, un breve resumen de la metodología. </text:span></text:span><text:change-end text:change-id="ct94660486404272"/><text:change text:change-id="ct94660486404512"/><text:change-start text:change-id="ct94660486406640"/><text:span text:style-name="Ninguno"><text:span text:style-name="T10">Primero, d</text:span></text:span><text:change-end text:change-id="ct94660486406640"/><text:span text:style-name="Ninguno"><text:span text:style-name="T5">escargué los PDFs de TESIUNAM, la base de datos de la UNAM que alberga y hace disponibles los trabajos de titulación de toda la universidad. Para hacerlo tuve que escribir unos scripts en Python (</text:span></text:span><text:a xlink:type="simple" xlink:href="https://github.com/diego-g-fonte/crawler%255B%255Es.I.1%255D" text:style-name="Hyperlink.0" text:visited-style-name="Hyperlink.0"><text:span text:style-name="Hyperlink.0"><text:span text:style-name="T51">https://github.com/diego-g-</text:span></text:span></text:a><text:soft-page-break/><text:a xlink:type="simple" xlink:href="https://github.com/diego-g-fonte/crawler%255B%255Es.I.1%255D" text:style-name="Hyperlink.0" text:visited-style-name="Hyperlink.0"><text:span text:style-name="Hyperlink.0"><text:span text:style-name="T51">fonte/crawler</text:span></text:span></text:a><text:span text:style-name="Ninguno"><text:span text:style-name="T5">),</text:span></text:span><text:span text:style-name="T24"><text:note text:id="ftn1" text:note-class="footnote"><text:note-citation>1</text:note-citation><text:note-body><text:p text:style-name="P9"><text:span text:style-name="Ninguno"><text:span text:style-name="T29">Lo llamé "crawler" ingenuamente; es un scraper. La diferencia no importa para este trabajo, pero quiero que, si por alguna razón alguien que sepa del tema lee esta tesina, sepa que estoy consciente de mi error.</text:span></text:span></text:p><text:p text:style-name="Footnote"><text:change text:change-id="ct94660486426112"/></text:p></text:note-body></text:note></text:span><text:span text:style-name="Ninguno"><text:span text:style-name="T5"> que descargan todos los PDFs de todas las páginas de resultados de cualquier búsqueda en TESIUNAM, además de producir un documento JSON con los metadatos de dichos resultados (nombre de </text:span></text:span><text:change text:change-id="ct94660486427840"/><text:change-start text:change-id="ct94660486430976"/><text:span text:style-name="Ninguno"><text:span text:style-name="T36">quien escribió el trabajo</text:span></text:span><text:change-end text:change-id="ct94660486430976"/><text:span text:style-name="Ninguno"><text:span text:style-name="T5">, título, año de publicación y número de identificación del PDF asignado por TESIUNAM).</text:span></text:span></text:p>
      <text:p text:style-name="P13"><text:span text:style-name="Ninguno"><text:span text:style-name="T5"><text:tab/>Para cuantificar el estilo usé una estrategia </text:span></text:span><text:change text:change-id="ct94660486431312"/><text:change-start text:change-id="ct94660486435616"/><text:span text:style-name="Ninguno"><text:span text:style-name="T5">típica de</text:span></text:span><text:change-end text:change-id="ct94660486435616"/><text:span text:style-name="Ninguno"><text:span text:style-name="T5"> los estudios de atribución autoral que está basada en las frecuencias relativas de las palabras. Frecuencia relativa sólo quiere decir que del 100% de las palabras de un texto, X% es la palabra </text:span></text:span><text:change-start text:change-id="ct94660486436384"/><text:span text:style-name="Ninguno"><text:span text:style-name="T5">"</text:span></text:span><text:change-end text:change-id="ct94660486436384"/><text:span text:style-name="Ninguno"><text:span text:style-name="T5">de", Y% es la palabra "la", etcétera. Por ejemplo, en la tesina titulada "El género policíaco y el gótico dentro de </text:span></text:span><text:span text:style-name="Ninguno"><text:span text:style-name="T15">The Virgin Suicides</text:span></text:span><text:span text:style-name="Ninguno"><text:span text:style-name="T5"> de Jeffrey Eugenides", la palabra "de" conforma el 4.16% de las palabras, "la" el 3.29%, etcétera</text:span></text:span><text:change text:change-id="ct94660486436624"/><text:span text:style-name="Ninguno"><text:span text:style-name="T5">. Generé una tabla con las 150 palabras más comunes en todos los trabajos de titulación y su frecuencia relativa en cada uno. En estilometría, las frecuencias relativas de las palabras más comunes son lo que conforma el estilo de un texto. Como escribe Matthew Jockers en su capítulo "Style":</text:span></text:span></text:p>
      <text:p text:style-name="P20"><text:span text:style-name="Ninguno"><text:span text:style-name="T51">The working assumption of all such investigation is that writers have distinct and detectabale stylistic habits, or "tics."</text:span></text:span></text:p>
      <text:p text:style-name="P20"><text:span text:style-name="Ninguno"><text:span text:style-name="T51">. . .</text:span></text:span></text:p>
      <text:p text:style-name="P20"><text:span text:style-name="Ninguno"><text:span text:style-name="T51">It is exactly these subtle "features" (pronouns, articles, conjunctions, and the like), however, that authorship and stylometry researchers have discovered to be the most telling when it comes to revealing an author's individual style.</text:span></text:span></text:p>
      <text:p text:style-name="P20"><text:span text:style-name="Ninguno"><text:span text:style-name="T51">. . .</text:span></text:span></text:p>
      <text:p text:style-name="P20"><text:span text:style-name="Ninguno"><text:span text:style-name="T51">There are many ways in which a feature set may be derived, but the growing consensus is that the analysis of high-frequency words (mostly function, or closed-class, words) or n-grams,</text:span></text:span><text:note text:id="ftn2" text:note-class="footnote"><text:note-citation>2</text:note-citation><text:note-body><text:p text:style-name="P9"><text:change-start text:change-id="ct94660486387520"/><text:span text:style-name="Ninguno"><text:span text:style-name="T54">Un n-grama es nada más una agrupación de palabras consecutivas. Si tomamos la primera frase de este capítulo, </text:span></text:span><text:span text:style-name="Ninguno"><text:span text:style-name="T31">"</text:span></text:span><text:span text:style-name="Ninguno"><text:span text:style-name="T54">antes que nada</text:span></text:span><text:span text:style-name="Ninguno"><text:span text:style-name="T31">"</text:span></text:span><text:span text:style-name="Ninguno"><text:span text:style-name="T54">, separado por unigramas tendríamos </text:span></text:span><text:span text:style-name="Ninguno"><text:span text:style-name="T31">"</text:span></text:span><text:span text:style-name="Ninguno"><text:span text:style-name="T54">antes</text:span></text:span><text:span text:style-name="Ninguno"><text:span text:style-name="T31">"</text:span></text:span><text:span text:style-name="Ninguno"><text:span text:style-name="T54">, que</text:span></text:span><text:span text:style-name="Ninguno"><text:span text:style-name="T31">"</text:span></text:span><text:span text:style-name="Ninguno"><text:span text:style-name="T54">, y </text:span></text:span><text:span text:style-name="Ninguno"><text:span text:style-name="T31">"</text:span></text:span><text:span text:style-name="Ninguno"><text:span text:style-name="T54">nada</text:span></text:span><text:span text:style-name="Ninguno"><text:span text:style-name="T31">"</text:span></text:span><text:span text:style-name="Ninguno"><text:span text:style-name="T54">. Separado por bigramas, </text:span></text:span><text:span text:style-name="Ninguno"><text:span text:style-name="T31">"</text:span></text:span><text:span text:style-name="Ninguno"><text:span text:style-name="T54">antes que</text:span></text:span><text:span text:style-name="Ninguno"><text:span text:style-name="T31">"</text:span></text:span><text:span text:style-name="Ninguno"><text:span text:style-name="T54">, y </text:span></text:span><text:span text:style-name="Ninguno"><text:span text:style-name="T31">"</text:span></text:span><text:span text:style-name="Ninguno"><text:span text:style-name="T54">que nada</text:span></text:span><text:span text:style-name="Ninguno"><text:span text:style-name="T31">"</text:span></text:span><text:span text:style-name="Ninguno"><text:span text:style-name="T54">, y por trigramas sólo tendríamos </text:span></text:span><text:span text:style-name="Ninguno"><text:span text:style-name="T31">"</text:span></text:span><text:span text:style-name="Ninguno"><text:span text:style-name="T54">antes que nada</text:span></text:span><text:span text:style-name="Ninguno"><text:span text:style-name="T31">"</text:span></text:span><text:span text:style-name="Ninguno"><text:span text:style-name="T54">.</text:span></text:span><text:change-end text:change-id="ct94660486387520"/><text:change text:change-id="ct94660486497904"/><text:change-start text:change-id="ct94660486500720"/><text:span text:style-name="Ninguno"><text:span text:style-name="T54"> También se pueden entender los n-gramas como agrupaciones de caracteres, de manera que, por ejemplo, la palabra </text:span></text:span><text:change-end text:change-id="ct94660486500720"/><text:change text:change-id="ct94660486501472"/><text:change text:change-id="ct94660486501152"/><text:change-start text:change-id="ct94660486503808"/><text:span text:style-name="Ninguno"><text:span text:style-name="T39">"</text:span></text:span><text:change-end text:change-id="ct94660486503808"/><text:change-start text:change-id="ct94660486508512"/><text:span text:style-name="Ninguno"><text:span text:style-name="T54">n-grama</text:span></text:span><text:change-end text:change-id="ct94660486508512"/><text:change text:change-id="ct94660486509072"/><text:change text:change-id="ct94660486508752"/><text:change-start text:change-id="ct94660486511600"/><text:span text:style-name="Ninguno"><text:span text:style-name="T39">"</text:span></text:span><text:change-end text:change-id="ct94660486511600"/><text:change-start text:change-id="ct94660486514576"/><text:span text:style-name="Ninguno"><text:span text:style-name="T31"> separada en tetragramas de caracteres daría "n-gr", "-gra", "gram" y "rama".</text:span></text:span><text:change-end text:change-id="ct94660486514576"/></text:p></text:note-body></text:note><text:span text:style-name="Ninguno"><text:span text:style-name="T51"> or </text:span></text:span><text:soft-page-break/><text:span text:style-name="Ninguno"><text:span text:style-name="T51">both, provides the most consistently reliable results in authorship attribution problems. (Jockers 63-4)</text:span></text:span></text:p>
      <text:p text:style-name="P13"><text:span text:style-name="Ninguno"><text:span text:style-name="T5">Ya teniendo la tabla con las frecuencias relativas, usé una función ("dist" en R</text:span></text:span><text:span text:style-name="T25"><text:note text:id="ftn3" text:note-class="footnote"><text:note-citation>3</text:note-citation><text:note-body><text:p text:style-name="Footnote"><text:change text:change-id="ct94660486440448"/><text:span text:style-name="Ninguno"><text:span text:style-name="T56">R es un lenguaje de programación diseñado para análisis estadísticos.</text:span></text:span></text:p></text:note-body></text:note></text:span><text:span text:style-name="Ninguno"><text:span text:style-name="T5">) que crea un espacio multidimensional (en este caso de 150 dimensiones) y coloca un punto por cada trabajo de titulación en ese espacio. Es más fácil pensar en un espacio de dos dimensiones en el que el eje X es la frecuencia relativa de la palabra "de", y el eje Y la de la palabra "la". Dentro de este espacio, el trabajo "El género policíaco</text:span></text:span><text:change text:change-id="ct94660486523040"/><text:span text:style-name="Ninguno"><text:span text:style-name="T5">" se convertiría en un punto con las coordenadas (4.16, 3.29). Otro trabajo de titulación, por ejemplo "Propuesta de leccione</text:span></text:span><text:change text:change-id="ct94660486416144"/><text:span text:style-name="Ninguno"><text:span text:style-name="T5">s-muestra para la enseñanza de la comprensión de lectura en inglés en el marco de la ENA</text:span></text:span><text:change text:change-id="ct94660486428480"/><text:change-start text:change-id="ct94660486421552"/><text:span text:style-name="Ninguno"><text:span text:style-name="T12">"</text:span></text:span><text:change-end text:change-id="ct94660486421552"/><text:span text:style-name="Ninguno"><text:span text:style-name="T5">, </text:span></text:span><text:change text:change-id="ct94660486398000"/><text:span text:style-name="Ninguno"><text:span text:style-name="T5">tendría las coordenadas (7.11, 4.01). Podemos trazar una línea entre esos dos puntos y medir qué tan cerca o lejos están (en otras palabras, qué tan similares o diferentes son). La computadora puede hacer ese mismo proceso en 150 dimensiones y calcular las distancias entre todos los puntos. Finalmente, generé una gráfica que visualiza el promedio de las distancias entre los trabajos de titulación publicados </text:span></text:span><text:change text:change-id="ct94660486387264"/><text:change-start text:change-id="ct94660486503184"/><text:span text:style-name="Ninguno"><text:span text:style-name="T36">cada</text:span></text:span><text:change-end text:change-id="ct94660486503184"/><text:span text:style-name="Ninguno"><text:span text:style-name="T5"> </text:span></text:span><text:change text:change-id="ct94660486412048"/><text:span text:style-name="Ninguno"><text:span text:style-name="T5">año, de los años 2006 al 2023. </text:span></text:span></text:p>
      <text:p text:style-name="P13"><text:span text:style-name="Ninguno"><text:span text:style-name="T5"><text:tab/>Para cuantificar los temas utilicé una técnica llamada modelado de temas</text:span></text:span><text:change-start text:change-id="ct94660486441872"/><text:span text:style-name="Ninguno"><text:span text:style-name="T5"> </text:span></text:span><text:span text:style-name="Ninguno"><text:span text:style-name="T7">(</text:span></text:span><text:span text:style-name="Ninguno"><text:span text:style-name="T16">topic modeling</text:span></text:span><text:span text:style-name="Ninguno"><text:span text:style-name="T20"> en inglés)</text:span></text:span><text:change-end text:change-id="ct94660486441872"/><text:span text:style-name="Ninguno"><text:span text:style-name="T5">. Usé un programa (MALLET</text:span></text:span><text:span text:style-name="T25"><text:note text:id="ftn4" text:note-class="footnote"><text:note-citation>4</text:note-citation><text:note-body><text:p text:style-name="Footnote"><text:change text:change-id="ct94660486430032"/><text:change-start text:change-id="ct94660486430272"/><text:span text:style-name="Ninguno"><text:span text:style-name="T56">MALLET es un programa para hacer modelados de temas. Más adelante lo describo más a detalle.</text:span></text:span><text:change-end text:change-id="ct94660486430272"/></text:p></text:note-body></text:note></text:span><text:span text:style-name="Ninguno"><text:span text:style-name="T5">) que, al procesar los textos, produce una tabla con una cantidad X de temas (elegí 50) y la cantidad de ese tema que tiene cada texto. Lo podemos pensar como que cada texto tiene un 100% de </text:span></text:span><text:span text:style-name="T52">"</text:span><text:span text:style-name="Ninguno"><text:span text:style-name="T5">tema", del cual 50% puede ser Jane Austen, 25% narratología, etcétera. Con esa tabla usé el mismo método que con la tabla de frecuencias relativas y generé una tabla similar que visualiza</text:span></text:span><text:change text:change-id="ct94660486442912"/><text:span text:style-name="Ninguno"><text:span text:style-name="T5"> el promedio de las distancias entre los trabajos de titulación, pero ahora tomando en cuenta los tema</text:span></text:span><text:change text:change-id="ct94660486492928"/><text:span text:style-name="Ninguno"><text:span text:style-name="T5">s.</text:span></text:span></text:p>
      <text:p text:style-name="P17"><text:span text:style-name="Ninguno"/></text:p>
      <text:h text:style-name="P11" text:outline-level="1"><text:soft-page-break/><text:span text:style-name="Ninguno"><text:span text:style-name="T1">1. ¿Cómo conseguí los datos?</text:span></text:span></text:h>
      <text:p text:style-name="P19"><text:span text:style-name="Ninguno"/></text:p>
      <text:h text:style-name="P11" text:outline-level="1"><text:span text:style-name="Ninguno"><text:span text:style-name="T1">Más arriba dije que los </text:span></text:span><text:change text:change-id="ct94660486495152"/><text:span text:style-name="Ninguno"><text:span text:style-name="T1">scripts con los que descargué los PDFs generan un documento JS</text:span></text:span><text:change-start text:change-id="ct94660486509968"/><text:span text:style-name="Ninguno"><text:span text:style-name="T1">ON.</text:span></text:span><text:change-end text:change-id="ct94660486509968"/><text:change text:change-id="ct94660486504048"/><text:change text:change-id="ct94660486498144"/><text:change text:change-id="ct94660486504560"/><text:change text:change-id="ct94660486410896"/><text:change-start text:change-id="ct94660486409408"/><text:span text:style-name="Ninguno"><text:span text:style-name="T1"> </text:span></text:span><text:change-end text:change-id="ct94660486409408"/><text:change-start text:change-id="ct94660486510864"/><text:span text:style-name="Ninguno"><text:span text:style-name="T1">JSON son las siglas de JavaScript Object Notation. JavaScript es un lenguaje de programación, y JSON es una forma de escribir documentos para transportar información fácilmente (que surgió de la forma en la que se usan los objetos en JavaScript</text:span></text:span><text:span text:style-name="T27"><text:note text:id="ftn5" text:note-class="footnote"><text:note-citation>5</text:note-citation><text:note-body><text:p text:style-name="P9"><text:change text:change-id="ct94660486395296"/><text:span text:style-name="Ninguno"><text:span text:style-name="T29">No voy a entrar en detalles respecto a JavaScript ni sus objetos porque no escribí nada en JavaScript para este proyecto, y no soy experto en ese lenguaje. </text:span></text:span></text:p></text:note-body></text:note></text:span><text:span text:style-name="Ninguno"><text:span text:style-name="T1">). Lo bonito del formato JSON</text:span></text:span><text:change-end text:change-id="ct94660486510864"/><text:change text:change-id="ct94660486512576"/><text:change-start text:change-id="ct94660486511904"/><text:span text:style-name="Ninguno"><text:span text:style-name="T1"> es que es muy fácil de leer, tanto para las personas como para las computadoras, lo que permite transportar información de un lenguaje de programación a otro y además modificar manualmente los datos. Una entrada de los metadatos de un trabajo de titulación se ve así: </text:span></text:span><text:change-end text:change-id="ct94660486511904"/></text:h>
      <text:p text:style-name="P13"><text:span text:style-name="Ninguno"><text:span text:style-name="T33"><text:tab/>{"nombre": "Torres Guti</text:span></text:span><text:span text:style-name="Ninguno"><text:span text:style-name="T32">érrez, Cristian Miguel</text:span></text:span><text:change text:change-id="ct94660486497168"/><text:span text:style-name="Ninguno"><text:span text:style-name="T32">", </text:span></text:span></text:p>
      <text:p text:style-name="P13"><text:span text:style-name="Ninguno"><text:span text:style-name="T33"><text:tab/>"titulo": ""A speaking eye" : el discurso pict</text:span></text:span><text:span text:style-name="Ninguno"><text:span text:style-name="T32">órico en Hero and leander de Christopher Marlowe", </text:span></text:span></text:p>
      <text:p text:style-name="P13"><text:span text:style-name="Ninguno"><text:span text:style-name="T33"><text:tab/>"a</text:span></text:span><text:span text:style-name="Ninguno"><text:span text:style-name="T32">ño": "2017",</text:span></text:span></text:p>
      <text:p text:style-name="P13"><text:span text:style-name="Ninguno"><text:span text:style-name="T33"><text:tab/>"doc_num": "0755725"}.</text:span></text:span><text:span text:style-name="T28"><text:note text:id="ftn6" text:note-class="footnote"><text:note-citation>6</text:note-citation><text:note-body><text:p text:style-name="P9"><text:change text:change-id="ct94660486406240"/><text:span text:style-name="Ninguno"><text:span text:style-name="T56">A lo largo de este trabajo, voy a diferenciar el texto escrito por máquinas usando una tipografía monoespaciada como ésta.</text:span></text:span></text:p></text:note-body></text:note></text:span><text:change text:change-id="ct94660486446000"/><text:change text:change-id="ct94660486446496"/><text:change-start text:change-id="ct94660486480816"/><text:span text:style-name="Ninguno"><text:span text:style-name="T36">Me pareció</text:span></text:span><text:change-end text:change-id="ct94660486480816"/><text:span text:style-name="Ninguno"><text:span text:style-name="T5"> un formato muy útil para organizar </text:span></text:span><text:change text:change-id="ct94660486501712"/><text:change-start text:change-id="ct94660486499296"/><text:span text:style-name="Ninguno"><text:span text:style-name="T36">mi base de datos</text:span></text:span><text:change-end text:change-id="ct94660486499296"/><text:span text:style-name="Ninguno"><text:span text:style-name="T51">.</text:span></text:span></text:p>
      <text:p text:style-name="P19"><text:span text:style-name="Ninguno"/></text:p>
      <text:p text:style-name="P13"><text:bookmark text:name="c25252525252525C325252525252525B3moco"/><text:span text:style-name="Ninguno"><text:span text:style-name="T5">1.1. ¿Cómo conseguí los metadatos?</text:span></text:span></text:p>
      <text:p text:style-name="P19"><text:span text:style-name="Ninguno"/></text:p>
      <text:p text:style-name="P13"><text:span text:style-name="Ninguno"><text:span text:style-name="T5">Mis scripts para los metadatos (</text:span></text:span><text:a xlink:type="simple" xlink:href="https://github.com/diego-g-fonte/crawler/tree/main/metadata" text:style-name="Hyperlink.0" text:visited-style-name="Hyperlink.0"><text:span text:style-name="Hyperlink.0"><text:span text:style-name="T51">https://github.com/diego-g-fonte/crawler/tree/main/metadata</text:span></text:span></text:a><text:span text:style-name="Ninguno"><text:span text:style-name="T5">) funcionan de la siguiente manera. Primero hay que, desde nuestro navegador web, hacer una búsqueda en TESIUNAM. Yo</text:span></text:span><text:change text:change-id="ct94660486176640"/><text:change-start text:change-id="ct94660486448784"/><text:span text:style-name="Ninguno"><text:span text:style-name="T5">, </text:span></text:span><text:span text:style-name="Ninguno"><text:span text:style-name="T8">para conseguir los trabajos de Letras Inglesas,</text:span></text:span><text:change-end text:change-id="ct94660486448784"/><text:span text:style-name="Ninguno"><text:span text:style-name="T5"> </text:span></text:span><text:change text:change-id="ct94660486450464"/><text:change text:change-id="ct94660486450160"/><text:change-start text:change-id="ct94660486485776"/><text:span text:style-name="Ninguno"><text:span text:style-name="T8">busqué, evidentemente,</text:span></text:span><text:change-end text:change-id="ct94660486485776"/><text:span text:style-name="Ninguno"><text:span text:style-name="T5"> "licenciatura </text:span></text:span><text:soft-page-break/><text:span text:style-name="Ninguno"><text:span text:style-name="T5">en lengua y literaturas modernas inglesas", pero mi código funciona con cualquier búsqueda. Hay que copiar y pegar el URL de la primera página de resultados en el archivo que llamé "url_manual". Después de eso, hay que correr los scripts llamados "1.py" y "0.2.py". Estos generan el archivo JSON con los metadatos. Mi código no es perfecto, </text:span></text:span><text:change text:change-id="ct94660486489584"/><text:change-start text:change-id="ct94660486486640"/><text:span text:style-name="Ninguno"><text:span text:style-name="T36">por lo que</text:span></text:span><text:change-end text:change-id="ct94660486486640"/><text:span text:style-name="Ninguno"><text:span text:style-name="T5">,</text:span></text:span><text:change text:change-id="ct94660486453312"/><text:span text:style-name="Ninguno"><text:span text:style-name="T5"> después de que los scripts lo hayan escrito, hay que retocar el JSON manualmente un poco. Con eso hecho, se tiene una base de datos con los metadatos de todos los trabajos de titulación de </text:span></text:span><text:change text:change-id="ct94660486456448"/><text:change-start text:change-id="ct94660486459200"/><text:span text:style-name="Ninguno"><text:span text:style-name="T37">Letras Inglesas</text:span></text:span><text:change-end text:change-id="ct94660486459200"/><text:span text:style-name="Ninguno"><text:span text:style-name="T5"> (o de todos los trabajos de titulación que haya arrojado TESIUNAM en la búsqueda inicial). Guardé la base de datos en un documento JSON porque los scripts que descargan los metadatos están en Python, pero el análisis lo hice con el lenguaje de programación R, y necesitaba una manera de transportar la información de un lenguaje a otro.</text:span></text:span></text:p>
      <text:p text:style-name="P19"><text:span text:style-name="Ninguno"/></text:p>
      <text:h text:style-name="P11" text:outline-level="1"><text:span text:style-name="Ninguno"><text:span text:style-name="T1">1.2. ¿Cómo conseguí los PDFs?</text:span></text:span></text:h>
      <text:p text:style-name="P19"><text:span text:style-name="Ninguno"/></text:p>
      <text:p text:style-name="P13"><text:span text:style-name="Ninguno"><text:span text:style-name="T5">En total, conseguí 492 PDFs. Si alguien busca en TESIUNAM todos los trabajos de titulación de la carrera de </text:span></text:span><text:change text:change-id="ct94660486514016"/><text:change-start text:change-id="ct94660486410656"/><text:span text:style-name="Ninguno"><text:span text:style-name="T37">Letras Inglesas</text:span></text:span><text:change-end text:change-id="ct94660486410656"/><text:span text:style-name="Ninguno"><text:span text:style-name="T5">, verá que hay muchos más. Hay dos razones por las que trabajé con 492</text:span></text:span><text:change text:change-id="ct94660486509632"/><text:change-start text:change-id="ct94660485814960"/><text:span text:style-name="Ninguno"><text:span text:style-name="T5">: </text:span></text:span><text:change-end text:change-id="ct94660485814960"/><text:change-start text:change-id="ct94660486405488"/><text:span text:style-name="Ninguno"><text:span text:style-name="T5">la</text:span></text:span><text:change-end text:change-id="ct94660486405488"/><text:change text:change-id="ct94660486498416"/><text:change-start text:change-id="ct94660486458640"/><text:span text:style-name="Ninguno"><text:span text:style-name="T5"> </text:span></text:span><text:change-end text:change-id="ct94660486458640"/><text:span text:style-name="Ninguno"><text:span text:style-name="T5"><text:s/>primera es que trabajé con los trabajos de titulación publicados del 2006 al 2023</text:span></text:span><text:change text:change-id="ct94660486455824"/><text:change text:change-id="ct94660486486016"/><text:change text:change-id="ct94660486454096"/><text:change-start text:change-id="ct94660486456752"/><text:span text:style-name="Ninguno"><text:span text:style-name="T5">, y la segunda es porque no todos los trabajos con ficha en TESIUNAM están disponibles para descargarse</text:span></text:span><text:change-end text:change-id="ct94660486456752"/><text:span text:style-name="Ninguno"><text:span text:style-name="T5">. </text:span></text:span><text:change-start text:change-id="ct94660486489200"/></text:p>
      <text:p text:style-name="P13"><text:span text:style-name="Ninguno"><text:span text:style-name="T5"><text:tab/></text:span></text:span><text:change-end text:change-id="ct94660486489200"/><text:span text:style-name="Ninguno"><text:span text:style-name="T5">Descargué los PDFs en el 2024, por lo que los trabajos más recientes de mi investigación son del 2023 (</text:span></text:span><text:change text:change-id="ct94660486466672"/><text:change-start text:change-id="ct94660486466912"/><text:span text:style-name="Ninguno"><text:span text:style-name="T36">no quice</text:span></text:span><text:change-end text:change-id="ct94660486466912"/><text:span text:style-name="Ninguno"><text:span text:style-name="T5"> tener datos de un año que </text:span></text:span><text:change text:change-id="ct94660486467152"/><text:change-start text:change-id="ct94660486467392"/><text:span text:style-name="Ninguno"><text:span text:style-name="T36">seguía</text:span></text:span><text:change-end text:change-id="ct94660486467392"/><text:span text:style-name="Ninguno"><text:span text:style-name="T5"> en curso porque estarían incompletos</text:span></text:span><text:change text:change-id="ct94660486467632"/><text:span text:style-name="Ninguno"><text:span text:style-name="T5">). Que los más recientes sean del 2023 tiene sentido, pero ¿por qué empezar con los del 2006 y no con anteriores? Después de todo, el primer trabajo de la licenciatura fue publicado en 1962. La respuesta es que, antes del 2006, la gran mayoría los trabajos de titulación que alberga TESIUNAM son documentos escaneados, mientras que del 2006 en adelante todos son documentos digitales de origen.</text:span></text:span><text:change text:change-id="ct94660486469888"/><text:change-start text:change-id="ct94660486452480"/><text:span text:style-name="Ninguno"><text:span text:style-name="T52"> </text:span></text:span><text:change-end text:change-id="ct94660486452480"/><text:span text:style-name="Ninguno"><text:span text:style-name="T52">Procesar PDFs p</text:span></text:span><text:change text:change-id="ct94660486467872"/><text:span text:style-name="Ninguno"><text:span text:style-name="T52">roducidos directamente desde un procesador de textos es muchísimo más sencillo que procesar PDFs producidos por un escáner, pues los caracteres vienen ya codificados como caracteres, mientras que en los documentos escaneados vienen codificados como pixeles. Para usar PDFs producidos con un escáner se tiene que llevar a cabo uno de varios procesos. El más sencillo y que da resultados de mejor calidad es transcribir manualmente los textos. Este método, claramente</text:span></text:span><text:change text:change-id="ct94660486526048"/><text:span text:style-name="Ninguno"><text:span text:style-name="T52">, consume mucho tiempo y fuerza de trabajo; por lo tanto, nunca fue una opción que consideré. Otro método es el llamado reconocimiento óptico de caracteres (OCR, por sus siglas en inglés). El OCR utiliza software que reconoce patrones en los pixeles de una foto y los interpreta como caracteres. Este método, a pesar de ser mucho más rápido que el primer método, no da resultados lo suficientemente fidedignos como para confiarles un estudio de esta índole (muchos de los libros en la base de datos de Google Books están codificados con este método, y si alguien ha intentado copiar y pegar texto de esos documentos, sabrá que no da los resultados más confiables).</text:span></text:span><text:change text:change-id="ct94660486528896"/><text:span text:style-name="Ninguno"><text:span text:style-name="T52"> Ninguno de estos dos métodos se acopló a mi metodología, por lo que decidí olvidarme de los PDFs escaneados. Aun así, cuando se realiza la búsqueda en TESIUNAM acotando los resultados a este rango de años, la página nos dice que hay 498 trabajos, mientras que yo digo que conseguí 492.</text:span></text:span><text:soft-page-break/></text:p>
      <text:p text:style-name="P13"><text:span text:style-name="Ninguno"><text:span text:style-name="T5"><text:tab/></text:span></text:span><text:change text:change-id="ct94660486525568"/><text:change-start text:change-id="ct94660486537200"/><text:span text:style-name="Ninguno"><text:span text:style-name="T36">Ahora la segunda razón</text:span></text:span><text:change-end text:change-id="ct94660486537200"/><text:change-start text:change-id="ct94660486537440"/><text:span text:style-name="Ninguno"><text:span text:style-name="T36">: no todas las fichas de TESIUNAM tienen un PDF descargable</text:span></text:span><text:change-end text:change-id="ct94660486537440"/><text:span text:style-name="Ninguno"><text:span text:style-name="T5">. Es posible que lx autorx no haya querido publicar su trabajo en TESIUNAM, como es el caso del trabajo "Metanarrativas y el emtramado [sic] en </text:span></text:span><text:span text:style-name="Ninguno"><text:span text:style-name="T15">Enduring Love</text:span></text:span><text:span text:style-name="Ninguno"><text:span text:style-name="T5"> de Ian Mcewan", o que, por alguna razón que TESIUNAM no hace pública, simple y sencillamente no hay botón para descargar el documento, como en el trabajo "The song and the water: el mar, la narración y la vida en </text:span></text:span><text:span text:style-name="Ninguno"><text:span text:style-name="T15">The Waves</text:span></text:span><text:span text:style-name="Ninguno"><text:span text:style-name="T5">, de Virginia Woolf". Conseguir los PDFs fue probablemente la etapa de la investigación que más trabajo me costó. No voy a entrar en detalle pero basta con decir que TESIUNAM está hecha de manera tal que los botones de las páginas de resultados que dicen "texto completo" no llevan directamente al texto completo, sino que hacen una serie de redirecciones que mi código tiene que seguir —como los procesos burocráticos en los que hay que ir a una oficina para que te digan que vayas a otra para que te digan que vayas a otra—. </text:span></text:span><text:soft-page-break/><text:span text:style-name="Ninguno"><text:span text:style-name="T5">No es nada muy complejo, solamente fue tedioso. Si alguien quiere ver los detalles del código, está en </text:span></text:span><text:a xlink:type="simple" xlink:href="https://github.com/diego-g-fonte/crawler" text:style-name="Hyperlink.0" text:visited-style-name="Hyperlink.0"><text:span text:style-name="Hyperlink.0"><text:span text:style-name="T51">https://github.com/diego-g-fonte/crawler</text:span></text:span></text:a><text:span text:style-name="Ninguno"><text:span text:style-name="T5">.</text:span></text:span></text:p>
      <text:p text:style-name="P19"><text:span text:style-name="Ninguno"/></text:p>
      <text:p text:style-name="P13"><text:span text:style-name="Ninguno"><text:span text:style-name="T5">1.3. ¿Cómo pasé los PDFs a texto procesable?</text:span></text:span></text:p>
      <text:p text:style-name="P19"><text:span text:style-name="Ninguno"/></text:p>
      <text:p text:style-name="P13"><text:span text:style-name="Ninguno"><text:span text:style-name="T5">Pasé los trabajos de titulación de PDF a texto simple (es decir, texto sin formato: sin tipografía especificada, negritas, subrayados, itálicas, tamaños de letra variables, justificación, interlineado, etcétera</text:span></text:span><text:change-start text:change-id="ct94660486454416"/><text:span text:style-name="Ninguno"><text:span text:style-name="T5"> —con el que escribes cuando usas el bloc de notas de tu compu</text:span></text:span><text:change-end text:change-id="ct94660486454416"/><text:change-start text:change-id="ct94660486462192"/><text:span text:style-name="Ninguno"><text:span text:style-name="T5">—</text:span></text:span><text:change-end text:change-id="ct94660486462192"/><text:span text:style-name="Ninguno"><text:span text:style-name="T5">) con los scripts en Python que están en </text:span></text:span><text:a xlink:type="simple" xlink:href="https://github.com/diego-g-fonte/pdfs_a_texto/" text:style-name="Hyperlink.0" text:visited-style-name="Hyperlink.0"><text:span text:style-name="Hyperlink.0"><text:span text:style-name="T51">https://github.com/diego-g-fonte/pdfs_a_texto/</text:span></text:span></text:a><text:span text:style-name="Ninguno"><text:span text:style-name="T5">. Por la naturaleza del formato PDF no pude preservar mucha información que hubiera sido valiosa; por ejemplo, la separación de los párrafos, la capitulación de los trabajos, qué texto es citado y qué texto es propio de lx autorx, etcétera. Esto es porque, en el formato PDF, el texto no está almacenado en un cuadro de texto como en los procesadores de texto, sino que cada caracter es un elemento independiente, con información de su posición, su tamaño, su color, etcétera. Como dice el manual del paquete "pdfminer.six", </text:span></text:span><text:change text:change-id="ct94660485893600"/><text:span text:style-name="Ninguno"><text:span text:style-name="T5">"Most PDF files look like they contain well-structured text. But the reality is that a PDF file does not contain anything that resembles paragraphs, sentences or even words. When it comes to text, a PDF file is only aware of the characters and their placement" (pdfminer.six). Esto resultó en que un texto que originalmente se veía así: [["legal_tesiunam.png"]], se vea así: </text:span></text:span></text:p>
      <text:p text:style-name="P21"><text:span text:style-name="Ninguno"><text:span text:style-name="T32">UNAM – Dirección General de Bibliotecas Tesis Digitales Restricciones de uso DERECHOS RESERVADOS © PROHIBIDA SU REPRODUCCIÓN TOTAL O PARCIAL Todo el material contenido en esta tesis esta protegido por la Ley Federal del Derecho de Autor (LFDA) de los Estados Unidos Mexicanos (México). El uso de </text:span></text:span><text:soft-page-break/><text:span text:style-name="Ninguno"><text:span text:style-name="T32">imágenes, fragmentos de videos, y demás material que sea objeto de protección de los derechos de autor, será exclusivamente para fines educativos e informativos y deberá citar la fuente donde la obtuvo mencionando el autor o autores. Cualquier uso distinto como el lucro, reproducción, edición o modificación, será perseguido y sancionado por el respectivo titular de los Derechos de Autor.</text:span></text:span></text:p>
      <text:p text:style-name="P13"><text:span text:style-name="Ninguno"><text:span text:style-name="T5">O que uno que se veía así: [["pagina_tesina_pdf.png"]], se vea así: [["pagina_tesina_vscode.png"]].</text:span></text:span></text:p>
      <text:p text:style-name="P13"><text:span text:style-name="Ninguno"><text:span text:style-name="T5"><text:tab/>Antes de empezar a recolectar los datos, cuando apenas estaba diseñando este proyecto, tenía la esperanza de poder cuantificar todas estas cosas que perdí: la longitud promedio de los párrafos por año, el porcentaje promedio de texto citado </text:span></text:span><text:span text:style-name="Ninguno"><text:span text:style-name="T15">vs</text:span></text:span><text:span text:style-name="Ninguno"><text:span text:style-name="T5"> texto propio, las tipografías más populares, lxs autorxs más citadxs, los formatos de citación más populares, la popularidad de cada signo de puntuación, entre tantas otras.</text:span></text:span><text:span text:style-name="T25"><text:note text:id="ftn7" text:note-class="footnote"><text:note-citation>7</text:note-citation><text:note-body><text:p text:style-name="P9"><text:change text:change-id="ct94660486465552"/><text:span text:style-name="Ninguno"><text:span text:style-name="T56">Estos datos serían valiosos para ver tendencias estilísticas que no dependen de la elección de palabras. Entre más datos, más acertados son los resultados; se podrían haber sumado las longitudes de las oraciones, de los párrafos y las frecuencias de signos de puntuación a los datos que procesé para así tener un conjunto de datos más rico.</text:span></text:span></text:p><text:p text:style-name="P9"><text:span text:style-name="Ninguno"><text:span text:style-name="T56"><text:tab/><text:tab/>Además de esto, podrían haber sido valiosos para ver tendencias diferentes a las que yo medí. Sólo por poner un ejemplo, si pudiéramos medir la cantidad de texto citado en los trabajos de titulación a través de los años, podrían emerger líneas de investigación interesantes. Si aumentara la cantidad de texto citado podríamos conjeturar que es por un aumento en el rigor de los trabajos. Si disminuyera podría ser por un aumento al valor que se le da a la voz de lx autorx. Otro ejemplo es que si no me hubiera deshecho de los signos de puntuación, podría haber tenido la longitud de las oraciones como dato adicional, además de la frecuencia de cada signo. Entre más datos hay, mayores son las posibilidades de investigación y de interpretación.</text:span></text:span></text:p></text:note-body></text:note></text:span><text:span text:style-name="Ninguno"><text:span text:style-name="T5"> La realidad me obligó a olvidar estas ambiciones y a estudiar largos hilos de texto sin puntuación</text:span></text:span><text:span text:style-name="T25"><text:note text:id="ftn8" text:note-class="footnote"><text:note-citation>8</text:note-citation><text:note-body><text:p text:style-name="P9"><text:change text:change-id="ct94660486466320"/><text:span text:style-name="Ninguno"><text:span text:style-name="T29">No es que los signos de puntuación sean imposibles de preservar cuando se pasa un PDF a texto simple, es que los trabajos de titulación suelen usar signos de puntuación para comunicar información que no es la puntuación de un texto. Por ejemplo, usar puntos en el índice entre el nombre del capítulo o sección y su número de página, o usar muchos guiones o guiones bajos para dividir secciones (o notas al pie de página del texto normal). Alguien con más tiempo que yo podrá investigar los signos de puntuación en los trabajos de titulación de </text:span></text:span><text:change text:change-id="ct94660486469488"/><text:change-start text:change-id="ct94660486524176"/><text:span text:style-name="Ninguno"><text:span text:style-name="T38">Letras Inglesas</text:span></text:span><text:change-end text:change-id="ct94660486524176"/><text:span text:style-name="Ninguno"><text:span text:style-name="T29"> del 2006 al 2023.</text:span></text:span><text:change text:change-id="ct94660486547040"/></text:p></text:note-body></text:note></text:span><text:span text:style-name="Ninguno"><text:span text:style-name="T5"> y sin formato.</text:span></text:span></text:p>
      <text:p text:style-name="P17"><text:span text:style-name="Ninguno"/></text:p>
      <text:h text:style-name="P11" text:outline-level="1"><text:soft-page-break/><text:span text:style-name="Ninguno"><text:span text:style-name="T1">1.4. La base de datos final</text:span></text:span></text:h>
      <text:p text:style-name="P19"><text:span text:style-name="Ninguno"/></text:p>
      <text:p text:style-name="P13"><text:span text:style-name="Ninguno"><text:span text:style-name="T5">Como dije, ordené los metadatos en un documento JSON. Después de transformar los PDFs a texto simple, junté los textos con sus metadatos para al fin tener un documento maestro en donde estuvieran todos los datos que necesitaba para mi investigación. El código que hace esto está en </text:span></text:span><text:change text:change-id="ct94660486514912"/><text:change-start text:change-id="ct94660486477600"/><text:a xlink:type="simple" xlink:href="https://github.com/diego-g-fonte/json_processing" text:style-name="Hyperlink.0" text:visited-style-name="Hyperlink.0"><text:span text:style-name="Hyperlink.0"><text:span text:style-name="T51">ht</text:span></text:span></text:a><text:change-end text:change-id="ct94660486477600"/><text:a xlink:type="simple" xlink:href="https://github.com/diego-g-fonte/json_processing" text:style-name="Hyperlink.0" text:visited-style-name="Hyperlink.0"><text:span text:style-name="Hyperlink.0"><text:span text:style-name="T51">tps://github.com/diego-g-fonte/json_processing</text:span></text:span></text:a><text:span text:style-name="Ninguno"><text:span text:style-name="T5">. El documento final está disponible en </text:span></text:span><text:change-start text:change-id="ct94660486456992"/><text:a xlink:type="simple" xlink:href="https://github.com/diego-g-fonte/analisis2/blob/main/todo.rds" text:style-name="Internet_20_link" text:visited-style-name="Visited_20_Internet_20_Link"><text:span text:style-name="T5">https://github.com/diego-g-fonte/analisis2/blob/main/todo.rds</text:span></text:a><text:change-end text:change-id="ct94660486456992"/><text:change-start text:change-id="ct94660486529376"/><text:span text:style-name="Ninguno"><text:span text:style-name="T5"> </text:span></text:span><text:change-end text:change-id="ct94660486529376"/><text:span text:style-name="Ninguno"><text:span text:style-name="T5">.</text:span></text:span><text:span text:style-name="T25"><text:note text:id="ftn9" text:note-class="footnote"><text:note-citation>9</text:note-citation><text:note-body><text:p text:style-name="P9"><text:change text:change-id="ct94660486551664"/><text:span text:style-name="Ninguno"><text:span text:style-name="T29">Este documento ya no es un documento JSON, sino un documento RDS (R Data Serialization). Esto es un tipo de documento parecido a JSON en cuanto que es una manera de transportar objetos de R (así como JSON es una manera de transportar objetos de JavaScript). Las diferencias son que estos documentos no son fáciles de leer por personas (se tiene que usar R para leerlos) ni son fáciles de leer con otros lenguajes de programación. Es decir, sirven para transportar objetos de R de un script a otro, que es justo lo que yo necesitaba.</text:span></text:span></text:p></text:note-body></text:note></text:span><text:span text:style-name="Ninguno"><text:span text:style-name="T5"> </text:span></text:span></text:p>
      <text:p text:style-name="P19"><text:span text:style-name="Ninguno"/></text:p>
      <text:p text:style-name="P13"><text:span text:style-name="Ninguno"><text:span text:style-name="T5">2. ¿Cómo elaboré las gráficas?</text:span></text:span></text:p>
      <text:p text:style-name="P19"><text:span text:style-name="Ninguno"/></text:p>
      <text:p text:style-name="P13"><text:span text:style-name="Ninguno"><text:span text:style-name="T5">Ahora voy a describir todo lo que hice antes de llegar al método final. Debo admitir que antes de encontrar la manera de probar mis hipótesis di muchos trompicones metodológicos. Quiero decir que hice varios experimentos basándome en corazonadas y no tanto en si me daban información respecto a mi hipótesis. Por ejemplo, creí que iba a ser buena idea ver las longitudes promedio anuales de los trabajos. Sin embargo, esto no sólo no me dio información que me acercara a comprobar o refutar mis hipótesis, sino que no me dio mucha información útil en general (resulta que los trabajos de titulación se han mantenido casi perfectamente igual de largos</text:span></text:span><text:span text:style-name="T25"><text:note text:id="ftn10" text:note-class="footnote"><text:note-citation>10</text:note-citation><text:note-body><text:p text:style-name="P9"><text:change text:change-id="ct94660486544384"/><text:change-start text:change-id="ct94660486530864"/><text:span text:style-name="Ninguno"><text:span text:style-name="T55">Me imagino que esto se debe a que, en el reglamento de las opciones de titulación, las extensiones mínima y máxima no se han modificado. Sí hay una muy ligera tendencia a que sean </text:span></text:span><text:change-end text:change-id="ct94660486530864"/><text:change text:change-id="ct94660486470480"/><text:change-start text:change-id="ct94660486487728"/><text:span text:style-name="Ninguno"><text:span text:style-name="T40">más cortos</text:span></text:span><text:change-end text:change-id="ct94660486487728"/><text:change-start text:change-id="ct94660486429744"/><text:span text:style-name="Ninguno"><text:span text:style-name="T55">, pero es muy pequeña y no me siento con la seguridad de llegar a ninguna conclusión.</text:span></text:span><text:change-end text:change-id="ct94660486429744"/></text:p></text:note-body></text:note></text:span><text:span text:style-name="Ninguno"><text:span text:style-name="T5">). Descubrí el paquete "stylo", que está hecho especialmente para generar información estilométrica en R, y me abrió muchas puertas. Después de </text:span></text:span><text:soft-page-break/><text:span text:style-name="Ninguno"><text:span text:style-name="T5">mucho tiempo tratando de usar las gráficas que producía me di cuenta de que lo que tenía que hacer era replicar (o inspirarme en) el experimento de Jockers en su capítulo "Influence". </text:span></text:span></text:p>
      <text:p text:style-name="P22"><text:span text:style-name="Ninguno"><text:span text:style-name="T5">En ese capítulo, Jockers hace una matriz de distancias con todos los libros que está estudiando a partir de datos estilométricos y temáticos. Con esa matriz genera una linda gráfica en la que se puede ver cómo los libros publicados en años cercanos son más similares entre sí que libros publicados con más separación de tiempo, y también cómo los libros escritos por hombres son similares a otros escritos por hombres y los escritos por mujeres son similares a otros escritos por mujeres (figuras ["jockers_date_shading.png"</text:span></text:span><text:change-start text:change-id="ct94660486553616"/><text:span text:style-name="Ninguno"><text:span text:style-name="T6">]</text:span></text:span><text:change-end text:change-id="ct94660486553616"/><text:change text:change-id="ct94660486513376"/><text:span text:style-name="Ninguno"><text:span text:style-name="T5"> y </text:span></text:span><text:change-start text:change-id="ct94660486453552"/><text:span text:style-name="Ninguno"><text:span text:style-name="T6">[</text:span></text:span><text:change-end text:change-id="ct94660486453552"/><text:change text:change-id="ct94660486551008"/><text:span text:style-name="Ninguno"><text:span text:style-name="T5">"jockers_gender_shading.png"</text:span></text:span><text:change text:change-id="ct94660486561088"/><text:change-start text:change-id="ct94660486529616"/><text:span text:style-name="Ninguno"><text:span text:style-name="T6">]</text:span></text:span><text:change-end text:change-id="ct94660486529616"/><text:span text:style-name="Ninguno"><text:span text:style-name="T5">). Mis habilidades técnicas me limitan y no pude hacer una gráfica tan bonita como las suyas, pero leer sobre la matriz de distancias me dio una idea</text:span></text:span><text:change text:change-id="ct94660486549984"/><text:change-start text:change-id="ct94660486568176"/><text:span text:style-name="Ninguno"><text:span text:style-name="T5">: </text:span></text:span><text:span text:style-name="Ninguno"><text:span text:style-name="T6">s</text:span></text:span><text:change-end text:change-id="ct94660486568176"/><text:span text:style-name="Ninguno"><text:span text:style-name="T5">eguramente es posible promediar las distancias de los trabajos de titulación en un año. Y seguramente es posible comparar estas distancias promedio para encontrar una tendencia. Si las distancias disminuyen con los años, quiere decir que el estilo se ha ido homogeneizando, y si aumentan, que se ha ido diversificando. Más adelante explicaré qué es una matriz de distancias y el resto de los detalles de mi método.</text:span></text:span></text:p>
      <text:p text:style-name="P13"><text:span text:style-name="Ninguno"><text:span text:style-name="T5"><text:tab/>Jockers dice que usa datos </text:span></text:span><text:change text:change-id="ct94660486575632"/><text:change-start text:change-id="ct94660486575872"/><text:span text:style-name="Ninguno"><text:span text:style-name="T42">que combinan</text:span></text:span><text:change-end text:change-id="ct94660486575872"/><text:span text:style-name="Ninguno"><text:span text:style-name="T5"> estilo y tema, pero no es explícito en qué quiere decir esto. Por esta razón, y porque mi investigación separa el estilo del tema, decidí</text:span></text:span><text:change text:change-id="ct94660486576112"/><text:span text:style-name="Ninguno"><text:span text:style-name="T5"> </text:span></text:span><text:change text:change-id="ct94660486576352"/><text:change-start text:change-id="ct94660486576592"/><text:span text:style-name="Ninguno"><text:span text:style-name="T42">hacer una gráfica para cada uno</text:span></text:span><text:change-end text:change-id="ct94660486576592"/><text:change text:change-id="ct94660486576832"/><text:span text:style-name="Ninguno"><text:span text:style-name="T5">. Ahora voy a explicar en qué consiste mi experimento sobre el estilo de los trabajos de titulación de la carrera de </text:span></text:span><text:change text:change-id="ct94660486577072"/><text:change-start text:change-id="ct94660486579376"/><text:span text:style-name="Ninguno"><text:span text:style-name="T37">Letras Inglesas</text:span></text:span><text:change-end text:change-id="ct94660486579376"/><text:span text:style-name="Ninguno"><text:span text:style-name="T5">.</text:span></text:span></text:p>
      <text:p text:style-name="P13"><text:span text:style-name="Ninguno"><text:span text:style-name="T5">[["jockers_date_shading.png"]]</text:span></text:span></text:p>
      <text:p text:style-name="P13"><text:span text:style-name="Ninguno"><text:span text:style-name="T5">[["jockers_gender_shading.png"]]</text:span></text:span></text:p>
      <text:p text:style-name="P13"><text:span text:style-name="Ninguno"><text:span text:style-name="T5">2.1 Mi experimento sobre el estilo</text:span></text:span></text:p>
      <text:p text:style-name="P19"><text:span text:style-name="Ninguno"/></text:p>
      <text:p text:style-name="P12"><text:span text:style-name="Ninguno"><text:span text:style-name="T5">2.1.1. Qué es la estilometría</text:span></text:span></text:p>
      <text:p text:style-name="P18"><text:soft-page-break/><text:span text:style-name="Ninguno"/></text:p>
      <text:p text:style-name="P13"><text:span text:style-name="Ninguno"><text:span text:style-name="T5">La estilometría es un campo de estudio más antiguo de lo que se podría pensar. Más que nada se ha desarrollado con el objetivo de encontrar lxs autorxs "reales" de ciertos textos. Por ejemplo, </text:span></text:span><text:change text:change-id="ct94660486553376"/><text:change-start text:change-id="ct94660486527552"/><text:span text:style-name="Ninguno"><text:span text:style-name="T42">los métodos estilométricos son</text:span></text:span><text:change-end text:change-id="ct94660486527552"/><text:span text:style-name="Ninguno"><text:span text:style-name="T5"> populares </text:span></text:span><text:change text:change-id="ct94660485941600"/><text:span text:style-name="Ninguno"><text:span text:style-name="T5">en las conversaciones respecto a lxs autorxs de textos religiosos, textos firmados con pseudónimos, o cuando se duda de que la persona que firma el texto realmente lo haya escrito. La idea fundamental es que cada persona tiene una "huella digital" estilística, y que ésta se puede revelar usando </text:span></text:span><text:change text:change-id="ct94660486568752"/><text:span text:style-name="Ninguno"><text:span text:style-name="T5">métodos estadísticos. La forma más rudimentaria (la que yo usé) de encontrar esta huella digital es </text:span></text:span><text:change text:change-id="ct94660486451504"/><text:change-start text:change-id="ct94660486563936"/><text:span text:style-name="Ninguno"><text:span text:style-name="T42">calcular</text:span></text:span><text:change-end text:change-id="ct94660486563936"/><text:span text:style-name="Ninguno"><text:span text:style-name="T5"> </text:span></text:span><text:change text:change-id="ct94660486570912"/><text:span text:style-name="Ninguno"><text:span text:style-name="T5">las frecuencias relativas de las palabras usadas en un texto (o en un corpus de textos). Ya resumí esto brevemente arriba pero lo voy a explicar con más profundidad.</text:span></text:span></text:p>
      <text:p text:style-name="P13"><text:span text:style-name="Ninguno"><text:span text:style-name="T5"><text:tab/>Hay dos tipos de palabras</text:span></text:span><text:change text:change-id="ct94660486567280"/><text:change-start text:change-id="ct94660486567520"/><text:span text:style-name="Ninguno"><text:span text:style-name="T5">:</text:span></text:span><text:change-end text:change-id="ct94660486567520"/><text:change text:change-id="ct94660486584864"/><text:span text:style-name="Ninguno"><text:span text:style-name="T5"> </text:span></text:span><text:change text:change-id="ct94660486585104"/><text:span text:style-name="Ninguno"><text:span text:style-name="T5">funcionales y</text:span></text:span><text:change text:change-id="ct94660486585344"/><text:span text:style-name="Ninguno"><text:span text:style-name="T5"> de contenido.</text:span></text:span><text:span text:style-name="T25"><text:note text:id="ftn11" text:note-class="footnote"><text:note-citation>11</text:note-citation><text:note-body><text:p text:style-name="P9"><text:change text:change-id="ct94660486581024"/><text:span text:style-name="Ninguno"><text:span text:style-name="T29">Jos Hallebeek, en "La palabras funcionales del español", las llama palabras funcionales y palabras lexicales. A las primeras también se les llaman palabras gramaticales, palabras vacías o </text:span></text:span><text:span text:style-name="Ninguno"><text:span text:style-name="T30">stopwords</text:span></text:span><text:span text:style-name="Ninguno"><text:span text:style-name="T29"> en inglés. A las segundas también se les dice palabras de contenido o palabras plenas. Yo, como alguien que aprendió esta distinción leyendo textos en inglés, prefiero llamar a las primeras palabras funcionales (</text:span></text:span><text:span text:style-name="Ninguno"><text:span text:style-name="T30">function words</text:span></text:span><text:span text:style-name="Ninguno"><text:span text:style-name="T29">) y a las segundas palabras de contenido (</text:span></text:span><text:span text:style-name="Ninguno"><text:span text:style-name="T30">content words</text:span></text:span><text:span text:style-name="Ninguno"><text:span text:style-name="T29">).</text:span></text:span></text:p></text:note-body></text:note></text:span><text:span text:style-name="Ninguno"><text:span text:style-name="T5"> Las palabras de contenido suelen ser sustantivos, verbos, adjetivos y adverbios, mientras que las funcionales suelen ser preposiciones, pronombres, artículos y conjunciones. Lo que diferencia las palabras funcionales de las de contenido es que las palabras funcionales dan información gramatical mientras que las palabras de contenido dan información semántica. Es fácil pensar que las palabras que definen el estilo son las de contenido: a fin de cuentas, éstas son las que más notamos al leer. Sin embargo, a la estilometría le importan sobre todo las funcionales, pues tiene un entendimiento particular de qué es el estilo. Por ejemplo, nadie me va a disputar que los artículos de mecánica cuántica (no de divulgación) tienen un estilo técnico que es difícil de leer. Esto </text:span></text:span><text:change-start text:change-id="ct94660486582944"/><text:span text:style-name="Ninguno"><text:span text:style-name="T6">es </text:span></text:span><text:change-end text:change-id="ct94660486582944"/><text:span text:style-name="Ninguno"><text:span text:style-name="T5">porque usan palabras (sustantivos, verbos, adjetivos y adverbios) propias del argot de la mecánica cuántica y que no son conocidas por un público amplio. En cambio, los artículos de divulgación científica suelen tener un estilo más sencillo, en gran medida porque usan un léxico menos especializado. Cuando digo que los artículos de mecánica cuántica tienen un estilo técnico y que </text:span></text:span><text:soft-page-break/><text:span text:style-name="Ninguno"><text:span text:style-name="T5">los de divulgación uno sencillo, me estoy basando</text:span></text:span><text:change text:change-id="ct94660486591232"/><text:span text:style-name="Ninguno"><text:span text:style-name="T5"> en las palabras de contenido que usan, y no es una aseveración errónea, simplemente no es el acercamiento al estilo de la estilometría.</text:span></text:span></text:p>
      <text:p text:style-name="P14"><text:span text:style-name="Ninguno"><text:span text:style-name="T5"><text:tab/>Cuando se trata de problemas de atribución autoral, las palabras de contenido dan muy poca información útil. Voy a poner un ejemplo hipotético.</text:span></text:span><text:change text:change-id="ct94660486588768"/><text:span text:style-name="Ninguno"><text:span text:style-name="T5"> Supongamos que me llega una carta de amor anónima y que </text:span></text:span><text:change text:change-id="ct94660486589248"/><text:change text:change-id="ct94660486589008"/><text:change-start text:change-id="ct94660486589488"/><text:span text:style-name="Ninguno"><text:span text:style-name="T42">sospecho de dos personas</text:span></text:span><text:change-end text:change-id="ct94660486589488"/><text:change text:change-id="ct94660486589728"/><text:span text:style-name="Ninguno"><text:span text:style-name="T5"> —llamémoslas persona A y persona B―. Con ambas personas he mantenido una larga correspondencia, por lo que tengo un grupo de cartas que sé con certeza que ha escrito A y otro grupo que sé que ha escrito B. Tanto A como B son personas muy cercanas a mí, por lo que nos escribimos de temas varios: sucesos en nuestras vidas, sucesos públicos, libros</text:span></text:span><text:change text:change-id="ct94660486567792"/><text:change-start text:change-id="ct94660486550304"/><text:span text:style-name="Ninguno"><text:span text:style-name="T6">, </text:span></text:span><text:change-end text:change-id="ct94660486550304"/><text:span text:style-name="Ninguno"><text:span text:style-name="T5">cine, música, </text:span></text:span><text:change-start text:change-id="ct94660486559584"/><text:span text:style-name="Ninguno"><text:span text:style-name="T6">mecánica cuántica, </text:span></text:span><text:change-end text:change-id="ct94660486559584"/><text:span text:style-name="Ninguno"><text:span text:style-name="T5">etcétera. Si calculara las frecuencias de las palabras de contenido en las cartas de A, podría encontrar que la palabra "película" aparece unas dos veces, la palabra "canción" unas diez, "concierto" tres, "café" cuatro, etcétera; y de las cartas de B que "película" aparece nueve veces, "canción" tres, "concierto" no aparece y "café" aparece tres veces. Más que el estilo de escritura, estas palabras revelan de qué escriben A y B. En otras palabras, me dan información sobre los temas, no sobre el estilo. Algo que podría </text:span></text:span><text:change text:change-id="ct94660486590208"/><text:change-start text:change-id="ct94660486603392"/><text:span text:style-name="Ninguno"><text:span text:style-name="T44">asumir en un primer momento</text:span></text:span><text:change-end text:change-id="ct94660486603392"/><text:span text:style-name="Ninguno"><text:span text:style-name="T5"> </text:span></text:span><text:change text:change-id="ct94660486606080"/><text:span text:style-name="Ninguno"><text:span text:style-name="T5">de este ejemplo es que a A le gusta escribir más de música que a B, mientras que B escribe de cine más que A. Sin embargo, la carta anónima que recibí no habla ni de cine ni de música. Lo que tengo que cuantificar entonces es el estilo, y para cuantificar el estilo lo que hay que contar son las palabras funcionales, no las de contenido. Esto es porque las palabras funcionales son muchísimo más frecuentes que las de contenido y aparecen independientemente del tema del que se esté escribiendo. Para encontrar quién escribió la carta anónima, habría que calcular las frecuencias relativas de las palabras funcionales de las cartas de A, las de las cartas de B y las de la carta anónima y compararlas. Por dar un ejemplo muy burdo, si la frecuencia relativa de la palabra "de" en las cartas de A es de 4%, en las de B de 8% y en la carta anónima de 7%, se puede deducir que B es quien escribió la carta anónima (claro que </text:span></text:span><text:change text:change-id="ct94660486604224"/><text:change-start text:change-id="ct94660486608928"/><text:span text:style-name="Ninguno"><text:span text:style-name="T7">para </text:span></text:span><text:soft-page-break/><text:span text:style-name="Ninguno"><text:span text:style-name="T7">resolver problemas reales </text:span></text:span><text:change-end text:change-id="ct94660486608928"/><text:change text:change-id="ct94660486609312"/><text:change-start text:change-id="ct94660431105328"/><text:span text:style-name="Ninguno"><text:span text:style-name="T7">se</text:span></text:span><text:change-end text:change-id="ct94660431105328"/><text:span text:style-name="Ninguno"><text:span text:style-name="T5"> </text:span></text:span><text:change-start text:change-id="ct94660486615056"/><text:span text:style-name="Ninguno"><text:span text:style-name="T7">utilizan muchas más palabras funcionales y m</text:span></text:span><text:change-end text:change-id="ct94660486615056"/><text:change-start text:change-id="ct94660486619408"/><text:span text:style-name="Ninguno"><text:span text:style-name="T7">étodos estadísticos más complejos que </text:span></text:span><text:change-end text:change-id="ct94660486619408"/><text:change-start text:change-id="ct94660486622192"/><text:span text:style-name="Ninguno"><text:span text:style-name="T43">los de este</text:span></text:span><text:change-end text:change-id="ct94660486622192"/><text:change-start text:change-id="ct94660486624768"/><text:span text:style-name="Ninguno"><text:span text:style-name="T7"> ejemplo</text:span></text:span><text:change-end text:change-id="ct94660486624768"/><text:change text:change-id="ct94660486625200"/><text:span text:style-name="Ninguno"><text:span text:style-name="T5">, pero la idea es la misma)</text:span></text:span><text:change text:change-id="ct94660486631504"/><text:span text:style-name="Ninguno"><text:span text:style-name="T5">.</text:span></text:span></text:p>
      <text:p text:style-name="P13"><text:span text:style-name="Ninguno"><text:span text:style-name="T5"><text:tab/>Hay varios ejemplos de métodos estilométricos que se han usado para atribución autoral. Uno es el artículo "Who Wrote the 15th Book of Oz? An Application of Multivariate Analysis to Authorship Attribution", en el que José Nilo G. Binongo se da a la tarea de determinar quién escribió el decimoquinto libro en la serie de Oz. Tiene dos candidatxs, Lyman Frank Baum, quien sabemos que escribió los primeros 14, y </text:span></text:span><text:bookmark text:name="firstHeading"/><text:span text:style-name="Ninguno"><text:span text:style-name="T5">Ruth Plumly Thompson, quien sabemos que escribió del 16 al 33. Para hacerlo, cuenta las 50 palabras funcionales más comunes del corpus y crea una gráfica utilizando el método estadístico llamado análisis de componentes principales. En la gráfica se ven dos aglomeraciones diferentes de puntos (cada punto representa un pedazo de una novela): uno en el que están las novelas de Baum y otro en el que están las de Thompson. La gráfica muestra de manera convincente que Thompson escribió la novela número 15, pues todos los pedazos de la novela 15 están en el grupo de Thompson. Quien quiera ver una lista mucho más extensa de trabajos de atribución autoral estilométrica puede consultar "Computational Methods in Authorship Attribution", de Moshe </text:span></text:span><text:change text:change-id="ct94660486631104"/><text:span text:style-name="Ninguno"><text:span text:style-name="T5">Koppel, Jonathan Schler y Slomo Argamon, en el que hacen un recuento de la historia de los estudios de atribución autoral. </text:span></text:span></text:p>
      <text:p text:style-name="P13"><text:span text:style-name="Ninguno"><text:span text:style-name="T5">[[ "pca_oz.png"]]</text:span></text:span></text:p>
      <text:p text:style-name="P16"><text:span text:style-name="Ninguno"/></text:p>
      <text:p text:style-name="P12"><text:span text:style-name="Ninguno"><text:span text:style-name="T5">2.1.2. Graficando el estilo</text:span></text:span></text:p>
      <text:p text:style-name="P16"><text:span text:style-name="Ninguno"/></text:p>
      <text:p text:style-name="P13"><text:change text:change-id="ct94660486047632"/><text:change-start text:change-id="ct94660486081856"/><text:span text:style-name="Ninguno"><text:span text:style-name="T7">Cuando terminé de procesar los datos</text:span></text:span><text:change-end text:change-id="ct94660486081856"/><text:span text:style-name="Ninguno"><text:span text:style-name="T5"> </text:span></text:span><text:change-start text:change-id="ct94660486611936"/><text:span text:style-name="Ninguno"><text:span text:style-name="T7">quedé con una </text:span></text:span><text:change-end text:change-id="ct94660486611936"/><text:change-start text:change-id="ct94660486082592"/><text:span text:style-name="Ninguno"><text:span text:style-name="T7">gráfica </text:span></text:span><text:change-end text:change-id="ct94660486082592"/><text:change text:change-id="ct94660486017920"/><text:change-start text:change-id="ct94660486564240"/><text:span text:style-name="Ninguno"><text:span text:style-name="T5">que muestra la evolución del estilo de los trabajos de titulación del año 2006 al año 2023</text:span></text:span><text:change-end text:change-id="ct94660486564240"/><text:span text:style-name="Ninguno"><text:span text:style-name="T5">. Mejor dicho, muestra qué tan similares o diferentes entre sí son los trabajos de cada año en cuanto a estilo. El proceso para obtenerla fue el siguiente.￹ El </text:span></text:span><text:soft-page-break/><text:span text:style-name="Ninguno"><text:span text:style-name="T5">paquete de R "Stylo" tie</text:span></text:span><text:change text:change-id="ct94660486059808"/><text:span text:style-name="Ninguno"><text:span text:style-name="T5">e muchas funciones</text:span></text:span><text:change text:change-id="ct94660486565104"/><text:change-start text:change-id="ct94660486618960"/><text:span text:style-name="Ninguno"><text:span text:style-name="T5">: </text:span></text:span><text:span text:style-name="Ninguno"><text:span text:style-name="T7">u</text:span></text:span><text:change-end text:change-id="ct94660486618960"/><text:span text:style-name="Ninguno"><text:span text:style-name="T5">na de ellas es que produce una tabla con las frecuencias relativas de las 5,000 palabras más comunes de un corpus de textos; cada fila es una palabra y cada columna es un texto. [["table_frequencies.png"]] ￹Hice esto con los 492 trabaj</text:span></text:span><text:change text:change-id="ct94660486605008"/><text:span text:style-name="Ninguno"><text:span text:style-name="T5">s</text:span></text:span><text:change text:change-id="ct94660486602208"/><text:span text:style-name="Ninguno"><text:span text:style-name="T5"> ￹y resultó la tabla que está </text:span></text:span><text:change text:change-id="ct94660486612704"/><text:change-start text:change-id="ct94660486610016"/><text:span text:style-name="Ninguno"><text:span text:style-name="T7">e</text:span></text:span><text:change-end text:change-id="ct94660486610016"/><text:span text:style-name="Ninguno"><text:span text:style-name="T5">n</text:span></text:span><text:change text:change-id="ct94660486620272"/><text:change-start text:change-id="ct94660486606880"/><text:span text:style-name="Ninguno"><text:span text:style-name="T5"> </text:span></text:span><text:change-end text:change-id="ct94660486606880"/><text:span text:style-name="Ninguno"><text:span text:style-name="T5">https://github.com/</text:span></text:span><text:change text:change-id="ct94660486638640"/><text:a xlink:type="simple" xlink:href="https://github.com/dieguchofodiego-g-fonte/analisis2/blob/main/comprobacion_hipotesis/estilo/table_with_frequencies.txt" text:style-name="Hyperlink.0" text:visited-style-name="Hyperlink.0"><text:span text:style-name="Hyperlink.0"><text:span text:style-name="T51">dieg</text:span></text:span></text:a><text:a xlink:type="simple" xlink:href="https://github.com/dieguchofodiego-g-fonte/analisis2/blob/main/comprobacion_hipotesis/estilo/table_with_frequencies.txt" text:style-name="Hyperlink.0" text:visited-style-name="Hyperlink.0"><text:span text:style-name="Hyperlink.0"><text:span text:style-name="T51">o-g-fonte/analisis2/blob/main</text:span></text:span></text:a><text:a xlink:type="simple" xlink:href="https://github.com/dieguchofodiego-g-fonte/analisis2/blob/main/comprobacion_hipotesis/estilo/table_with_frequencies.txt" text:style-name="Hyperlink.1" text:visited-style-name="Hyperlink.1"><text:span text:style-name="Hyperlink.1"><text:span text:style-name="T52">/comprobacion</text:span></text:span></text:a><text:a xlink:type="simple" xlink:href="https://github.com/dieguchofodiego-g-fonte/analisis2/blob/main/comprobacion_hipotesis/estilo/table_with_frequencies.txt" text:style-name="Hyperlink.0" text:visited-style-name="Hyperlink.0"><text:span text:style-name="Hyperlink.0"><text:span text:style-name="T51">_hipotesis/estilo/table_with_frequencies.txt</text:span></text:span></text:a><text:change-start text:change-id="ct94660486657920"/><text:a xlink:type="simple" xlink:href="https://github.com/dieguchofodiego-g-fonte/analisis2/blob/main/comprobacion_hipotesis/estilo/table_with_frequencies.txt" text:style-name="Hyperlink.0" text:visited-style-name="Hyperlink.0"><text:span text:style-name="Hyperlink.0"><text:span text:style-name="T35">. Reduje esas 5,000 palabras </text:span></text:span></text:a><text:change-end text:change-id="ct94660486657920"/><text:change text:change-id="ct94660486658240"/><text:change-start text:change-id="ct94660486660480"/><text:span text:style-name="Ninguno"><text:span text:style-name="T7">a sólo</text:span></text:span><text:change-end text:change-id="ct94660486660480"/><text:change-start text:change-id="ct94660486663008"/><text:span text:style-name="Ninguno"><text:span text:style-name="T5"> las 1</text:span></text:span><text:change-end text:change-id="ct94660486663008"/><text:span text:style-name="Ninguno"><text:span text:style-name="T5">50 más comunes, pues me pareció que después de 150, las palabras eran en su mayoría de contenido. Lo que hice después fue dividir la tabla por año de publicación, de manera que ahora tenía 18 tablas, una por cada año. Para cada una de esas tablas, calculé</text:span></text:span><text:change text:change-id="ct94660486665920"/><text:span text:style-name="Ninguno"><text:span text:style-name="T5"> una matriz de distancias, que es una tabla con la</text:span></text:span><text:change-start text:change-id="ct94660486671040"/><text:span text:style-name="Ninguno"><text:span text:style-name="T7">s</text:span></text:span><text:change-end text:change-id="ct94660486671040"/><text:change text:change-id="ct94660486671360"/><text:span text:style-name="Ninguno"><text:span text:style-name="T5"> distancias entre cada </text:span></text:span><text:change text:change-id="ct94660486673968"/><text:change-start text:change-id="ct94660486676560"/><text:span text:style-name="Ninguno"><text:span text:style-name="T7">par de puntos</text:span></text:span><text:change-end text:change-id="ct94660486676560"/><text:span text:style-name="Ninguno"><text:span text:style-name="T5">. Un ejemplo muy sencillo es éste: hay un trabajo de titulación en el que "de" es el 4.42% de todas las palabras y "la" el 3.35%; otro trabajo tiene estas mismas palabras con frecuencias relativas de 5.01% y 4.39%, respectivamente. La distancia entre los dos trabajos, tomando en cuenta solamente esos dos aspectos, sería calculada así:</text:span></text:span><text:span text:style-name="Ninguno"><text:span text:style-name="T5"><draw:frame draw:style-name="fr1" draw:name="1" text:anchor-type="as-char" svg:width="2.552in" svg:height="0.2425in" draw:z-index="0"><draw:object xlink:href="./Object 2" xlink:type="simple" xlink:show="embed" xlink:actuate="onLoad"/><draw:image xlink:href="./ObjectReplacements/Object 2" xlink:type="simple" xlink:show="embed" xlink:actuate="onLoad"/></draw:frame></text:span></text:span><text:span text:style-name="Ninguno"><text:span text:style-name="T5"> (con el famoso teorema de P</text:span></text:span>i<text:span text:style-name="Ninguno"><text:span text:style-name="T5">tágoras, el cual se puede adaptar a mayores dimensiones). Ése sería solamente un dato dentro de la matriz, la cual tiene dimensiones de N x N, dando por hecho que N es el número de trabajos de titulación publicados en un año. Si la distancia es mucha entre un trabajo y otro, </text:span></text:span><text:change text:change-id="ct94660486819552"/><text:change-start text:change-id="ct94660486776560"/><text:span text:style-name="Ninguno"><text:span text:style-name="T43">interpreto</text:span></text:span><text:change-end text:change-id="ct94660486776560"/><text:span text:style-name="Ninguno"><text:span text:style-name="T5"> q￹ue sus estilos son muy difer</text:span></text:span><text:change text:change-id="ct94660486779216"/><text:span text:style-name="Ninguno"><text:span text:style-name="T5">ntes, y si la distancia es corta, que tienen </text:span></text:span><text:change text:change-id="ct94660486831584"/><text:span text:style-name="Ninguno"><text:span text:style-name="T5">estilos similares.</text:span></text:span><text:span text:style-name="Ninguno"><text:span text:style-name="T5"><text:note text:id="ftn12" text:note-class="footnote"><text:note-citation>12</text:note-citation><text:note-body><text:p text:style-name="Footnote"><text:change text:change-id="ct94660486825600"/><text:span text:style-name="Ninguno"><text:span text:style-name="T56">Para calcular las distancias usé la función de R "dist". El código que genera las gráficas de estilo está en https://github.com/diego-g-fonte/analisis2/blob/main/comprobacion_hipotesis/estilo/2.r. La manera de entender las gráficas es que si el punto es alto, los trabajos de ese año son diferentes, y si el punto es bajo, son similares.</text:span></text:span></text:p></text:note-body></text:note></text:span></text:span><text:change-start text:change-id="ct94660486840240"/><text:span text:style-name="Ninguno"><text:span text:style-name="T5"> </text:span></text:span><text:change-end text:change-id="ct94660486840240"/><text:span text:style-name="Ninguno"><text:span text:style-name="T5">La matriz nos dice qué tan</text:span></text:span><text:change-start text:change-id="ct94660486851904"/><text:span text:style-name="Ninguno"><text:span text:style-name="T5"> </text:span></text:span><text:span text:style-name="Ninguno"><text:span text:style-name="T7">s</text:span></text:span><text:change-end text:change-id="ct94660486851904"/><text:change text:change-id="ct94660486852272"/><text:span text:style-name="Ninguno"><text:span text:style-name="T5">imilares o diferentes son los estilos de cualquier par específico de trabajos, pero lo que a mí me interesa es la similitud o diferencia de los textos entre sí a través de los años. Mi solución a esto fue muy sencilla: promediar las distancias de las 18 matrices para así tener 18 distancias promedio. Estas 18 distancias representan qué tan similar fue el estilo de los trabajos publicados en cada año</text:span></text:span><text:change text:change-id="ct94660486848176"/><text:change-start text:change-id="ct94660486856544"/><text:span text:style-name="Ninguno"><text:span text:style-name="T5"> </text:span></text:span><text:span text:style-name="Ninguno"><text:span text:style-name="T7">y e</text:span></text:span><text:change-end text:change-id="ct94660486856544"/><text:span text:style-name="Ninguno"><text:span text:style-name="T5">stán graficadas en la figura ["estilo150.png"]. </text:span></text:span><text:change text:change-id="ct94660486863536"/><text:change-start text:change-id="ct94660486859152"/><text:span text:style-name="Ninguno"><text:span text:style-name="T7">E</text:span></text:span><text:change-end text:change-id="ct94660486859152"/><text:span text:style-name="Ninguno"><text:span text:style-name="T5">sta gráfica es muy ruidosa y difícil de interpretar. Si usamos </text:span></text:span><text:soft-page-break/><text:span text:style-name="Ninguno"><text:span text:style-name="T5">una función que calcule una curva de tendencia,</text:span></text:span><text:change-start text:change-id="ct94660486872912"/><text:span text:style-name="Ninguno"><text:span text:style-name="T5"><text:note text:id="ftn13" text:note-class="footnote"><text:note-citation>13</text:note-citation><text:note-body><text:p text:style-name="P10"><text:change-start text:change-id="ct94660486859648"/>La función que usé para eso fue <text:change-end text:change-id="ct94660486859648"/><text:change-start text:change-id="ct94660486871904"/>"<text:span text:style-name="Ninguno"><text:span text:style-name="T5">scatter.smooth".</text:span></text:span><text:change-end text:change-id="ct94660486871904"/></text:p></text:note-body></text:note></text:span></text:span><text:change-end text:change-id="ct94660486872912"/><text:span text:style-name="Ninguno"><text:span text:style-name="T5"> obtenemos una gráfica mucho más clara (figura ["estilo150_smooth.png"]).</text:span></text:span></text:p>
      <text:p text:style-name="P13"><text:span text:style-name="Ninguno"><text:span text:style-name="T5">[[figura "estilo150.png"]]</text:span></text:span></text:p>
      <text:p text:style-name="P13"><text:span text:style-name="Ninguno"><text:span text:style-name="T5">[[figura "estilo150_smooth.png"]]</text:span></text:span></text:p>
      <text:p text:style-name="P17"><text:span text:style-name="Ninguno"/></text:p>
      <text:h text:style-name="P11" text:outline-level="1"><text:span text:style-name="Ninguno"><text:span text:style-name="T1">2.2. Mi experimento sobre los temas</text:span></text:span></text:h>
      <text:p text:style-name="P17"><text:span text:style-name="Ninguno"/></text:p>
      <text:p text:style-name="P13"><text:span text:style-name="Ninguno"><text:span text:style-name="T5">Para calcular las diferencias entre temas, seguí el mismo método que para el estilo, pero obtuve los datos de manera diferente. Se podría decir que obtuve la materia prima de una manera diferente pero la procesé igual que la del estilo. El modelado de temas</text:span></text:span><text:change text:change-id="ct94660486156880"/><text:change text:change-id="ct94660486083328"/><text:change text:change-id="ct94660486794960"/><text:span text:style-name="Ninguno"><text:span text:style-name="T5"> es una técnica que analiza las palabras de contenido dentro de un corpus de textos y encuentra los temas que contienen.</text:span></text:span><text:span text:style-name="T25"><text:note text:id="ftn14" text:note-class="footnote"><text:note-citation>14</text:note-citation><text:note-body><text:p text:style-name="P9"><text:change text:change-id="ct94660486158000"/><text:span text:style-name="Ninguno"><text:span text:style-name="T29">Los programas de modelado de temas emplean fórmulas matemáticas que exceden mi conocimiento actual. David M. Blei tiene un artículo bastante didáctico ("Probabilistic Topic Models" en el número 4 de la revista </text:span></text:span><text:span text:style-name="Ninguno"><text:span text:style-name="T30">Communications of the ACM</text:span></text:span><text:span text:style-name="Ninguno"><text:span text:style-name="T29">) que explica cómo funcionan sin necesariamente entender los modelos matemáticos.</text:span></text:span></text:p></text:note-body></text:note></text:span><text:span text:style-name="Ninguno"><text:span text:style-name="T5"> A grandes rasgos lo que hacen los programas de modelado de temas es, primero que nada, eliminar todas las palabras funcionales de los textos que van a analizar</text:span></text:span><text:change text:change-id="ct94660486867920"/><text:change-start text:change-id="ct94660486795376"/><text:span text:style-name="Ninguno"><text:span text:style-name="T5">, </text:span></text:span><text:span text:style-name="Ninguno"><text:span text:style-name="T7">d</text:span></text:span><text:change-end text:change-id="ct94660486795376"/><text:span text:style-name="Ninguno"><text:span text:style-name="T5">espués</text:span></text:span><text:change text:change-id="ct94660486630096"/><text:change-start text:change-id="ct94660486816096"/><text:span text:style-name="Ninguno"><text:span text:style-name="T5">,</text:span></text:span><text:change-end text:change-id="ct94660486816096"/><text:span text:style-name="Ninguno"><text:span text:style-name="T5"> calcula</text:span></text:span><text:change text:change-id="ct94660486051792"/><text:change-start text:change-id="ct94660486789264"/><text:span text:style-name="Ninguno"><text:span text:style-name="T7">r</text:span></text:span><text:change-end text:change-id="ct94660486789264"/><text:span text:style-name="Ninguno"><text:span text:style-name="T5"> las distancias entre las palabras de contenido de un texto</text:span></text:span><text:change text:change-id="ct94660486139056"/><text:change-start text:change-id="ct94660485756288"/><text:span text:style-name="Ninguno"><text:span text:style-name="T5">,</text:span></text:span><text:change-end text:change-id="ct94660485756288"/><text:span text:style-name="Ninguno"><text:span text:style-name="T5"> y</text:span></text:span><text:change-start text:change-id="ct94660486603632"/><text:span text:style-name="Ninguno"><text:span text:style-name="T5"> </text:span></text:span><text:span text:style-name="Ninguno"><text:span text:style-name="T7">finalmente</text:span></text:span><text:change-end text:change-id="ct94660486603632"/><text:span text:style-name="Ninguno"><text:span text:style-name="T5"> crea</text:span></text:span><text:change text:change-id="ct94660486660800"/><text:change-start text:change-id="ct94660486824896"/><text:span text:style-name="Ninguno"><text:span text:style-name="T7">r</text:span></text:span><text:change-end text:change-id="ct94660486824896"/><text:span text:style-name="Ninguno"><text:span text:style-name="T5"> grupos de palabras que repetidas veces aparecen cerca las unas de las otras.</text:span></text:span></text:p>
      <text:p text:style-name="P13"><text:span text:style-name="Ninguno"><text:span text:style-name="T5"><text:tab/>Usé MALLET (MAchine Learning for LanguagE Toolkit), un programa que tiene </text:span></text:span><text:change text:change-id="ct94660486839664"/><text:change-start text:change-id="ct94660486839904"/><text:span text:style-name="Ninguno"><text:span text:style-name="T43">una función para hacer modelado de tópicos.</text:span></text:span><text:change-end text:change-id="ct94660486839904"/><text:span text:style-name="Ninguno"><text:span text:style-name="T5"> Con MALLET es muy fácil producir tablas parecidas a las que describí en la sección anterior, pero de temas. Estas tablas contienen los puntajes de cada tema que tiene cada texto. [["tabla_mallet.png"]] En la tabla no es evidente cuáles son los temas, pero para esta investigación eso en realidad no importa. Al final es lo mismo si los temas son "feminismo", "traducción" y "literatura irlandesa" que si son "tema 1", "tema 2" y "tema 3" porque lo que me interesa </text:span></text:span><text:soft-page-break/><text:span text:style-name="Ninguno"><text:span text:style-name="T5">no son los temas en sí, sino las similitudes entre trabajos de titulación —tomando como valores, por supuesto, los temas―.</text:span></text:span><text:span text:style-name="T25"><text:note text:id="ftn15" text:note-class="footnote"><text:note-citation>15</text:note-citation><text:note-body><text:p text:style-name="P9"><text:change text:change-id="ct94660486596112"/><text:span text:style-name="Ninguno"><text:span text:style-name="T29">Una posible línea de investigación podría ser sobre la evolución de los temas a través del tiempo. Por ejemplo, según lo que logré divisar, el feminismo se ha hecho un tema más presente en los trabajos recientes. Lamentablemente, esta línea excede los límites de esta tesina.</text:span></text:span></text:p></text:note-body></text:note></text:span><text:span text:style-name="Ninguno"><text:span text:style-name="T5"> Como funciona MALLET es que supone que cada texto tiene cada tema en proporciones diferentes. Un ejemplo hipotético podría ser con textos científicos. Supongamos que dentro de un grupo de textos científicos MALLET descubre dos temas: plantas y rocas. Un texto de biología describiendo una nueva especie de arbusto podría tener puntajes de 0.9 para plantas y 0.1 para rocas. MALLET da puntos del 0 al 1, y siempre todos los puntajes de un texto van a sumar 1. Esto es porque es un modelo probabilístico, y en el campo de las probabilidades se piensa de algo con probabilidad de 0 como algo imposible y de algo con probabilidad de 1 como algo certero</text:span></text:span><text:change text:change-id="ct94660486866432"/><text:change-start text:change-id="ct94660486625536"/><text:span text:style-name="Ninguno"><text:span text:style-name="T5">: </text:span></text:span><text:span text:style-name="Ninguno"><text:span text:style-name="T7">u</text:span></text:span><text:change-end text:change-id="ct94660486625536"/><text:span text:style-name="Ninguno"><text:span text:style-name="T5">na moneda tiene una probabilidad de 0.5 de caer águila y de 0.5 de caer sol. Lo que querría decir el puntaje hipotético de MALLET es que cualquier segmento del texto de biología tiene una probabilidad de 0.9 de ser de plantas y de 0.1 de ser de rocas (en mi ejemplo imaginario, el texto de biología puede hablar de los minerales de la tierra en la que vive el arbusto y cosas parecidas).</text:span></text:span></text:p>
      <text:p text:style-name="P13"><text:span text:style-name="Ninguno"><text:span text:style-name="T5"><text:tab/>Una peculiaridad de los modelos de temas es que requieren que alguien les especifique el número de temas que deben encontrar. Es decir, pueden generar dos temas o </text:span></text:span><text:change-start text:change-id="ct94660486824528"/><text:span text:style-name="Ninguno"><text:span text:style-name="T7">dos </text:span></text:span><text:change-end text:change-id="ct94660486824528"/><text:span text:style-name="Ninguno"><text:span text:style-name="T5">mil. Algo curioso que encontré es que si le pedía dos, tres o cuatro temas, encontraba que se dividían en trabajos de traducción, de didáctica y de investigación (tesis y tesinas): dos temas resultaban en investigación y el </text:span></text:span><office:annotation office:name="__Annotation__7289_1848680589" loext:resolved="false"><dc:creator>Claudia Santos</dc:creator><dc:date>2024-10-14T18:40:48</dc:date><text:p/><text:p><text:span text:style-name="T63">Explicar el resto (o ver si queda claro con las fotos)</text:span></text:p></office:annotation><text:span text:style-name="Ninguno"><text:span text:style-name="T5">resto</text:span></text:span><office:annotation-end office:name="__Annotation__7289_1848680589"/><text:span text:style-name="Ninguno"><text:span text:style-name="T5">; tres en investigación, traducción y el resto; y cuatro en investigación de narrativa, investigación de poesía, traducción y el resto (el resto siempre era sobre todo de didáctica).</text:span></text:span><text:span text:style-name="T25"><text:note text:id="ftn16" text:note-class="footnote"><text:note-citation>16</text:note-citation><text:note-body><text:p text:style-name="P9"><text:change text:change-id="ct94660486638016"/><text:span text:style-name="Ninguno"><text:span text:style-name="T29">Otra línea de investigación que decidí no perseguir sería sobre la posibilidad de categorizar los trabajos de titulación justamente siguiendo este esquema. Se podrían usar los modelos de temas para automáticamente categorizar a los trabajos como tesis/tesina, traducción comentada, propuesta de material didáctico, etcétera.</text:span></text:span></text:p></text:note-body></text:note></text:span><text:span text:style-name="Ninguno"><text:span text:style-name="T5"> Escribe Jockers sobre la elección de la cantidad de temas al usar programas de modelado de temas,</text:span></text:span><text:change text:change-id="ct94660486614464"/><text:span text:style-name="Ninguno"><text:span text:style-name="T5"> </text:span></text:span><text:change-start text:change-id="ct94660486868896"/><text:span text:style-name="Ninguno"><text:span text:style-name="T5">"</text:span></text:span><text:change-end text:change-id="ct94660486868896"/><text:change text:change-id="ct94660486560208"/><text:span text:style-name="Ninguno"><text:span text:style-name="T5">[t]here is neither consensus nor conventional wisdom regarding a perfect number of topics to extract, but it can be said that the ‘sweet spot’ is largely dependent upon and determined by the scope of the corpus, the diversity of the </text:span></text:span><text:soft-page-break/><text:span text:style-name="Ninguno"><text:span text:style-name="T5">corpus, and the level of granularity one is seeking in terms of topic interpretability and coherence</text:span></text:span><text:change text:change-id="ct94660486869392"/><text:change-start text:change-id="ct94660486870288"/><text:span text:style-name="Ninguno"><text:span text:style-name="T5">"</text:span></text:span><text:change-end text:change-id="ct94660486870288"/><text:span text:style-name="Ninguno"><text:span text:style-name="T5"> (128). Como dije, la </text:span></text:span><text:change-start text:change-id="ct94660486618288"/><text:span text:style-name="Ninguno"><text:span text:style-name="T5">"</text:span></text:span><text:change-end text:change-id="ct94660486618288"/><text:change text:change-id="ct94660486618528"/><text:span text:style-name="Ninguno"><text:span text:style-name="T5">interpretabilidad</text:span></text:span><text:change-start text:change-id="ct94660486644400"/><text:span text:style-name="Ninguno"><text:span text:style-name="T5">"</text:span></text:span><text:change-end text:change-id="ct94660486644400"/><text:change text:change-id="ct94660486644784"/><text:span text:style-name="Ninguno"><text:span text:style-name="T5"> de los temas no era mi prioridad. Noté que cuando pedía 50 temas, más o menos la mitad me eran inteligibles y la mitad, no. Esto junto con que me pareció <text:s/>adecuado tener un tema por cada 10 textos fue lo que me llevó a elegir 50.</text:span></text:span><text:span text:style-name="T25"><text:note text:id="ftn17" text:note-class="footnote"><text:note-citation>17</text:note-citation><text:note-body><text:p text:style-name="Footnote"><text:change text:change-id="ct94660486613440"/><text:change-start text:change-id="ct94660486669856"/><text:span text:style-name="Ninguno"><text:span text:style-name="T55">Me parece importante notar que el número 50 es resultado de una decisión que bien podría haber sido diferente. Por la naturaleza de mi investigación, la cantidad específica de temas es de muy poca importancia; más importante es lo que se hace después con esos datos.</text:span></text:span><text:change-end text:change-id="ct94660486669856"/></text:p></text:note-body></text:note></text:span><text:span text:style-name="Ninguno"><text:span text:style-name="T5"> Con los 50 temas que identificó MALLET, me quedé con una tabla de 50 filas y 492 columnas. Esta tabla la procesé igual que la de frecuencias relativas y resultó la gráfica de la figura ["tema</text:span></text:span><text:change text:change-id="ct94660578300512"/><text:span text:style-name="Ninguno"><text:span text:style-name="T5">.png"].</text:span></text:span></text:p>
      <text:p text:style-name="P34"><text:span text:style-name="Ninguno"><text:span text:style-name="T5">[["tem</text:span></text:span><text:change text:change-id="ct94660545505104"/><text:change-start text:change-id="ct94660579293008"/><text:span text:style-name="Ninguno"><text:span text:style-name="T14">a</text:span></text:span><text:change-end text:change-id="ct94660579293008"/><text:span text:style-name="Ninguno"><text:span text:style-name="T5">.png"]]</text:span></text:span><text:change-start text:change-id="ct94660510968432"/><text:span text:style-name="Ninguno"><text:span text:style-name="T5"><text:tab/></text:span></text:span><text:change-end text:change-id="ct94660510968432"/><text:change-start text:change-id="ct94660582013216"/></text:p>
      <text:p text:style-name="P34"><text:span text:style-name="Ninguno"><text:span text:style-name="T5">En este capítulo quedan detallados los pasos que conformaron la etapa inicial de mi investigación: a saber, [¿?] la recopilación de datos y su procesamiento para obtener las dos gráficas. Las gráficas visualizan qué tan parecidos entre sí fueron los trabajos de cada año, tomando en cuenta el estilo para una y los temas para la otra. La otra parte importante de este primer capítulo es la catalogación [¿?] de los scripts que escribí, que hice con el objetivo de hacer la reproducción de esta investigación, o la realización de investigaciones parecidas, lo más fácil posible. Todo bien [¿?] con la metodología y los resultados, pero, ¿y luego qué? En el capítulo siguiente voy a explorar qué significan estos resultados. [CHANCE ALGO MÁS GANCHOSO? NO SÉ]</text:span></text:span><text:change-end text:change-id="ct94660582013216"/><text:change text:change-id="ct94660486621040"/></text:p>
      <text:p text:style-name="P23"><text:span text:style-name="Ninguno"><text:span text:style-name="T5">Bibliografía</text:span></text:span><text:change text:change-id="ct94660486621632"/></text:p>
      <text:p text:style-name="P2"><text:span text:style-name="Ninguno"><text:span text:style-name="T5">Binongo, José Nilo G. </text:span></text:span><text:change text:change-id="ct94660486652752"/><text:change text:change-id="ct94660486652512"/><text:change-start text:change-id="ct94660486652992"/><text:span text:style-name="Ninguno"><text:span text:style-name="T41">"</text:span></text:span><text:change-end text:change-id="ct94660486652992"/><text:span text:style-name="Ninguno"><text:span text:style-name="T5">Who Wrote the 15th Book of Oz? An Application of Multivariate Analysis to Authorship Attribution</text:span></text:span><text:change text:change-id="ct94660486653472"/><text:change text:change-id="ct94660486653232"/><text:change-start text:change-id="ct94660486658480"/><text:span text:style-name="Ninguno"><text:span text:style-name="T41">"</text:span></text:span><text:change-end text:change-id="ct94660486658480"/><text:span text:style-name="Ninguno"><text:span text:style-name="T5">. </text:span></text:span><text:span text:style-name="Ninguno"><text:span text:style-name="T15">CHANCE</text:span></text:span><text:span text:style-name="Ninguno"><text:span text:style-name="T5">, vol. 16, no. 2, Mar. 2003, pp. 9–17.</text:span></text:span></text:p>
      <text:p text:style-name="P2"><text:span text:style-name="Ninguno"><text:span text:style-name="T5">Blei, David M. </text:span></text:span><text:change text:change-id="ct94660486659664"/><text:change text:change-id="ct94660486659424"/><text:change-start text:change-id="ct94660486659904"/><text:span text:style-name="Ninguno"><text:span text:style-name="T41">"</text:span></text:span><text:change-end text:change-id="ct94660486659904"/><text:span text:style-name="Ninguno"><text:span text:style-name="T5">Probabilistic Topic Models</text:span></text:span><text:change text:change-id="ct94660486674640"/><text:change text:change-id="ct94660486660144"/><text:change-start text:change-id="ct94660486674880"/><text:span text:style-name="Ninguno"><text:span text:style-name="T41">"</text:span></text:span><text:change-end text:change-id="ct94660486674880"/><text:span text:style-name="Ninguno"><text:span text:style-name="T5">. </text:span></text:span><text:span text:style-name="Ninguno"><text:span text:style-name="T15">Communications of the ACM</text:span></text:span><text:span text:style-name="Ninguno"><text:span text:style-name="T5">, vol. 55, no. 4, Apr. 2012, pp. 77–84.</text:span></text:span></text:p>
      <text:p text:style-name="P7"><text:change text:change-id="ct94660486675952"/><text:change text:change-id="ct94660486675712"/><text:change-start text:change-id="ct94660486676192"/><text:span text:style-name="Ninguno"><text:span text:style-name="T46">"</text:span></text:span><text:change-end text:change-id="ct94660486676192"/><text:span text:style-name="Ninguno"><text:span text:style-name="T59">Converting a PDF file to text</text:span></text:span><text:change text:change-id="ct94660486645360"/><text:change text:change-id="ct94660486591872"/><text:change-start text:change-id="ct94660486120768"/><text:span text:style-name="Ninguno"><text:span text:style-name="T46">"</text:span></text:span><text:change-end text:change-id="ct94660486120768"/><text:span text:style-name="Ninguno"><text:span text:style-name="T59">. </text:span></text:span><text:span text:style-name="Ninguno"><text:span text:style-name="T60">Pdfminersix</text:span></text:span><text:span text:style-name="Ninguno"><text:span text:style-name="T59">, </text:span></text:span></text:p>
      <text:p text:style-name="P7"><text:span text:style-name="Ninguno"><text:span text:style-name="T57">pdfminersix.readthedocs.io/en/latest/topic/converting_pdf_to_text.html, accesado el 12 septiembre 2024.</text:span></text:span><text:change-start text:change-id="ct94660486864144"/></text:p>
      <text:p text:style-name="P8"><text:span text:style-name="Ninguno"><text:span text:style-name="T58">Gonzalez García, Luis Manuel. </text:span></text:span><text:span text:style-name="Ninguno"><text:span text:style-name="T2">"Propuesta de lecciones-muestra para la enseñanza de la comprensión de lectura en inglés en el marco de la ENA". </text:span></text:span><text:span text:style-name="Ninguno"><text:span text:style-name="T3">TESIUNAM</text:span></text:span><text:span text:style-name="Ninguno"><text:span text:style-name="T4">, 2006.</text:span></text:span><text:change-end text:change-id="ct94660486864144"/></text:p>
      <text:p text:style-name="P2"><text:span text:style-name="Ninguno"><text:span text:style-name="T52">Hallebeek, Jos. </text:span></text:span><text:change text:change-id="ct94660486182016"/><text:change text:change-id="ct94660486832288"/><text:change-start text:change-id="ct94660486617888"/><text:span text:style-name="Ninguno"><text:span text:style-name="T41">"</text:span></text:span><text:change-end text:change-id="ct94660486617888"/><text:span text:style-name="Ninguno"><text:span text:style-name="T52">Las palabras funcionales del español</text:span></text:span><text:change-start text:change-id="ct94660486674208"/><text:span text:style-name="Ninguno"><text:span text:style-name="T52">"</text:span></text:span><text:change-end text:change-id="ct94660486674208"/><text:change text:change-id="ct94660486630336"/><text:span text:style-name="Ninguno"><text:span text:style-name="T52">. </text:span></text:span><text:span text:style-name="Ninguno"><text:span text:style-name="T53">Boletín AEPE,</text:span></text:span><text:span text:style-name="Ninguno"><text:span text:style-name="T52"> no. 34-35, pp. 205-216.</text:span></text:span></text:p>
      <text:p text:style-name="P2"><text:bookmark text:name="docsinternalguida98f73a77fff27a6a8"/><text:span text:style-name="Ninguno"><text:span text:style-name="T5">Jockers, Matthew. </text:span></text:span><text:span text:style-name="Ninguno"><text:span text:style-name="T15">Macroanalysis</text:span></text:span><text:span text:style-name="Ninguno"><text:span text:style-name="T5">. University of Illinois Press, 2013.</text:span></text:span></text:p>
      <text:p text:style-name="P2"><text:span text:style-name="Ninguno"><text:span text:style-name="T5">Koppel, Moshe, et al. "Computational Methods in Authorship Attribution". </text:span></text:span><text:span text:style-name="Ninguno"><text:span text:style-name="T15">Journal of the American Society for Information Science and Technology</text:span></text:span><text:span text:style-name="Ninguno"><text:span text:style-name="T5">, vol. 60, no. 1, Jan. 2009, pp. 9–26.</text:span></text:span><text:change-start text:change-id="ct94660486623920"/></text:p>
      <text:p text:style-name="P3"><text:span text:style-name="Ninguno"><text:span text:style-name="T11">López Ricoy, Antonieta. </text:span></text:span><text:change-end text:change-id="ct94660486623920"/><text:change-start text:change-id="ct94660486861840"/><text:span text:style-name="Ninguno"><text:span text:style-name="T11">"El género policíaco y el gótico dentro de </text:span></text:span><text:span text:style-name="Ninguno"><text:span text:style-name="T17">The Virgin Suicides</text:span></text:span><text:span text:style-name="Ninguno"><text:span text:style-name="T21"> de Jeffrey Eugenides</text:span></text:span><text:change-end text:change-id="ct94660486861840"/><text:change-start text:change-id="ct94660486862080"/><text:span text:style-name="Ninguno"><text:span text:style-name="T21">". </text:span></text:span><text:span text:style-name="Ninguno"><text:span text:style-name="T17">TESIUNAM</text:span></text:span><text:span text:style-name="Ninguno"><text:span text:style-name="T21">, 2011.</text:span></text:span><text:change-end text:change-id="ct94660486862080"/><text:change-start text:change-id="ct94660486861440"/></text:p>
      <text:p text:style-name="P5"><text:span text:style-name="Ninguno"><text:span text:style-name="T23">Ruvalcaba González, Erika. "The song and the water: el mar, la narración y la vida en </text:span></text:span><text:span text:style-name="Ninguno"><text:span text:style-name="T19">The Waves</text:span></text:span><text:span text:style-name="Ninguno"><text:span text:style-name="T23">, de Virginia Woolf". </text:span></text:span><text:span text:style-name="Ninguno"><text:span text:style-name="T19">TESIUNAM</text:span></text:span><text:span text:style-name="Ninguno"><text:span text:style-name="T23">,</text:span></text:span><text:span text:style-name="Ninguno"><text:span text:style-name="T19"> </text:span></text:span><text:span text:style-name="Ninguno"><text:span text:style-name="T23">2015.</text:span></text:span><text:change-end text:change-id="ct94660486861440"/><text:change-start text:change-id="ct94660486776800"/></text:p>
      <text:p text:style-name="P4"><text:span text:style-name="Ninguno"><text:span text:style-name="T22">Tamorga Lomelí, Ximena. "Metanarrativas y el emtramado [sic] en </text:span></text:span><text:span text:style-name="Ninguno"><text:span text:style-name="T18">Enduring Love</text:span></text:span><text:span text:style-name="Ninguno"><text:span text:style-name="T22"> de Ian Mcewan"</text:span></text:span><text:change-end text:change-id="ct94660486776800"/><text:change-start text:change-id="ct94660486777280"/><text:span text:style-name="Ninguno"><text:span text:style-name="T22">. </text:span></text:span><text:span text:style-name="Ninguno"><text:span text:style-name="T18">TESIUNAM</text:span></text:span><text:span text:style-name="Ninguno"><text:span text:style-name="T22">. 2021.</text:span></text:span><text:change-end text:change-id="ct94660486777280"/></text:p>
      <text:p text:style-name="P6"><text:change-start text:change-id="ct94660486856784"/>Torres Gutiérrez, Cristian <text:span text:style-name="Ninguno"><text:span text:style-name="T48">Miguel. </text:span></text:span><text:span text:style-name="Ninguno"><text:span text:style-name="T47">"</text:span></text:span><text:span text:style-name="Ninguno"><text:span text:style-name="T48">"A speaking eye": el discurso pictórico en Hero and </text:span></text:span><text:span text:style-name="Ninguno"><text:span text:style-name="T47">L</text:span></text:span><text:span text:style-name="Ninguno"><text:span text:style-name="T48">eander de Christopher Marlowe</text:span></text:span><text:change-end text:change-id="ct94660486856784"/><text:change-start text:change-id="ct94660486649728"/><text:span text:style-name="Ninguno"><text:span text:style-name="T47">". </text:span></text:span><text:span text:style-name="Ninguno"><text:span text:style-name="T49">TESIUNAM</text:span></text:span><text:span text:style-name="Ninguno"><text:span text:style-name="T47">, 2017.</text:span></text:span><text:change-end text:change-id="ct946604866497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Courier New" svg:font-family="'Courier New'"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Arial Unicode MS"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false" style:font-name-asian="Arial Unicode MS"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default-outline-level="" style:class="text">
      <loext:graphic-properties draw:fill="none" draw:fill-color="#ffffff"/>
      <style:paragraph-properties fo:margin-left="0in" fo:margin-right="0in" fo:margin-top="0in" fo:margin-bottom="0.0972in" loext:contextual-spacing="false" fo:line-height="115%" fo:text-align="start" style:justify-single-word="false" fo:keep-together="auto" fo:orphans="2" fo:widows="2" fo:hyphenation-ladder-count="no-limit" fo:text-indent="0in" style:auto-text-indent="false" fo:break-before="auto" fo:break-after="auto" fo:background-color="transparent"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language-asian="zh" style:country-asian="CN" style:font-style-asian="normal" style:font-weight-asian="normal" style:font-name-complex="Arial Unicode MS" style:font-family-complex="'Arial Unicode MS'" style:font-family-generic-complex="system" style:font-pitch-complex="variable" style:font-size-complex="12pt" style:language-complex="hi" style:country-complex="IN" style:font-style-complex="normal" style:font-weight-complex="normal" style:text-scale="100%" style:font-relief="none" text:display="true"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next-style-name="Text_20_body" style:default-outline-level="1" style:list-style-name=""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keep-with-next="always"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letter-spacing="normal" fo:language="en" fo:country="US" fo:font-style="normal" style:text-underline-style="none" fo:font-weight="bold" style:letter-kerning="true" fo:background-color="transparent" style:font-name-asian="Arial Unicode MS" style:font-family-asian="'Arial Unicode MS'" style:font-family-generic-asian="system" style:font-pitch-asian="variable" style:font-size-asian="24pt" style:language-asian="zh" style:country-asian="CN" style:font-style-asian="normal" style:font-weight-asian="bold" style:font-name-complex="Arial Unicode MS" style:font-family-complex="'Arial Unicode MS'" style:font-family-generic-complex="system" style:font-pitch-complex="variable" style:font-size-complex="24pt" style:language-complex="hi" style:country-complex="IN" style:font-style-complex="normal" style:font-weight-complex="bold" style:text-scale="100%" style:font-relief="none" text:display="true" fo:hyphenate="false" fo:hyphenation-remain-char-count="2" fo:hyphenation-push-char-count="2" loext:hyphenation-no-caps="false"/>
    </style:style>
    <style:style style:name="Encabezado_20_y_20_pie" style:display-name="Encabezado y pie"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language-asian="zh" style:country-asian="CN" style:font-style-asian="normal" style:font-weight-asian="normal" style:font-name-complex="Arial Unicode MS" style:font-family-complex="'Arial Unicode MS'"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loext:hyphenation-no-caps="false"/>
    </style:style>
    <style:style style:name="Predeterminado" style:family="paragraph" style:default-outline-level="">
      <loext:graphic-properties draw:fill="none" draw:fill-color="#ffffff"/>
      <style:paragraph-properties fo:margin-left="0in" fo:margin-right="0in" fo:margin-top="0.111in" fo:margin-bottom="0in" loext:contextual-spacing="false" fo:line-height="120%" fo:text-align="start" style:justify-single-word="false" fo:keep-together="auto" fo:orphans="2" fo:widows="2" fo:hyphenation-ladder-count="no-limit" fo:text-indent="0in" style:auto-text-indent="false" fo:break-before="auto" fo:break-after="auto" fo:background-color="transparent"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Helvetica Neue1" style:font-family-asian="'Helvetica Neue'" style:font-family-generic-asian="system" style:font-pitch-asian="variable" style:font-size-asian="12pt" style:language-asian="zh" style:country-asian="CN" style:font-style-asian="normal" style:font-weight-asian="normal" style:font-name-complex="Helvetica Neue1" style:font-family-complex="'Helvetica Neue'"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loext:hyphenation-no-caps="false"/>
    </style:style>
    <style:style style:name="Footnote" style:family="paragraph" style:default-outline-level="" style:class="extra">
      <loext:graphic-properties draw:fill="none" draw:fill-color="#ffffff"/>
      <style:paragraph-properties fo:margin-left="0.2354in" fo:margin-right="0in" fo:margin-top="0in" fo:margin-bottom="0in" loext:contextual-spacing="false" fo:line-height="100%" fo:text-align="start" style:justify-single-word="false" fo:keep-together="auto" fo:orphans="2" fo:widows="2" fo:hyphenation-ladder-count="no-limit" fo:text-indent="-0.2354in" style:auto-text-indent="false" fo:break-before="auto" fo:break-after="auto" fo:background-color="transparent"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true" fo:background-color="transparent" style:font-name-asian="Times New Roman1" style:font-family-asian="'Times New Roman'" style:font-family-generic-asian="system" style:font-pitch-asian="variable" style:font-size-asian="10pt" style:language-asian="zh" style:country-asian="CN"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text-scale="100%" style:font-relief="none" text:display="true" fo:hyphenate="false" fo:hyphenation-remain-char-count="2" fo:hyphenation-push-char-count="2" loext:hyphenation-no-caps="false"/>
    </style:style>
    <style:style style:name="Cuerpo"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style:rfc-language-tag="es-ES-u-co-trad" fo:language="es" fo:country="ES"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language-asian="zh" style:country-asian="CN" style:font-style-asian="normal" style:font-weight-asian="normal" style:font-name-complex="Arial Unicode MS" style:font-family-complex="'Arial Unicode MS'" style:font-family-generic-complex="system" style:font-pitch-complex="variable" style:font-size-complex="12pt" style:language-complex="hi" style:country-complex="IN" style:font-style-complex="normal" style:font-weight-complex="normal" style:text-scale="100%" style:font-relief="none" text:display="true"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Ninguno" style:family="text">
      <style:text-properties style:rfc-language-tag="es-ES-u-co-trad" fo:language="es" fo:country="ES"/>
    </style:style>
    <style:style style:name="Enlace" style:family="text">
      <style:text-properties fo:color="#000080" style:text-outline="false" style:text-underline-style="solid" style:text-underline-width="auto" style:text-underline-color="#000080"/>
    </style:style>
    <style:style style:name="Hyperlink.0" style:family="text" style:parent-style-name="Enlace">
      <style:text-properties fo:language="en" fo:country="US"/>
    </style:style>
    <style:style style:name="Footnote_20_anchor" style:display-name="Footnote anchor" style:family="text" style:parent-style-name="Ninguno">
      <style:text-properties style:text-position="super 58%"/>
    </style:style>
    <style:style style:name="Hyperlink.1" style:family="text" style:parent-style-name="Enlace">
      <style:text-properties style:rfc-language-tag="es-ES-u-co-trad" fo:language="es" fo:country="ES"/>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_20_y_20_pie">
      <style:paragraph-properties style:writing-mode="lr-tb"/>
    </style:style>
    <style:page-layout style:name="Mpm1">
      <style:page-layout-properties fo:page-width="8.5in" fo:page-height="11in" style:num-format="1" style:print-orientation="portrait" fo:margin-top="0in" fo:margin-bottom="0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1"/>
      </style:footer>
    </style:master-page>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dc:date>2025-01-16T14:50:23.227490831</dc:date>
    <meta:editing-cycles>34</meta:editing-cycles>
    <meta:editing-duration>PT2H52M49S</meta:editing-duration>
    <meta:generator>LibreOffice/6.4.7.2$Linux_X86_64 LibreOffice_project/40$Build-2</meta:generator>
    <meta:document-statistic meta:table-count="0" meta:image-count="0" meta:object-count="1" meta:page-count="18" meta:paragraph-count="84" meta:word-count="6125" meta:character-count="37092" meta:non-whitespace-character-count="31026"/>
  </office:meta>
</office:document-meta>
</file>

<file path=Object 2/content.xml><?xml version="1.0" encoding="utf-8"?>
<math xmlns="http://www.w3.org/1998/Math/MathML" display="block">
  <semantics>
    <mrow>
      <msqrt>
        <mrow>
          <msup>
            <mrow>
              <mo fence="true" stretchy="true">(</mo>
              <mrow>
                <mrow>
                  <mn>4.42</mn>
                  <mi>−</mi>
                  <mn>5.01</mn>
                </mrow>
              </mrow>
              <mo fence="true" stretchy="true">)</mo>
            </mrow>
            <mn>2</mn>
          </msup>
          <mo stretchy="false">+</mo>
          <msup>
            <mrow>
              <mo fence="true" stretchy="true">(</mo>
              <mrow>
                <mrow>
                  <mn>3.35</mn>
                  <mi>−</mi>
                  <mn>4.39</mn>
                </mrow>
              </mrow>
              <mo fence="true" stretchy="true">)</mo>
            </mrow>
            <mn>2</mn>
          </msup>
        </mrow>
      </msqrt>
      <mo stretchy="false">=</mo>
      <mn>1.1957</mn>
    </mrow>
    <annotation encoding="StarMath 5.0">sqrt {{left (4.42 − 5.01 right )} ^ {2} + {left (3.35 − 4.39 right )} ^ {2}} = 1.1957</annotation>
  </semantics>
</math>
</file>